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 style:data-style-name="N118"/>
    <style:style style:name="ce17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60"/>
    <style:style style:name="ce22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3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7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9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none" fo:border-top="0.0008in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7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8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39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2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60">
      <style:table-cell-properties fo:border="none"/>
    </style:style>
    <style:style style:name="ce44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008in solid #000000" fo:border-top="0.0008in solid #000000"/>
    </style:style>
    <style:style style:name="ce47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ce21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 Perturbation study, based on space dx=0.005,supLen=0.025, CONTINUITY density, leapfrog , simu time~0.2 </text:p>
          </table:table-cell>
          <table:covered-table-cell table:style-name="ce17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7"/>
          <table:table-cell table:number-columns-repeated="2"/>
          <table:table-cell table:style-name="ce30"/>
          <table:table-cell table:style-name="ce33"/>
          <table:table-cell table:number-columns-repeated="2"/>
          <table:table-cell table:style-name="ce30"/>
          <table: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8" office:value-type="string" table:number-columns-spanned="27" table:number-rows-spanned="1">
            <text:p>Perturbation 0.0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3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number-columns-repeated="856"/>
        </table:table-row>
        <table:table-row table:style-name="ro1">
          <table:table-cell table:style-name="ce4" office:value-type="string">
            <text:p>realis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 table:number-columns-repeated="856"/>
        </table:table-row>
        <table:table-row table:style-name="ro1">
          <table:table-cell table:style-name="ce5"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856"/>
        </table:table-row>
        <table:table-row table:style-name="ro1">
          <table:table-cell table:style-name="ce6" office:value-type="float" office:value="1">
            <text:p>1</text:p>
          </table:table-cell>
          <table:table-cell office:value-type="float" office:value="0.00669681">
            <text:p>6.70E-003</text:p>
          </table:table-cell>
          <table:table-cell office:value-type="float" office:value="0.0186777">
            <text:p>1.87E-002</text:p>
          </table:table-cell>
          <table:table-cell office:value-type="float" office:value="0.0116541">
            <text:p>1.17E-002</text:p>
          </table:table-cell>
          <table:table-cell table:style-name="ce21" office:value-type="float" office:value="0.0136676">
            <text:p>1.37E-002</text:p>
          </table:table-cell>
          <table:table-cell office:value-type="float" office:value="0.0619946">
            <text:p>6.20E-002</text:p>
          </table:table-cell>
          <table:table-cell office:value-type="float" office:value="0.0350607">
            <text:p>3.51E-002</text:p>
          </table:table-cell>
          <table:table-cell office:value-type="float" office:value="0.0740052">
            <text:p>7.40E-002</text:p>
          </table:table-cell>
          <table:table-cell table:style-name="ce21" office:value-type="float" office:value="0.540851">
            <text:p>5.41E-001</text:p>
          </table:table-cell>
          <table:table-cell table:style-name="ce36" office:value-type="float" office:value="0.333875">
            <text:p>3.34E-001</text:p>
          </table:table-cell>
          <table:table-cell table:style-name="ce39" office:value-type="float" office:value="0.00373543">
            <text:p>3.74E-003</text:p>
          </table:table-cell>
          <table:table-cell office:value-type="float" office:value="0.00676223">
            <text:p>6.76E-003</text:p>
          </table:table-cell>
          <table:table-cell office:value-type="float" office:value="0.00242557">
            <text:p>2.43E-003</text:p>
          </table:table-cell>
          <table:table-cell table:style-name="ce21" office:value-type="float" office:value="0.00505828">
            <text:p>5.06E-003</text:p>
          </table:table-cell>
          <table:table-cell table:style-name="ce21" office:value-type="float" office:value="0.0122537">
            <text:p>1.23E-002</text:p>
          </table:table-cell>
          <table:table-cell table:style-name="ce21" office:value-type="float" office:value="0.00343746">
            <text:p>3.44E-003</text:p>
          </table:table-cell>
          <table:table-cell table:style-name="ce21" office:value-type="float" office:value="0.0108069">
            <text:p>1.08E-002</text:p>
          </table:table-cell>
          <table:table-cell table:style-name="ce21" office:value-type="float" office:value="0.0326719">
            <text:p>3.27E-002</text:p>
          </table:table-cell>
          <table:table-cell table:style-name="ce36" office:value-type="float" office:value="0.00765852">
            <text:p>7.66E-003</text:p>
          </table:table-cell>
          <table:table-cell table:style-name="ce39" office:value-type="float" office:value="0.00223115">
            <text:p>2.23E-003</text:p>
          </table:table-cell>
          <table:table-cell table:style-name="ce21" office:value-type="float" office:value="0.00564171">
            <text:p>5.64E-003</text:p>
          </table:table-cell>
          <table:table-cell table:style-name="ce21" office:value-type="float" office:value="0.00544572">
            <text:p>5.45E-003</text:p>
          </table:table-cell>
          <table:table-cell table:style-name="ce21" office:value-type="float" office:value="0.00261621">
            <text:p>2.62E-003</text:p>
          </table:table-cell>
          <table:table-cell table:style-name="ce21" office:value-type="float" office:value="0.00972512">
            <text:p>9.73E-003</text:p>
          </table:table-cell>
          <table:table-cell table:style-name="ce21" office:value-type="float" office:value="0.00762751">
            <text:p>7.63E-003</text:p>
          </table:table-cell>
          <table:table-cell table:style-name="ce21" office:value-type="float" office:value="0.00487598">
            <text:p>4.88E-003</text:p>
          </table:table-cell>
          <table:table-cell table:style-name="ce21" office:value-type="float" office:value="0.0338098">
            <text:p>3.38E-002</text:p>
          </table:table-cell>
          <table:table-cell table:style-name="ce36" office:value-type="float" office:value="0.0197698">
            <text:p>1.98E-002</text:p>
          </table:table-cell>
          <table:table-cell/>
          <table:table-cell table:style-name="ce21" office:value-type="float" office:value="0.00708109">
            <text:p>7.08E-003</text:p>
          </table:table-cell>
          <table:table-cell table:style-name="ce21" office:value-type="float" office:value="0.0189272">
            <text:p>1.89E-002</text:p>
          </table:table-cell>
          <table:table-cell table:style-name="ce21" office:value-type="float" office:value="0.0107491">
            <text:p>1.07E-002</text:p>
          </table:table-cell>
          <table:table-cell table:style-name="ce21" office:value-type="float" office:value="0.0152623">
            <text:p>1.53E-002</text:p>
          </table:table-cell>
          <table:table-cell table:style-name="ce21" office:value-type="float" office:value="0.0630619">
            <text:p>6.31E-002</text:p>
          </table:table-cell>
          <table:table-cell table:style-name="ce21" office:value-type="float" office:value="0.0270103">
            <text:p>2.70E-002</text:p>
          </table:table-cell>
          <table:table-cell table:style-name="ce21" office:value-type="float" office:value="0.107547">
            <text:p>1.08E-001</text:p>
          </table:table-cell>
          <table:table-cell table:style-name="ce21" office:value-type="float" office:value="0.555538">
            <text:p>5.56E-001</text:p>
          </table:table-cell>
          <table:table-cell table:style-name="ce36" office:value-type="float" office:value="0.154347">
            <text:p>1.54E-001</text:p>
          </table:table-cell>
          <table:table-cell table:style-name="ce39" office:value-type="float" office:value="0.00345329">
            <text:p>3.45E-003</text:p>
          </table:table-cell>
          <table:table-cell table:style-name="ce21" office:value-type="float" office:value="0.00595433">
            <text:p>5.95E-003</text:p>
          </table:table-cell>
          <table:table-cell table:style-name="ce21" office:value-type="float" office:value="0.00251516">
            <text:p>2.52E-003</text:p>
          </table:table-cell>
          <table:table-cell table:style-name="ce21" office:value-type="float" office:value="0.00503648">
            <text:p>5.04E-003</text:p>
          </table:table-cell>
          <table:table-cell table:style-name="ce21" office:value-type="float" office:value="0.00986437">
            <text:p>9.86E-003</text:p>
          </table:table-cell>
          <table:table-cell table:style-name="ce21" office:value-type="float" office:value="0.00336294">
            <text:p>3.36E-003</text:p>
          </table:table-cell>
          <table:table-cell table:style-name="ce21" office:value-type="float" office:value="0.0110692">
            <text:p>1.11E-002</text:p>
          </table:table-cell>
          <table:table-cell table:style-name="ce21" office:value-type="float" office:value="0.0228414">
            <text:p>2.28E-002</text:p>
          </table:table-cell>
          <table:table-cell table:style-name="ce36" office:value-type="float" office:value="0.00632123">
            <text:p>6.32E-003</text:p>
          </table:table-cell>
          <table:table-cell table:style-name="ce39" office:value-type="float" office:value="0.00259531">
            <text:p>2.60E-003</text:p>
          </table:table-cell>
          <table:table-cell table:style-name="ce21" office:value-type="float" office:value="0.00610209">
            <text:p>6.10E-003</text:p>
          </table:table-cell>
          <table:table-cell table:style-name="ce21" office:value-type="float" office:value="0.00588532">
            <text:p>5.89E-003</text:p>
          </table:table-cell>
          <table:table-cell table:style-name="ce21" office:value-type="float" office:value="0.00291787">
            <text:p>2.92E-003</text:p>
          </table:table-cell>
          <table:table-cell table:style-name="ce21" office:value-type="float" office:value="0.0105744">
            <text:p>1.06E-002</text:p>
          </table:table-cell>
          <table:table-cell table:style-name="ce21" office:value-type="float" office:value="0.00805338">
            <text:p>8.05E-003</text:p>
          </table:table-cell>
          <table:table-cell table:style-name="ce21" office:value-type="float" office:value="0.00526224">
            <text:p>5.26E-003</text:p>
          </table:table-cell>
          <table:table-cell table:style-name="ce21" office:value-type="float" office:value="0.0356617">
            <text:p>3.57E-002</text:p>
          </table:table-cell>
          <table:table-cell table:style-name="ce36" office:value-type="float" office:value="0.0212235">
            <text:p>2.12E-002</text:p>
          </table:table-cell>
          <table:table-cell/>
          <table:table-cell table:style-name="ce21" office:value-type="float" office:value="0.00701529">
            <text:p>7.02E-003</text:p>
          </table:table-cell>
          <table:table-cell table:style-name="ce21" office:value-type="float" office:value="0.0193853">
            <text:p>1.94E-002</text:p>
          </table:table-cell>
          <table:table-cell table:style-name="ce21" office:value-type="float" office:value="0.0108269">
            <text:p>1.08E-002</text:p>
          </table:table-cell>
          <table:table-cell table:style-name="ce21" office:value-type="float" office:value="0.0152239">
            <text:p>1.52E-002</text:p>
          </table:table-cell>
          <table:table-cell table:style-name="ce21" office:value-type="float" office:value="0.0625444">
            <text:p>6.25E-002</text:p>
          </table:table-cell>
          <table:table-cell table:style-name="ce21" office:value-type="float" office:value="0.0267246">
            <text:p>2.67E-002</text:p>
          </table:table-cell>
          <table:table-cell table:style-name="ce21" office:value-type="float" office:value="0.107322">
            <text:p>1.07E-001</text:p>
          </table:table-cell>
          <table:table-cell table:style-name="ce21" office:value-type="float" office:value="0.546316">
            <text:p>5.46E-001</text:p>
          </table:table-cell>
          <table:table-cell table:style-name="ce36" office:value-type="float" office:value="0.15447">
            <text:p>1.54E-001</text:p>
          </table:table-cell>
          <table:table-cell table:style-name="ce39" office:value-type="float" office:value="0.00326531">
            <text:p>3.27E-003</text:p>
          </table:table-cell>
          <table:table-cell table:style-name="ce21" office:value-type="float" office:value="0.00698799">
            <text:p>6.99E-003</text:p>
          </table:table-cell>
          <table:table-cell table:style-name="ce21" office:value-type="float" office:value="0.00261603">
            <text:p>2.62E-003</text:p>
          </table:table-cell>
          <table:table-cell table:style-name="ce21" office:value-type="float" office:value="0.00465247">
            <text:p>4.65E-003</text:p>
          </table:table-cell>
          <table:table-cell table:style-name="ce21" office:value-type="float" office:value="0.0100879">
            <text:p>1.01E-002</text:p>
          </table:table-cell>
          <table:table-cell table:style-name="ce21" office:value-type="float" office:value="0.0035023">
            <text:p>3.50E-003</text:p>
          </table:table-cell>
          <table:table-cell table:style-name="ce21" office:value-type="float" office:value="0.00976004">
            <text:p>9.76E-003</text:p>
          </table:table-cell>
          <table:table-cell table:style-name="ce21" office:value-type="float" office:value="0.0242865">
            <text:p>2.43E-002</text:p>
          </table:table-cell>
          <table:table-cell table:style-name="ce36" office:value-type="float" office:value="0.00595813">
            <text:p>5.96E-003</text:p>
          </table:table-cell>
          <table:table-cell table:style-name="ce39" office:value-type="float" office:value="0.00265754">
            <text:p>2.66E-003</text:p>
          </table:table-cell>
          <table:table-cell table:style-name="ce21" office:value-type="float" office:value="0.00593643">
            <text:p>5.94E-003</text:p>
          </table:table-cell>
          <table:table-cell table:style-name="ce21" office:value-type="float" office:value="0.00639184">
            <text:p>6.39E-003</text:p>
          </table:table-cell>
          <table:table-cell table:style-name="ce21" office:value-type="float" office:value="0.00304647">
            <text:p>3.05E-003</text:p>
          </table:table-cell>
          <table:table-cell table:style-name="ce21" office:value-type="float" office:value="0.00996342">
            <text:p>9.96E-003</text:p>
          </table:table-cell>
          <table:table-cell table:style-name="ce21" office:value-type="float" office:value="0.00855344">
            <text:p>8.55E-003</text:p>
          </table:table-cell>
          <table:table-cell table:style-name="ce21" office:value-type="float" office:value="0.00574252">
            <text:p>5.74E-003</text:p>
          </table:table-cell>
          <table:table-cell table:style-name="ce21" office:value-type="float" office:value="0.0332455">
            <text:p>3.32E-002</text:p>
          </table:table-cell>
          <table:table-cell table:style-name="ce36" office:value-type="float" office:value="0.0203518">
            <text:p>2.04E-002</text:p>
          </table:table-cell>
          <table:table-cell/>
          <table:table-cell table:style-name="ce21" office:value-type="float" office:value="0.00689662">
            <text:p>6.90E-003</text:p>
          </table:table-cell>
          <table:table-cell table:style-name="ce21" office:value-type="float" office:value="0.0193241">
            <text:p>1.93E-002</text:p>
          </table:table-cell>
          <table:table-cell table:style-name="ce21" office:value-type="float" office:value="0.0122158">
            <text:p>1.22E-002</text:p>
          </table:table-cell>
          <table:table-cell table:style-name="ce21" office:value-type="float" office:value="0.0135634">
            <text:p>1.36E-002</text:p>
          </table:table-cell>
          <table:table-cell table:style-name="ce21" office:value-type="float" office:value="0.0650864">
            <text:p>6.51E-002</text:p>
          </table:table-cell>
          <table:table-cell table:style-name="ce21" office:value-type="float" office:value="0.0337761">
            <text:p>3.38E-002</text:p>
          </table:table-cell>
          <table:table-cell table:style-name="ce21" office:value-type="float" office:value="0.0714985">
            <text:p>7.15E-002</text:p>
          </table:table-cell>
          <table:table-cell table:style-name="ce21" office:value-type="float" office:value="0.57531">
            <text:p>5.75E-001</text:p>
          </table:table-cell>
          <table:table-cell table:style-name="ce36" office:value-type="float" office:value="0.309444">
            <text:p>3.09E-001</text:p>
          </table:table-cell>
          <table:table-cell table:style-name="ce39" office:value-type="float" office:value="0.0034113">
            <text:p>3.41E-003</text:p>
          </table:table-cell>
          <table:table-cell table:style-name="ce21" office:value-type="float" office:value="0.00620051">
            <text:p>6.20E-003</text:p>
          </table:table-cell>
          <table:table-cell table:style-name="ce21" office:value-type="float" office:value="0.00259996">
            <text:p>2.60E-003</text:p>
          </table:table-cell>
          <table:table-cell table:style-name="ce21" office:value-type="float" office:value="0.00518132">
            <text:p>5.18E-003</text:p>
          </table:table-cell>
          <table:table-cell table:style-name="ce21" office:value-type="float" office:value="0.0100118">
            <text:p>1.00E-002</text:p>
          </table:table-cell>
          <table:table-cell table:style-name="ce21" office:value-type="float" office:value="0.00311807">
            <text:p>3.12E-003</text:p>
          </table:table-cell>
          <table:table-cell table:style-name="ce21" office:value-type="float" office:value="0.0104339">
            <text:p>1.04E-002</text:p>
          </table:table-cell>
          <table:table-cell table:style-name="ce21" office:value-type="float" office:value="0.0290497">
            <text:p>2.90E-002</text:p>
          </table:table-cell>
          <table:table-cell table:style-name="ce36" office:value-type="float" office:value="0.00670582">
            <text:p>6.71E-003</text:p>
          </table:table-cell>
          <table:table-cell table:style-name="ce39" office:value-type="float" office:value="0.00276518">
            <text:p>2.77E-003</text:p>
          </table:table-cell>
          <table:table-cell table:style-name="ce21" office:value-type="float" office:value="0.00636672">
            <text:p>6.37E-003</text:p>
          </table:table-cell>
          <table:table-cell table:style-name="ce21" office:value-type="float" office:value="0.00632079">
            <text:p>6.32E-003</text:p>
          </table:table-cell>
          <table:table-cell table:style-name="ce21" office:value-type="float" office:value="0.00311837">
            <text:p>3.12E-003</text:p>
          </table:table-cell>
          <table:table-cell table:style-name="ce21" office:value-type="float" office:value="0.0101547">
            <text:p>1.02E-002</text:p>
          </table:table-cell>
          <table:table-cell table:style-name="ce21" office:value-type="float" office:value="0.00873996">
            <text:p>8.74E-003</text:p>
          </table:table-cell>
          <table:table-cell table:style-name="ce21" office:value-type="float" office:value="0.00567782">
            <text:p>5.68E-003</text:p>
          </table:table-cell>
          <table:table-cell table:style-name="ce21" office:value-type="float" office:value="0.0347016">
            <text:p>3.47E-002</text:p>
          </table:table-cell>
          <table:table-cell table:style-name="ce36" office:value-type="float" office:value="0.0220051">
            <text:p>2.20E-002</text:p>
          </table:table-cell>
          <table:table-cell/>
          <table:table-cell table:style-name="ce21" office:value-type="float" office:value="0.00746054">
            <text:p>7.46E-003</text:p>
          </table:table-cell>
          <table:table-cell table:style-name="ce21" office:value-type="float" office:value="0.0189092">
            <text:p>1.89E-002</text:p>
          </table:table-cell>
          <table:table-cell table:style-name="ce21" office:value-type="float" office:value="0.0113764">
            <text:p>1.14E-002</text:p>
          </table:table-cell>
          <table:table-cell table:style-name="ce21" office:value-type="float" office:value="0.0153852">
            <text:p>1.54E-002</text:p>
          </table:table-cell>
          <table:table-cell table:style-name="ce21" office:value-type="float" office:value="0.0622644">
            <text:p>6.23E-002</text:p>
          </table:table-cell>
          <table:table-cell table:style-name="ce21" office:value-type="float" office:value="0.0273279">
            <text:p>2.73E-002</text:p>
          </table:table-cell>
          <table:table-cell table:style-name="ce21" office:value-type="float" office:value="0.102389">
            <text:p>1.02E-001</text:p>
          </table:table-cell>
          <table:table-cell table:style-name="ce21" office:value-type="float" office:value="0.542339">
            <text:p>5.42E-001</text:p>
          </table:table-cell>
          <table:table-cell table:style-name="ce36" office:value-type="float" office:value="0.153449">
            <text:p>1.53E-001</text:p>
          </table:table-cell>
          <table:table-cell table:style-name="ce39" office:value-type="float" office:value="0.00341011">
            <text:p>3.41E-003</text:p>
          </table:table-cell>
          <table:table-cell table:style-name="ce21" office:value-type="float" office:value="0.00604558">
            <text:p>6.05E-003</text:p>
          </table:table-cell>
          <table:table-cell table:style-name="ce21" office:value-type="float" office:value="0.00187599">
            <text:p>1.88E-003</text:p>
          </table:table-cell>
          <table:table-cell table:style-name="ce21" office:value-type="float" office:value="0.00488267">
            <text:p>4.88E-003</text:p>
          </table:table-cell>
          <table:table-cell table:style-name="ce21" office:value-type="float" office:value="0.010068">
            <text:p>1.01E-002</text:p>
          </table:table-cell>
          <table:table-cell table:style-name="ce21" office:value-type="float" office:value="0.00228207">
            <text:p>2.28E-003</text:p>
          </table:table-cell>
          <table:table-cell table:style-name="ce21" office:value-type="float" office:value="0.0120098">
            <text:p>1.20E-002</text:p>
          </table:table-cell>
          <table:table-cell table:style-name="ce21" office:value-type="float" office:value="0.0301214">
            <text:p>3.01E-002</text:p>
          </table:table-cell>
          <table:table-cell table:style-name="ce36" office:value-type="float" office:value="0.00502593">
            <text:p>5.03E-003</text:p>
          </table:table-cell>
          <table:table-cell table:style-name="ce39" office:value-type="float" office:value="0.00282595">
            <text:p>2.83E-003</text:p>
          </table:table-cell>
          <table:table-cell table:style-name="ce21" office:value-type="float" office:value="0.00597524">
            <text:p>5.98E-003</text:p>
          </table:table-cell>
          <table:table-cell table:style-name="ce21" office:value-type="float" office:value="0.00686762">
            <text:p>6.87E-003</text:p>
          </table:table-cell>
          <table:table-cell table:style-name="ce21" office:value-type="float" office:value="0.00322318">
            <text:p>3.22E-003</text:p>
          </table:table-cell>
          <table:table-cell table:style-name="ce21" office:value-type="float" office:value="0.0110423">
            <text:p>1.10E-002</text:p>
          </table:table-cell>
          <table:table-cell table:style-name="ce21" office:value-type="float" office:value="0.00865218">
            <text:p>8.65E-003</text:p>
          </table:table-cell>
          <table:table-cell table:style-name="ce21" office:value-type="float" office:value="0.0060527">
            <text:p>6.05E-003</text:p>
          </table:table-cell>
          <table:table-cell table:style-name="ce21" office:value-type="float" office:value="0.0383904">
            <text:p>3.84E-002</text:p>
          </table:table-cell>
          <table:table-cell table:style-name="ce36" office:value-type="float" office:value="0.022821">
            <text:p>2.28E-002</text:p>
          </table:table-cell>
          <table:table-cell/>
          <table:table-cell table:style-name="ce21" office:value-type="float" office:value="0.00776954">
            <text:p>7.77E-003</text:p>
          </table:table-cell>
          <table:table-cell table:style-name="ce21" office:value-type="float" office:value="0.0201127">
            <text:p>2.01E-002</text:p>
          </table:table-cell>
          <table:table-cell table:style-name="ce21" office:value-type="float" office:value="0.0116918">
            <text:p>1.17E-002</text:p>
          </table:table-cell>
          <table:table-cell table:style-name="ce21" office:value-type="float" office:value="0.0155654">
            <text:p>1.56E-002</text:p>
          </table:table-cell>
          <table:table-cell table:style-name="ce21" office:value-type="float" office:value="0.062346">
            <text:p>6.23E-002</text:p>
          </table:table-cell>
          <table:table-cell table:style-name="ce21" office:value-type="float" office:value="0.0283604">
            <text:p>2.84E-002</text:p>
          </table:table-cell>
          <table:table-cell table:style-name="ce21" office:value-type="float" office:value="0.104848">
            <text:p>1.05E-001</text:p>
          </table:table-cell>
          <table:table-cell table:style-name="ce21" office:value-type="float" office:value="0.528048">
            <text:p>5.28E-001</text:p>
          </table:table-cell>
          <table:table-cell table:style-name="ce36" office:value-type="float" office:value="0.174974">
            <text:p>1.75E-001</text:p>
          </table:table-cell>
          <table:table-cell table:style-name="ce39" office:value-type="float" office:value="0.00381235">
            <text:p>3.81E-003</text:p>
          </table:table-cell>
          <table:table-cell table:style-name="ce21" office:value-type="float" office:value="0.00705842">
            <text:p>7.06E-003</text:p>
          </table:table-cell>
          <table:table-cell table:style-name="ce21" office:value-type="float" office:value="0.00358069">
            <text:p>3.58E-003</text:p>
          </table:table-cell>
          <table:table-cell table:style-name="ce21" office:value-type="float" office:value="0.00502672">
            <text:p>5.03E-003</text:p>
          </table:table-cell>
          <table:table-cell table:style-name="ce21" office:value-type="float" office:value="0.0100977">
            <text:p>1.01E-002</text:p>
          </table:table-cell>
          <table:table-cell table:style-name="ce21" office:value-type="float" office:value="0.00414881">
            <text:p>4.15E-003</text:p>
          </table:table-cell>
          <table:table-cell table:style-name="ce21" office:value-type="float" office:value="0.00951382">
            <text:p>9.51E-003</text:p>
          </table:table-cell>
          <table:table-cell table:style-name="ce21" office:value-type="float" office:value="0.0210495">
            <text:p>2.10E-002</text:p>
          </table:table-cell>
          <table:table-cell table:style-name="ce36" office:value-type="float" office:value="0.00759596">
            <text:p>7.60E-003</text:p>
          </table:table-cell>
          <table:table-cell table:style-name="ce39" office:value-type="float" office:value="0.00300649">
            <text:p>3.01E-003</text:p>
          </table:table-cell>
          <table:table-cell table:style-name="ce21" office:value-type="float" office:value="0.00663727">
            <text:p>6.64E-003</text:p>
          </table:table-cell>
          <table:table-cell table:style-name="ce21" office:value-type="float" office:value="0.00651143">
            <text:p>6.51E-003</text:p>
          </table:table-cell>
          <table:table-cell table:style-name="ce21" office:value-type="float" office:value="0.00336036">
            <text:p>3.36E-003</text:p>
          </table:table-cell>
          <table:table-cell table:style-name="ce21" office:value-type="float" office:value="0.0115858">
            <text:p>1.16E-002</text:p>
          </table:table-cell>
          <table:table-cell table:style-name="ce21" office:value-type="float" office:value="0.0087684">
            <text:p>8.77E-003</text:p>
          </table:table-cell>
          <table:table-cell table:style-name="ce21" office:value-type="float" office:value="0.00596027">
            <text:p>5.96E-003</text:p>
          </table:table-cell>
          <table:table-cell table:style-name="ce21" office:value-type="float" office:value="0.0407796">
            <text:p>4.08E-002</text:p>
          </table:table-cell>
          <table:table-cell table:style-name="ce36" office:value-type="float" office:value="0.0239069">
            <text:p>2.39E-002</text:p>
          </table:table-cell>
          <table:table-cell table:number-columns-repeated="856"/>
        </table:table-row>
        <table:table-row table:style-name="ro1">
          <table:table-cell table:style-name="ce6" office:value-type="float" office:value="2">
            <text:p>2</text:p>
          </table:table-cell>
          <table:table-cell office:value-type="float" office:value="0.00700197">
            <text:p>7.00E-003</text:p>
          </table:table-cell>
          <table:table-cell office:value-type="float" office:value="0.0190369">
            <text:p>1.90E-002</text:p>
          </table:table-cell>
          <table:table-cell office:value-type="float" office:value="0.010346">
            <text:p>1.03E-002</text:p>
          </table:table-cell>
          <table:table-cell table:style-name="ce21" office:value-type="float" office:value="0.015326">
            <text:p>1.53E-002</text:p>
          </table:table-cell>
          <table:table-cell office:value-type="float" office:value="0.0625476">
            <text:p>6.25E-002</text:p>
          </table:table-cell>
          <table:table-cell office:value-type="float" office:value="0.0266389">
            <text:p>2.66E-002</text:p>
          </table:table-cell>
          <table:table-cell office:value-type="float" office:value="0.110485">
            <text:p>1.10E-001</text:p>
          </table:table-cell>
          <table:table-cell table:style-name="ce21" office:value-type="float" office:value="0.548528">
            <text:p>5.49E-001</text:p>
          </table:table-cell>
          <table:table-cell table:style-name="ce36" office:value-type="float" office:value="0.151813">
            <text:p>1.52E-001</text:p>
          </table:table-cell>
          <table:table-cell table:style-name="ce39" office:value-type="float" office:value="0.00351298">
            <text:p>3.51E-003</text:p>
          </table:table-cell>
          <table:table-cell office:value-type="float" office:value="0.00610337">
            <text:p>6.10E-003</text:p>
          </table:table-cell>
          <table:table-cell office:value-type="float" office:value="0.00252411">
            <text:p>2.52E-003</text:p>
          </table:table-cell>
          <table:table-cell table:style-name="ce21" office:value-type="float" office:value="0.00498166">
            <text:p>4.98E-003</text:p>
          </table:table-cell>
          <table:table-cell table:style-name="ce21" office:value-type="float" office:value="0.0104313">
            <text:p>1.04E-002</text:p>
          </table:table-cell>
          <table:table-cell table:style-name="ce21" office:value-type="float" office:value="0.00344269">
            <text:p>3.44E-003</text:p>
          </table:table-cell>
          <table:table-cell table:style-name="ce21" office:value-type="float" office:value="0.0117224">
            <text:p>1.17E-002</text:p>
          </table:table-cell>
          <table:table-cell table:style-name="ce21" office:value-type="float" office:value="0.0265044">
            <text:p>2.65E-002</text:p>
          </table:table-cell>
          <table:table-cell table:style-name="ce36" office:value-type="float" office:value="0.00746184">
            <text:p>7.46E-003</text:p>
          </table:table-cell>
          <table:table-cell table:style-name="ce39" office:value-type="float" office:value="0.00249461">
            <text:p>2.49E-003</text:p>
          </table:table-cell>
          <table:table-cell table:style-name="ce21" office:value-type="float" office:value="0.00599512">
            <text:p>6.00E-003</text:p>
          </table:table-cell>
          <table:table-cell table:style-name="ce21" office:value-type="float" office:value="0.00529466">
            <text:p>5.29E-003</text:p>
          </table:table-cell>
          <table:table-cell table:style-name="ce21" office:value-type="float" office:value="0.00282242">
            <text:p>2.82E-003</text:p>
          </table:table-cell>
          <table:table-cell table:style-name="ce21" office:value-type="float" office:value="0.00986894">
            <text:p>9.87E-003</text:p>
          </table:table-cell>
          <table:table-cell table:style-name="ce21" office:value-type="float" office:value="0.0074943">
            <text:p>7.49E-003</text:p>
          </table:table-cell>
          <table:table-cell table:style-name="ce21" office:value-type="float" office:value="0.00528896">
            <text:p>5.29E-003</text:p>
          </table:table-cell>
          <table:table-cell table:style-name="ce21" office:value-type="float" office:value="0.03256">
            <text:p>3.26E-002</text:p>
          </table:table-cell>
          <table:table-cell table:style-name="ce36" office:value-type="float" office:value="0.0203452">
            <text:p>2.03E-002</text:p>
          </table:table-cell>
          <table:table-cell/>
          <table:table-cell table:style-name="ce21" office:value-type="float" office:value="0.00713125">
            <text:p>7.13E-003</text:p>
          </table:table-cell>
          <table:table-cell table:style-name="ce21" office:value-type="float" office:value="0.019237">
            <text:p>1.92E-002</text:p>
          </table:table-cell>
          <table:table-cell table:style-name="ce21" office:value-type="float" office:value="0.0106976">
            <text:p>1.07E-002</text:p>
          </table:table-cell>
          <table:table-cell table:style-name="ce21" office:value-type="float" office:value="0.0151688">
            <text:p>1.52E-002</text:p>
          </table:table-cell>
          <table:table-cell table:style-name="ce21" office:value-type="float" office:value="0.0627749">
            <text:p>6.28E-002</text:p>
          </table:table-cell>
          <table:table-cell table:style-name="ce21" office:value-type="float" office:value="0.026953">
            <text:p>2.70E-002</text:p>
          </table:table-cell>
          <table:table-cell table:style-name="ce21" office:value-type="float" office:value="0.106621">
            <text:p>1.07E-001</text:p>
          </table:table-cell>
          <table:table-cell table:style-name="ce21" office:value-type="float" office:value="0.549138">
            <text:p>5.49E-001</text:p>
          </table:table-cell>
          <table:table-cell table:style-name="ce36" office:value-type="float" office:value="0.151689">
            <text:p>1.52E-001</text:p>
          </table:table-cell>
          <table:table-cell table:style-name="ce39" office:value-type="float" office:value="0.00368936">
            <text:p>3.69E-003</text:p>
          </table:table-cell>
          <table:table-cell table:style-name="ce21" office:value-type="float" office:value="0.00764221">
            <text:p>7.64E-003</text:p>
          </table:table-cell>
          <table:table-cell table:style-name="ce21" office:value-type="float" office:value="0.00262448">
            <text:p>2.62E-003</text:p>
          </table:table-cell>
          <table:table-cell table:style-name="ce21" office:value-type="float" office:value="0.00543707">
            <text:p>5.44E-003</text:p>
          </table:table-cell>
          <table:table-cell table:style-name="ce21" office:value-type="float" office:value="0.0138227">
            <text:p>1.38E-002</text:p>
          </table:table-cell>
          <table:table-cell table:style-name="ce21" office:value-type="float" office:value="0.00334663">
            <text:p>3.35E-003</text:p>
          </table:table-cell>
          <table:table-cell table:style-name="ce21" office:value-type="float" office:value="0.0119017">
            <text:p>1.19E-002</text:p>
          </table:table-cell>
          <table:table-cell table:style-name="ce21" office:value-type="float" office:value="0.040425">
            <text:p>4.04E-002</text:p>
          </table:table-cell>
          <table:table-cell table:style-name="ce36" office:value-type="float" office:value="0.00758857">
            <text:p>7.59E-003</text:p>
          </table:table-cell>
          <table:table-cell table:style-name="ce39" office:value-type="float" office:value="0.00261194">
            <text:p>2.61E-003</text:p>
          </table:table-cell>
          <table:table-cell table:style-name="ce21" office:value-type="float" office:value="0.00608342">
            <text:p>6.08E-003</text:p>
          </table:table-cell>
          <table:table-cell table:style-name="ce21" office:value-type="float" office:value="0.0057256">
            <text:p>5.73E-003</text:p>
          </table:table-cell>
          <table:table-cell table:style-name="ce21" office:value-type="float" office:value="0.00293378">
            <text:p>2.93E-003</text:p>
          </table:table-cell>
          <table:table-cell table:style-name="ce21" office:value-type="float" office:value="0.0106564">
            <text:p>1.07E-002</text:p>
          </table:table-cell>
          <table:table-cell table:style-name="ce21" office:value-type="float" office:value="0.00785069">
            <text:p>7.85E-003</text:p>
          </table:table-cell>
          <table:table-cell table:style-name="ce21" office:value-type="float" office:value="0.00550214">
            <text:p>5.50E-003</text:p>
          </table:table-cell>
          <table:table-cell table:style-name="ce21" office:value-type="float" office:value="0.0379543">
            <text:p>3.80E-002</text:p>
          </table:table-cell>
          <table:table-cell table:style-name="ce36" office:value-type="float" office:value="0.0199455">
            <text:p>1.99E-002</text:p>
          </table:table-cell>
          <table:table-cell/>
          <table:table-cell table:style-name="ce21" office:value-type="float" office:value="0.00716838">
            <text:p>7.17E-003</text:p>
          </table:table-cell>
          <table:table-cell table:style-name="ce21" office:value-type="float" office:value="0.0195253">
            <text:p>1.95E-002</text:p>
          </table:table-cell>
          <table:table-cell table:style-name="ce21" office:value-type="float" office:value="0.0109174">
            <text:p>1.09E-002</text:p>
          </table:table-cell>
          <table:table-cell table:style-name="ce21" office:value-type="float" office:value="0.0152106">
            <text:p>1.52E-002</text:p>
          </table:table-cell>
          <table:table-cell table:style-name="ce21" office:value-type="float" office:value="0.0625561">
            <text:p>6.26E-002</text:p>
          </table:table-cell>
          <table:table-cell table:style-name="ce21" office:value-type="float" office:value="0.0271464">
            <text:p>2.71E-002</text:p>
          </table:table-cell>
          <table:table-cell table:style-name="ce21" office:value-type="float" office:value="0.103769">
            <text:p>1.04E-001</text:p>
          </table:table-cell>
          <table:table-cell table:style-name="ce21" office:value-type="float" office:value="0.542015">
            <text:p>5.42E-001</text:p>
          </table:table-cell>
          <table:table-cell table:style-name="ce36" office:value-type="float" office:value="0.157522">
            <text:p>1.58E-001</text:p>
          </table:table-cell>
          <table:table-cell table:style-name="ce39" office:value-type="float" office:value="0.00289622">
            <text:p>2.90E-003</text:p>
          </table:table-cell>
          <table:table-cell table:style-name="ce21" office:value-type="float" office:value="0.00621616">
            <text:p>6.22E-003</text:p>
          </table:table-cell>
          <table:table-cell table:style-name="ce21" office:value-type="float" office:value="0.0024662">
            <text:p>2.47E-003</text:p>
          </table:table-cell>
          <table:table-cell table:style-name="ce21" office:value-type="float" office:value="0.00383616">
            <text:p>3.84E-003</text:p>
          </table:table-cell>
          <table:table-cell table:style-name="ce21" office:value-type="float" office:value="0.0101778">
            <text:p>1.02E-002</text:p>
          </table:table-cell>
          <table:table-cell table:style-name="ce21" office:value-type="float" office:value="0.003095">
            <text:p>3.10E-003</text:p>
          </table:table-cell>
          <table:table-cell table:style-name="ce21" office:value-type="float" office:value="0.00808252">
            <text:p>8.08E-003</text:p>
          </table:table-cell>
          <table:table-cell table:style-name="ce21" office:value-type="float" office:value="0.0268401">
            <text:p>2.68E-002</text:p>
          </table:table-cell>
          <table:table-cell table:style-name="ce36" office:value-type="float" office:value="0.00598118">
            <text:p>5.98E-003</text:p>
          </table:table-cell>
          <table:table-cell table:style-name="ce39" office:value-type="float" office:value="0.00252585">
            <text:p>2.53E-003</text:p>
          </table:table-cell>
          <table:table-cell table:style-name="ce21" office:value-type="float" office:value="0.00571367">
            <text:p>5.71E-003</text:p>
          </table:table-cell>
          <table:table-cell table:style-name="ce21" office:value-type="float" office:value="0.00607598">
            <text:p>6.08E-003</text:p>
          </table:table-cell>
          <table:table-cell table:style-name="ce21" office:value-type="float" office:value="0.00292163">
            <text:p>2.92E-003</text:p>
          </table:table-cell>
          <table:table-cell table:style-name="ce21" office:value-type="float" office:value="0.00967817">
            <text:p>9.68E-003</text:p>
          </table:table-cell>
          <table:table-cell table:style-name="ce21" office:value-type="float" office:value="0.00803131">
            <text:p>8.03E-003</text:p>
          </table:table-cell>
          <table:table-cell table:style-name="ce21" office:value-type="float" office:value="0.00567736">
            <text:p>5.68E-003</text:p>
          </table:table-cell>
          <table:table-cell table:style-name="ce21" office:value-type="float" office:value="0.0326619">
            <text:p>3.27E-002</text:p>
          </table:table-cell>
          <table:table-cell table:style-name="ce36" office:value-type="float" office:value="0.0211897">
            <text:p>2.12E-002</text:p>
          </table:table-cell>
          <table:table-cell/>
          <table:table-cell table:style-name="ce21" office:value-type="float" office:value="0.00744092">
            <text:p>7.44E-003</text:p>
          </table:table-cell>
          <table:table-cell table:style-name="ce21" office:value-type="float" office:value="0.0206045">
            <text:p>2.06E-002</text:p>
          </table:table-cell>
          <table:table-cell table:style-name="ce21" office:value-type="float" office:value="0.0116599">
            <text:p>1.17E-002</text:p>
          </table:table-cell>
          <table:table-cell table:style-name="ce21" office:value-type="float" office:value="0.0154612">
            <text:p>1.55E-002</text:p>
          </table:table-cell>
          <table:table-cell table:style-name="ce21" office:value-type="float" office:value="0.0734235">
            <text:p>7.34E-002</text:p>
          </table:table-cell>
          <table:table-cell table:style-name="ce21" office:value-type="float" office:value="0.0278441">
            <text:p>2.78E-002</text:p>
          </table:table-cell>
          <table:table-cell table:style-name="ce21" office:value-type="float" office:value="0.104616">
            <text:p>1.05E-001</text:p>
          </table:table-cell>
          <table:table-cell table:style-name="ce21" office:value-type="float" office:value="0.649649">
            <text:p>6.50E-001</text:p>
          </table:table-cell>
          <table:table-cell table:style-name="ce36" office:value-type="float" office:value="0.183914">
            <text:p>1.84E-001</text:p>
          </table:table-cell>
          <table:table-cell table:style-name="ce39" office:value-type="float" office:value="0.00361251">
            <text:p>3.61E-003</text:p>
          </table:table-cell>
          <table:table-cell table:style-name="ce21" office:value-type="float" office:value="0.00687626">
            <text:p>6.88E-003</text:p>
          </table:table-cell>
          <table:table-cell table:style-name="ce21" office:value-type="float" office:value="0.00241081">
            <text:p>2.41E-003</text:p>
          </table:table-cell>
          <table:table-cell table:style-name="ce21" office:value-type="float" office:value="0.00451782">
            <text:p>4.52E-003</text:p>
          </table:table-cell>
          <table:table-cell table:style-name="ce21" office:value-type="float" office:value="0.00965906">
            <text:p>9.66E-003</text:p>
          </table:table-cell>
          <table:table-cell table:style-name="ce21" office:value-type="float" office:value="0.0030417">
            <text:p>3.04E-003</text:p>
          </table:table-cell>
          <table:table-cell table:style-name="ce21" office:value-type="float" office:value="0.00820713">
            <text:p>8.21E-003</text:p>
          </table:table-cell>
          <table:table-cell table:style-name="ce21" office:value-type="float" office:value="0.0218187">
            <text:p>2.18E-002</text:p>
          </table:table-cell>
          <table:table-cell table:style-name="ce36" office:value-type="float" office:value="0.00564263">
            <text:p>5.64E-003</text:p>
          </table:table-cell>
          <table:table-cell table:style-name="ce39" office:value-type="float" office:value="0.00279918">
            <text:p>2.80E-003</text:p>
          </table:table-cell>
          <table:table-cell table:style-name="ce21" office:value-type="float" office:value="0.00613011">
            <text:p>6.13E-003</text:p>
          </table:table-cell>
          <table:table-cell table:style-name="ce21" office:value-type="float" office:value="0.00717525">
            <text:p>7.18E-003</text:p>
          </table:table-cell>
          <table:table-cell table:style-name="ce21" office:value-type="float" office:value="0.00322287">
            <text:p>3.22E-003</text:p>
          </table:table-cell>
          <table:table-cell table:style-name="ce21" office:value-type="float" office:value="0.0101803">
            <text:p>1.02E-002</text:p>
          </table:table-cell>
          <table:table-cell table:style-name="ce21" office:value-type="float" office:value="0.00903377">
            <text:p>9.03E-003</text:p>
          </table:table-cell>
          <table:table-cell table:style-name="ce21" office:value-type="float" office:value="0.00613755">
            <text:p>6.14E-003</text:p>
          </table:table-cell>
          <table:table-cell table:style-name="ce21" office:value-type="float" office:value="0.0346287">
            <text:p>3.46E-002</text:p>
          </table:table-cell>
          <table:table-cell table:style-name="ce36" office:value-type="float" office:value="0.0230787">
            <text:p>2.31E-002</text:p>
          </table:table-cell>
          <table:table-cell/>
          <table:table-cell table:style-name="ce21" office:value-type="float" office:value="0.00757462">
            <text:p>7.57E-003</text:p>
          </table:table-cell>
          <table:table-cell table:style-name="ce21" office:value-type="float" office:value="0.0206318">
            <text:p>2.06E-002</text:p>
          </table:table-cell>
          <table:table-cell table:style-name="ce21" office:value-type="float" office:value="0.0117805">
            <text:p>1.18E-002</text:p>
          </table:table-cell>
          <table:table-cell table:style-name="ce21" office:value-type="float" office:value="0.0154042">
            <text:p>1.54E-002</text:p>
          </table:table-cell>
          <table:table-cell table:style-name="ce21" office:value-type="float" office:value="0.0735431">
            <text:p>7.35E-002</text:p>
          </table:table-cell>
          <table:table-cell table:style-name="ce21" office:value-type="float" office:value="0.0280665">
            <text:p>2.81E-002</text:p>
          </table:table-cell>
          <table:table-cell table:style-name="ce21" office:value-type="float" office:value="0.0976013">
            <text:p>9.76E-002</text:p>
          </table:table-cell>
          <table:table-cell table:style-name="ce21" office:value-type="float" office:value="0.654951">
            <text:p>6.55E-001</text:p>
          </table:table-cell>
          <table:table-cell table:style-name="ce36" office:value-type="float" office:value="0.182896">
            <text:p>1.83E-001</text:p>
          </table:table-cell>
          <table:table-cell table:style-name="ce39" office:value-type="float" office:value="0.00381553">
            <text:p>3.82E-003</text:p>
          </table:table-cell>
          <table:table-cell table:style-name="ce21" office:value-type="float" office:value="0.00875599">
            <text:p>8.76E-003</text:p>
          </table:table-cell>
          <table:table-cell table:style-name="ce21" office:value-type="float" office:value="0.00305227">
            <text:p>3.05E-003</text:p>
          </table:table-cell>
          <table:table-cell table:style-name="ce21" office:value-type="float" office:value="0.00473452">
            <text:p>4.73E-003</text:p>
          </table:table-cell>
          <table:table-cell table:style-name="ce21" office:value-type="float" office:value="0.0145353">
            <text:p>1.45E-002</text:p>
          </table:table-cell>
          <table:table-cell table:style-name="ce21" office:value-type="float" office:value="0.00421377">
            <text:p>4.21E-003</text:p>
          </table:table-cell>
          <table:table-cell table:style-name="ce21" office:value-type="float" office:value="0.00984307">
            <text:p>9.84E-003</text:p>
          </table:table-cell>
          <table:table-cell table:style-name="ce21" office:value-type="float" office:value="0.0362048">
            <text:p>3.62E-002</text:p>
          </table:table-cell>
          <table:table-cell table:style-name="ce36" office:value-type="float" office:value="0.00833006">
            <text:p>8.33E-003</text:p>
          </table:table-cell>
          <table:table-cell table:style-name="ce39" office:value-type="float" office:value="0.0026483">
            <text:p>2.65E-003</text:p>
          </table:table-cell>
          <table:table-cell table:style-name="ce21" office:value-type="float" office:value="0.00593529">
            <text:p>5.94E-003</text:p>
          </table:table-cell>
          <table:table-cell table:style-name="ce21" office:value-type="float" office:value="0.00758613">
            <text:p>7.59E-003</text:p>
          </table:table-cell>
          <table:table-cell table:style-name="ce21" office:value-type="float" office:value="0.00302723">
            <text:p>3.03E-003</text:p>
          </table:table-cell>
          <table:table-cell table:style-name="ce21" office:value-type="float" office:value="0.0101354">
            <text:p>1.01E-002</text:p>
          </table:table-cell>
          <table:table-cell table:style-name="ce21" office:value-type="float" office:value="0.00958848">
            <text:p>9.59E-003</text:p>
          </table:table-cell>
          <table:table-cell table:style-name="ce21" office:value-type="float" office:value="0.00555877">
            <text:p>5.56E-003</text:p>
          </table:table-cell>
          <table:table-cell table:style-name="ce21" office:value-type="float" office:value="0.0346996">
            <text:p>3.47E-002</text:p>
          </table:table-cell>
          <table:table-cell table:style-name="ce36" office:value-type="float" office:value="0.0198231">
            <text:p>1.98E-002</text:p>
          </table:table-cell>
          <table:table-cell/>
          <table:table-cell table:style-name="ce21" office:value-type="float" office:value="0.00766718">
            <text:p>7.67E-003</text:p>
          </table:table-cell>
          <table:table-cell table:style-name="ce21" office:value-type="float" office:value="0.0190355">
            <text:p>1.90E-002</text:p>
          </table:table-cell>
          <table:table-cell table:style-name="ce21" office:value-type="float" office:value="0.0115448">
            <text:p>1.15E-002</text:p>
          </table:table-cell>
          <table:table-cell table:style-name="ce21" office:value-type="float" office:value="0.0157554">
            <text:p>1.58E-002</text:p>
          </table:table-cell>
          <table:table-cell table:style-name="ce21" office:value-type="float" office:value="0.0611143">
            <text:p>6.11E-002</text:p>
          </table:table-cell>
          <table:table-cell table:style-name="ce21" office:value-type="float" office:value="0.027008">
            <text:p>2.70E-002</text:p>
          </table:table-cell>
          <table:table-cell table:style-name="ce21" office:value-type="float" office:value="0.106032">
            <text:p>1.06E-001</text:p>
          </table:table-cell>
          <table:table-cell table:style-name="ce21" office:value-type="float" office:value="0.515913">
            <text:p>5.16E-001</text:p>
          </table:table-cell>
          <table:table-cell table:style-name="ce36" office:value-type="float" office:value="0.162388">
            <text:p>1.62E-001</text:p>
          </table:table-cell>
          <table:table-cell table:style-name="ce39" office:value-type="float" office:value="0.003625">
            <text:p>3.63E-003</text:p>
          </table:table-cell>
          <table:table-cell table:style-name="ce21" office:value-type="float" office:value="0.00672332">
            <text:p>6.72E-003</text:p>
          </table:table-cell>
          <table:table-cell table:style-name="ce21" office:value-type="float" office:value="0.00277597">
            <text:p>2.78E-003</text:p>
          </table:table-cell>
          <table:table-cell table:style-name="ce21" office:value-type="float" office:value="0.0049857">
            <text:p>4.99E-003</text:p>
          </table:table-cell>
          <table:table-cell table:style-name="ce21" office:value-type="float" office:value="0.00834083">
            <text:p>8.34E-003</text:p>
          </table:table-cell>
          <table:table-cell table:style-name="ce21" office:value-type="float" office:value="0.00349422">
            <text:p>3.49E-003</text:p>
          </table:table-cell>
          <table:table-cell table:style-name="ce21" office:value-type="float" office:value="0.0125059">
            <text:p>1.25E-002</text:p>
          </table:table-cell>
          <table:table-cell table:style-name="ce21" office:value-type="float" office:value="0.0196706">
            <text:p>1.97E-002</text:p>
          </table:table-cell>
          <table:table-cell table:style-name="ce36" office:value-type="float" office:value="0.00768798">
            <text:p>7.69E-003</text:p>
          </table:table-cell>
          <table:table-cell table:style-name="ce39" office:value-type="float" office:value="0.00272255">
            <text:p>2.72E-003</text:p>
          </table:table-cell>
          <table:table-cell table:style-name="ce21" office:value-type="float" office:value="0.00691882">
            <text:p>6.92E-003</text:p>
          </table:table-cell>
          <table:table-cell table:style-name="ce21" office:value-type="float" office:value="0.00695846">
            <text:p>6.96E-003</text:p>
          </table:table-cell>
          <table:table-cell table:style-name="ce21" office:value-type="float" office:value="0.00315853">
            <text:p>3.16E-003</text:p>
          </table:table-cell>
          <table:table-cell table:style-name="ce21" office:value-type="float" office:value="0.0125534">
            <text:p>1.26E-002</text:p>
          </table:table-cell>
          <table:table-cell table:style-name="ce21" office:value-type="float" office:value="0.00887624">
            <text:p>8.88E-003</text:p>
          </table:table-cell>
          <table:table-cell table:style-name="ce21" office:value-type="float" office:value="0.00663739">
            <text:p>6.64E-003</text:p>
          </table:table-cell>
          <table:table-cell table:style-name="ce21" office:value-type="float" office:value="0.0421279">
            <text:p>4.21E-002</text:p>
          </table:table-cell>
          <table:table-cell table:style-name="ce36" office:value-type="float" office:value="0.0193661">
            <text:p>1.94E-002</text:p>
          </table:table-cell>
          <table:table-cell table:number-columns-repeated="856"/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float" office:value="0.00668219">
            <text:p>6.68E-003</text:p>
          </table:table-cell>
          <table:table-cell office:value-type="float" office:value="0.0187254">
            <text:p>1.87E-002</text:p>
          </table:table-cell>
          <table:table-cell office:value-type="float" office:value="0.0116015">
            <text:p>1.16E-002</text:p>
          </table:table-cell>
          <table:table-cell table:style-name="ce21" office:value-type="float" office:value="0.0136369">
            <text:p>1.36E-002</text:p>
          </table:table-cell>
          <table:table-cell office:value-type="float" office:value="0.0616897">
            <text:p>6.17E-002</text:p>
          </table:table-cell>
          <table:table-cell office:value-type="float" office:value="0.0346445">
            <text:p>3.46E-002</text:p>
          </table:table-cell>
          <table:table-cell office:value-type="float" office:value="0.0747821">
            <text:p>7.48E-002</text:p>
          </table:table-cell>
          <table:table-cell table:style-name="ce21" office:value-type="float" office:value="0.529818">
            <text:p>5.30E-001</text:p>
          </table:table-cell>
          <table:table-cell table:style-name="ce36" office:value-type="float" office:value="0.324594">
            <text:p>3.25E-001</text:p>
          </table:table-cell>
          <table:table-cell table:style-name="ce39" office:value-type="float" office:value="0.00357935">
            <text:p>3.58E-003</text:p>
          </table:table-cell>
          <table:table-cell office:value-type="float" office:value="0.00672084">
            <text:p>6.72E-003</text:p>
          </table:table-cell>
          <table:table-cell office:value-type="float" office:value="0.0025224">
            <text:p>2.52E-003</text:p>
          </table:table-cell>
          <table:table-cell table:style-name="ce21" office:value-type="float" office:value="0.00485217">
            <text:p>4.85E-003</text:p>
          </table:table-cell>
          <table:table-cell table:style-name="ce21" office:value-type="float" office:value="0.0123986">
            <text:p>1.24E-002</text:p>
          </table:table-cell>
          <table:table-cell table:style-name="ce21" office:value-type="float" office:value="0.00316494">
            <text:p>3.16E-003</text:p>
          </table:table-cell>
          <table:table-cell table:style-name="ce21" office:value-type="float" office:value="0.00951762">
            <text:p>9.52E-003</text:p>
          </table:table-cell>
          <table:table-cell table:style-name="ce21" office:value-type="float" office:value="0.0334916">
            <text:p>3.35E-002</text:p>
          </table:table-cell>
          <table:table-cell table:style-name="ce36" office:value-type="float" office:value="0.00521254">
            <text:p>5.21E-003</text:p>
          </table:table-cell>
          <table:table-cell table:style-name="ce39" office:value-type="float" office:value="0.00239695">
            <text:p>2.40E-003</text:p>
          </table:table-cell>
          <table:table-cell table:style-name="ce21" office:value-type="float" office:value="0.00597637">
            <text:p>5.98E-003</text:p>
          </table:table-cell>
          <table:table-cell table:style-name="ce21" office:value-type="float" office:value="0.00540768">
            <text:p>5.41E-003</text:p>
          </table:table-cell>
          <table:table-cell table:style-name="ce21" office:value-type="float" office:value="0.00275888">
            <text:p>2.76E-003</text:p>
          </table:table-cell>
          <table:table-cell table:style-name="ce21" office:value-type="float" office:value="0.00980025">
            <text:p>9.80E-003</text:p>
          </table:table-cell>
          <table:table-cell table:style-name="ce21" office:value-type="float" office:value="0.00777843">
            <text:p>7.78E-003</text:p>
          </table:table-cell>
          <table:table-cell table:style-name="ce21" office:value-type="float" office:value="0.00550752">
            <text:p>5.51E-003</text:p>
          </table:table-cell>
          <table:table-cell table:style-name="ce21" office:value-type="float" office:value="0.0343982">
            <text:p>3.44E-002</text:p>
          </table:table-cell>
          <table:table-cell table:style-name="ce36" office:value-type="float" office:value="0.0212828">
            <text:p>2.13E-002</text:p>
          </table:table-cell>
          <table:table-cell/>
          <table:table-cell table:style-name="ce21" office:value-type="float" office:value="0.00698485">
            <text:p>6.98E-003</text:p>
          </table:table-cell>
          <table:table-cell table:style-name="ce21" office:value-type="float" office:value="0.0188041">
            <text:p>1.88E-002</text:p>
          </table:table-cell>
          <table:table-cell table:style-name="ce21" office:value-type="float" office:value="0.0105891">
            <text:p>1.06E-002</text:p>
          </table:table-cell>
          <table:table-cell table:style-name="ce21" office:value-type="float" office:value="0.0152788">
            <text:p>1.53E-002</text:p>
          </table:table-cell>
          <table:table-cell table:style-name="ce21" office:value-type="float" office:value="0.061712">
            <text:p>6.17E-002</text:p>
          </table:table-cell>
          <table:table-cell table:style-name="ce21" office:value-type="float" office:value="0.0270112">
            <text:p>2.70E-002</text:p>
          </table:table-cell>
          <table:table-cell table:style-name="ce21" office:value-type="float" office:value="0.108713">
            <text:p>1.09E-001</text:p>
          </table:table-cell>
          <table:table-cell table:style-name="ce21" office:value-type="float" office:value="0.534521">
            <text:p>5.35E-001</text:p>
          </table:table-cell>
          <table:table-cell table:style-name="ce36" office:value-type="float" office:value="0.1544">
            <text:p>1.54E-001</text:p>
          </table:table-cell>
          <table:table-cell table:style-name="ce39" office:value-type="float" office:value="0.00342761">
            <text:p>3.43E-003</text:p>
          </table:table-cell>
          <table:table-cell table:style-name="ce21" office:value-type="float" office:value="0.00707526">
            <text:p>7.08E-003</text:p>
          </table:table-cell>
          <table:table-cell table:style-name="ce21" office:value-type="float" office:value="0.00231786">
            <text:p>2.32E-003</text:p>
          </table:table-cell>
          <table:table-cell table:style-name="ce21" office:value-type="float" office:value="0.00469236">
            <text:p>4.69E-003</text:p>
          </table:table-cell>
          <table:table-cell table:style-name="ce21" office:value-type="float" office:value="0.0124067">
            <text:p>1.24E-002</text:p>
          </table:table-cell>
          <table:table-cell table:style-name="ce21" office:value-type="float" office:value="0.00333148">
            <text:p>3.33E-003</text:p>
          </table:table-cell>
          <table:table-cell table:style-name="ce21" office:value-type="float" office:value="0.00917315">
            <text:p>9.17E-003</text:p>
          </table:table-cell>
          <table:table-cell table:style-name="ce21" office:value-type="float" office:value="0.032425">
            <text:p>3.24E-002</text:p>
          </table:table-cell>
          <table:table-cell table:style-name="ce36" office:value-type="float" office:value="0.00680359">
            <text:p>6.80E-003</text:p>
          </table:table-cell>
          <table:table-cell table:style-name="ce39" office:value-type="float" office:value="0.00237142">
            <text:p>2.37E-003</text:p>
          </table:table-cell>
          <table:table-cell table:style-name="ce21" office:value-type="float" office:value="0.00576955">
            <text:p>5.77E-003</text:p>
          </table:table-cell>
          <table:table-cell table:style-name="ce21" office:value-type="float" office:value="0.00553845">
            <text:p>5.54E-003</text:p>
          </table:table-cell>
          <table:table-cell table:style-name="ce21" office:value-type="float" office:value="0.00268902">
            <text:p>2.69E-003</text:p>
          </table:table-cell>
          <table:table-cell table:style-name="ce21" office:value-type="float" office:value="0.00983623">
            <text:p>9.84E-003</text:p>
          </table:table-cell>
          <table:table-cell table:style-name="ce21" office:value-type="float" office:value="0.00773235">
            <text:p>7.73E-003</text:p>
          </table:table-cell>
          <table:table-cell table:style-name="ce21" office:value-type="float" office:value="0.00503846">
            <text:p>5.04E-003</text:p>
          </table:table-cell>
          <table:table-cell table:style-name="ce21" office:value-type="float" office:value="0.0346389">
            <text:p>3.46E-002</text:p>
          </table:table-cell>
          <table:table-cell table:style-name="ce36" office:value-type="float" office:value="0.021395">
            <text:p>2.14E-002</text:p>
          </table:table-cell>
          <table:table-cell/>
          <table:table-cell table:style-name="ce21" office:value-type="float" office:value="0.00683866">
            <text:p>6.84E-003</text:p>
          </table:table-cell>
          <table:table-cell table:style-name="ce21" office:value-type="float" office:value="0.0184475">
            <text:p>1.84E-002</text:p>
          </table:table-cell>
          <table:table-cell table:style-name="ce21" office:value-type="float" office:value="0.0105056">
            <text:p>1.05E-002</text:p>
          </table:table-cell>
          <table:table-cell table:style-name="ce21" office:value-type="float" office:value="0.0149237">
            <text:p>1.49E-002</text:p>
          </table:table-cell>
          <table:table-cell table:style-name="ce21" office:value-type="float" office:value="0.0621915">
            <text:p>6.22E-002</text:p>
          </table:table-cell>
          <table:table-cell table:style-name="ce21" office:value-type="float" office:value="0.0265147">
            <text:p>2.65E-002</text:p>
          </table:table-cell>
          <table:table-cell table:style-name="ce21" office:value-type="float" office:value="0.102524">
            <text:p>1.03E-001</text:p>
          </table:table-cell>
          <table:table-cell table:style-name="ce21" office:value-type="float" office:value="0.541139">
            <text:p>5.41E-001</text:p>
          </table:table-cell>
          <table:table-cell table:style-name="ce36" office:value-type="float" office:value="0.148228">
            <text:p>1.48E-001</text:p>
          </table:table-cell>
          <table:table-cell table:style-name="ce39" office:value-type="float" office:value="0.00295883">
            <text:p>2.96E-003</text:p>
          </table:table-cell>
          <table:table-cell table:style-name="ce21" office:value-type="float" office:value="0.00542991">
            <text:p>5.43E-003</text:p>
          </table:table-cell>
          <table:table-cell table:style-name="ce21" office:value-type="float" office:value="0.00272463">
            <text:p>2.72E-003</text:p>
          </table:table-cell>
          <table:table-cell table:style-name="ce21" office:value-type="float" office:value="0.00419329">
            <text:p>4.19E-003</text:p>
          </table:table-cell>
          <table:table-cell table:style-name="ce21" office:value-type="float" office:value="0.00715033">
            <text:p>7.15E-003</text:p>
          </table:table-cell>
          <table:table-cell table:style-name="ce21" office:value-type="float" office:value="0.00373529">
            <text:p>3.74E-003</text:p>
          </table:table-cell>
          <table:table-cell table:style-name="ce21" office:value-type="float" office:value="0.00926648">
            <text:p>9.27E-003</text:p>
          </table:table-cell>
          <table:table-cell table:style-name="ce21" office:value-type="float" office:value="0.0169595">
            <text:p>1.70E-002</text:p>
          </table:table-cell>
          <table:table-cell table:style-name="ce36" office:value-type="float" office:value="0.00802818">
            <text:p>8.03E-003</text:p>
          </table:table-cell>
          <table:table-cell table:style-name="ce39" office:value-type="float" office:value="0.00265729">
            <text:p>2.66E-003</text:p>
          </table:table-cell>
          <table:table-cell table:style-name="ce21" office:value-type="float" office:value="0.0061516">
            <text:p>6.15E-003</text:p>
          </table:table-cell>
          <table:table-cell table:style-name="ce21" office:value-type="float" office:value="0.00570555">
            <text:p>5.71E-003</text:p>
          </table:table-cell>
          <table:table-cell table:style-name="ce21" office:value-type="float" office:value="0.00299467">
            <text:p>2.99E-003</text:p>
          </table:table-cell>
          <table:table-cell table:style-name="ce21" office:value-type="float" office:value="0.0104186">
            <text:p>1.04E-002</text:p>
          </table:table-cell>
          <table:table-cell table:style-name="ce21" office:value-type="float" office:value="0.00760523">
            <text:p>7.61E-003</text:p>
          </table:table-cell>
          <table:table-cell table:style-name="ce21" office:value-type="float" office:value="0.00526738">
            <text:p>5.27E-003</text:p>
          </table:table-cell>
          <table:table-cell table:style-name="ce21" office:value-type="float" office:value="0.0356344">
            <text:p>3.56E-002</text:p>
          </table:table-cell>
          <table:table-cell table:style-name="ce36" office:value-type="float" office:value="0.017432">
            <text:p>1.74E-002</text:p>
          </table:table-cell>
          <table:table-cell/>
          <table:table-cell table:style-name="ce21" office:value-type="float" office:value="0.0073729">
            <text:p>7.37E-003</text:p>
          </table:table-cell>
          <table:table-cell table:style-name="ce21" office:value-type="float" office:value="0.0192617">
            <text:p>1.93E-002</text:p>
          </table:table-cell>
          <table:table-cell table:style-name="ce21" office:value-type="float" office:value="0.0111504">
            <text:p>1.12E-002</text:p>
          </table:table-cell>
          <table:table-cell table:style-name="ce21" office:value-type="float" office:value="0.0156658">
            <text:p>1.57E-002</text:p>
          </table:table-cell>
          <table:table-cell table:style-name="ce21" office:value-type="float" office:value="0.0631176">
            <text:p>6.31E-002</text:p>
          </table:table-cell>
          <table:table-cell table:style-name="ce21" office:value-type="float" office:value="0.0271455">
            <text:p>2.71E-002</text:p>
          </table:table-cell>
          <table:table-cell table:style-name="ce21" office:value-type="float" office:value="0.108071">
            <text:p>1.08E-001</text:p>
          </table:table-cell>
          <table:table-cell table:style-name="ce21" office:value-type="float" office:value="0.557884">
            <text:p>5.58E-001</text:p>
          </table:table-cell>
          <table:table-cell table:style-name="ce36" office:value-type="float" office:value="0.156894">
            <text:p>1.57E-001</text:p>
          </table:table-cell>
          <table:table-cell table:style-name="ce39" office:value-type="float" office:value="0.00271824">
            <text:p>2.72E-003</text:p>
          </table:table-cell>
          <table:table-cell table:style-name="ce21" office:value-type="float" office:value="0.00485262">
            <text:p>4.85E-003</text:p>
          </table:table-cell>
          <table:table-cell table:style-name="ce21" office:value-type="float" office:value="0.00323286">
            <text:p>3.23E-003</text:p>
          </table:table-cell>
          <table:table-cell table:style-name="ce21" office:value-type="float" office:value="0.00391716">
            <text:p>3.92E-003</text:p>
          </table:table-cell>
          <table:table-cell table:style-name="ce21" office:value-type="float" office:value="0.00730512">
            <text:p>7.31E-003</text:p>
          </table:table-cell>
          <table:table-cell table:style-name="ce21" office:value-type="float" office:value="0.00362159">
            <text:p>3.62E-003</text:p>
          </table:table-cell>
          <table:table-cell table:style-name="ce21" office:value-type="float" office:value="0.0087649">
            <text:p>8.76E-003</text:p>
          </table:table-cell>
          <table:table-cell table:style-name="ce21" office:value-type="float" office:value="0.0191077">
            <text:p>1.91E-002</text:p>
          </table:table-cell>
          <table:table-cell table:style-name="ce36" office:value-type="float" office:value="0.00683222">
            <text:p>6.83E-003</text:p>
          </table:table-cell>
          <table:table-cell table:style-name="ce39" office:value-type="float" office:value="0.00255728">
            <text:p>2.56E-003</text:p>
          </table:table-cell>
          <table:table-cell table:style-name="ce21" office:value-type="float" office:value="0.00608494">
            <text:p>6.08E-003</text:p>
          </table:table-cell>
          <table:table-cell table:style-name="ce21" office:value-type="float" office:value="0.0059841">
            <text:p>5.98E-003</text:p>
          </table:table-cell>
          <table:table-cell table:style-name="ce21" office:value-type="float" office:value="0.00286148">
            <text:p>2.86E-003</text:p>
          </table:table-cell>
          <table:table-cell table:style-name="ce21" office:value-type="float" office:value="0.0109267">
            <text:p>1.09E-002</text:p>
          </table:table-cell>
          <table:table-cell table:style-name="ce21" office:value-type="float" office:value="0.00780054">
            <text:p>7.80E-003</text:p>
          </table:table-cell>
          <table:table-cell table:style-name="ce21" office:value-type="float" office:value="0.00574345">
            <text:p>5.74E-003</text:p>
          </table:table-cell>
          <table:table-cell table:style-name="ce21" office:value-type="float" office:value="0.0369199">
            <text:p>3.69E-002</text:p>
          </table:table-cell>
          <table:table-cell table:style-name="ce36" office:value-type="float" office:value="0.0206636">
            <text:p>2.07E-002</text:p>
          </table:table-cell>
          <table:table-cell/>
          <table:table-cell table:style-name="ce21" office:value-type="float" office:value="0.00770801">
            <text:p>7.71E-003</text:p>
          </table:table-cell>
          <table:table-cell table:style-name="ce21" office:value-type="float" office:value="0.0201955">
            <text:p>2.02E-002</text:p>
          </table:table-cell>
          <table:table-cell table:style-name="ce21" office:value-type="float" office:value="0.0119227">
            <text:p>1.19E-002</text:p>
          </table:table-cell>
          <table:table-cell table:style-name="ce21" office:value-type="float" office:value="0.0156684">
            <text:p>1.57E-002</text:p>
          </table:table-cell>
          <table:table-cell table:style-name="ce21" office:value-type="float" office:value="0.0621188">
            <text:p>6.21E-002</text:p>
          </table:table-cell>
          <table:table-cell table:style-name="ce21" office:value-type="float" office:value="0.0277758">
            <text:p>2.78E-002</text:p>
          </table:table-cell>
          <table:table-cell table:style-name="ce21" office:value-type="float" office:value="0.105036">
            <text:p>1.05E-001</text:p>
          </table:table-cell>
          <table:table-cell table:style-name="ce21" office:value-type="float" office:value="0.51907">
            <text:p>5.19E-001</text:p>
          </table:table-cell>
          <table:table-cell table:style-name="ce36" office:value-type="float" office:value="0.156688">
            <text:p>1.57E-001</text:p>
          </table:table-cell>
          <table:table-cell table:style-name="ce39" office:value-type="float" office:value="0.00405928">
            <text:p>4.06E-003</text:p>
          </table:table-cell>
          <table:table-cell table:style-name="ce21" office:value-type="float" office:value="0.00859087">
            <text:p>8.59E-003</text:p>
          </table:table-cell>
          <table:table-cell table:style-name="ce21" office:value-type="float" office:value="0.0023683">
            <text:p>2.37E-003</text:p>
          </table:table-cell>
          <table:table-cell table:style-name="ce21" office:value-type="float" office:value="0.00545789">
            <text:p>5.46E-003</text:p>
          </table:table-cell>
          <table:table-cell table:style-name="ce21" office:value-type="float" office:value="0.0125435">
            <text:p>1.25E-002</text:p>
          </table:table-cell>
          <table:table-cell table:style-name="ce21" office:value-type="float" office:value="0.00304497">
            <text:p>3.04E-003</text:p>
          </table:table-cell>
          <table:table-cell table:style-name="ce21" office:value-type="float" office:value="0.0101174">
            <text:p>1.01E-002</text:p>
          </table:table-cell>
          <table:table-cell table:style-name="ce21" office:value-type="float" office:value="0.0359765">
            <text:p>3.60E-002</text:p>
          </table:table-cell>
          <table:table-cell table:style-name="ce36" office:value-type="float" office:value="0.00538817">
            <text:p>5.39E-003</text:p>
          </table:table-cell>
          <table:table-cell table:style-name="ce39" office:value-type="float" office:value="0.00260781">
            <text:p>2.61E-003</text:p>
          </table:table-cell>
          <table:table-cell table:style-name="ce21" office:value-type="float" office:value="0.00590377">
            <text:p>5.90E-003</text:p>
          </table:table-cell>
          <table:table-cell table:style-name="ce21" office:value-type="float" office:value="0.00710013">
            <text:p>7.10E-003</text:p>
          </table:table-cell>
          <table:table-cell table:style-name="ce21" office:value-type="float" office:value="0.00308728">
            <text:p>3.09E-003</text:p>
          </table:table-cell>
          <table:table-cell table:style-name="ce21" office:value-type="float" office:value="0.00894331">
            <text:p>8.94E-003</text:p>
          </table:table-cell>
          <table:table-cell table:style-name="ce21" office:value-type="float" office:value="0.00940977">
            <text:p>9.41E-003</text:p>
          </table:table-cell>
          <table:table-cell table:style-name="ce21" office:value-type="float" office:value="0.00630212">
            <text:p>6.30E-003</text:p>
          </table:table-cell>
          <table:table-cell table:style-name="ce21" office:value-type="float" office:value="0.0294489">
            <text:p>2.94E-002</text:p>
          </table:table-cell>
          <table:table-cell table:style-name="ce36" office:value-type="float" office:value="0.0209945">
            <text:p>2.10E-002</text:p>
          </table:table-cell>
          <table:table-cell/>
          <table:table-cell table:style-name="ce21" office:value-type="float" office:value="0.0082238">
            <text:p>8.22E-003</text:p>
          </table:table-cell>
          <table:table-cell table:style-name="ce21" office:value-type="float" office:value="0.0203917">
            <text:p>2.04E-002</text:p>
          </table:table-cell>
          <table:table-cell table:style-name="ce21" office:value-type="float" office:value="0.011784">
            <text:p>1.18E-002</text:p>
          </table:table-cell>
          <table:table-cell table:style-name="ce21" office:value-type="float" office:value="0.0155962">
            <text:p>1.56E-002</text:p>
          </table:table-cell>
          <table:table-cell table:style-name="ce21" office:value-type="float" office:value="0.0644981">
            <text:p>6.45E-002</text:p>
          </table:table-cell>
          <table:table-cell table:style-name="ce21" office:value-type="float" office:value="0.0267241">
            <text:p>2.67E-002</text:p>
          </table:table-cell>
          <table:table-cell table:style-name="ce21" office:value-type="float" office:value="0.0956943">
            <text:p>9.57E-002</text:p>
          </table:table-cell>
          <table:table-cell table:style-name="ce21" office:value-type="float" office:value="0.561394">
            <text:p>5.61E-001</text:p>
          </table:table-cell>
          <table:table-cell table:style-name="ce36" office:value-type="float" office:value="0.156477">
            <text:p>1.56E-001</text:p>
          </table:table-cell>
          <table:table-cell table:style-name="ce39" office:value-type="float" office:value="0.00455141">
            <text:p>4.55E-003</text:p>
          </table:table-cell>
          <table:table-cell table:style-name="ce21" office:value-type="float" office:value="0.00640559">
            <text:p>6.41E-003</text:p>
          </table:table-cell>
          <table:table-cell table:style-name="ce21" office:value-type="float" office:value="0.00255678">
            <text:p>2.56E-003</text:p>
          </table:table-cell>
          <table:table-cell table:style-name="ce21" office:value-type="float" office:value="0.00594416">
            <text:p>5.94E-003</text:p>
          </table:table-cell>
          <table:table-cell table:style-name="ce21" office:value-type="float" office:value="0.01038">
            <text:p>1.04E-002</text:p>
          </table:table-cell>
          <table:table-cell table:style-name="ce21" office:value-type="float" office:value="0.00318627">
            <text:p>3.19E-003</text:p>
          </table:table-cell>
          <table:table-cell table:style-name="ce21" office:value-type="float" office:value="0.0110692">
            <text:p>1.11E-002</text:p>
          </table:table-cell>
          <table:table-cell table:style-name="ce21" office:value-type="float" office:value="0.0293785">
            <text:p>2.94E-002</text:p>
          </table:table-cell>
          <table:table-cell table:style-name="ce36" office:value-type="float" office:value="0.00551282">
            <text:p>5.51E-003</text:p>
          </table:table-cell>
          <table:table-cell table:style-name="ce39" office:value-type="float" office:value="0.00323255">
            <text:p>3.23E-003</text:p>
          </table:table-cell>
          <table:table-cell table:style-name="ce21" office:value-type="float" office:value="0.00647599">
            <text:p>6.48E-003</text:p>
          </table:table-cell>
          <table:table-cell table:style-name="ce21" office:value-type="float" office:value="0.0075748">
            <text:p>7.57E-003</text:p>
          </table:table-cell>
          <table:table-cell table:style-name="ce21" office:value-type="float" office:value="0.00359226">
            <text:p>3.59E-003</text:p>
          </table:table-cell>
          <table:table-cell table:style-name="ce21" office:value-type="float" office:value="0.00914332">
            <text:p>9.14E-003</text:p>
          </table:table-cell>
          <table:table-cell table:style-name="ce21" office:value-type="float" office:value="0.00987762">
            <text:p>9.88E-003</text:p>
          </table:table-cell>
          <table:table-cell table:style-name="ce21" office:value-type="float" office:value="0.00630208">
            <text:p>6.30E-003</text:p>
          </table:table-cell>
          <table:table-cell table:style-name="ce21" office:value-type="float" office:value="0.0281943">
            <text:p>2.82E-002</text:p>
          </table:table-cell>
          <table:table-cell table:style-name="ce36" office:value-type="float" office:value="0.0240741">
            <text:p>2.41E-002</text:p>
          </table:table-cell>
          <table:table-cell table:number-columns-repeated="856"/>
        </table:table-row>
        <table:table-row table:style-name="ro1">
          <table:table-cell table:style-name="ce6" office:value-type="float" office:value="4">
            <text:p>4</text:p>
          </table:table-cell>
          <table:table-cell office:value-type="float" office:value="0.00661941">
            <text:p>6.62E-003</text:p>
          </table:table-cell>
          <table:table-cell office:value-type="float" office:value="0.0187729">
            <text:p>1.88E-002</text:p>
          </table:table-cell>
          <table:table-cell office:value-type="float" office:value="0.0116077">
            <text:p>1.16E-002</text:p>
          </table:table-cell>
          <table:table-cell table:style-name="ce21" office:value-type="float" office:value="0.0135266">
            <text:p>1.35E-002</text:p>
          </table:table-cell>
          <table:table-cell office:value-type="float" office:value="0.0621046">
            <text:p>6.21E-002</text:p>
          </table:table-cell>
          <table:table-cell office:value-type="float" office:value="0.0347064">
            <text:p>3.47E-002</text:p>
          </table:table-cell>
          <table:table-cell office:value-type="float" office:value="0.0731938">
            <text:p>7.32E-002</text:p>
          </table:table-cell>
          <table:table-cell table:style-name="ce21" office:value-type="float" office:value="0.539383">
            <text:p>5.39E-001</text:p>
          </table:table-cell>
          <table:table-cell table:style-name="ce36" office:value-type="float" office:value="0.328653">
            <text:p>3.29E-001</text:p>
          </table:table-cell>
          <table:table-cell table:style-name="ce39" office:value-type="float" office:value="0.00352763">
            <text:p>3.53E-003</text:p>
          </table:table-cell>
          <table:table-cell office:value-type="float" office:value="0.00682387">
            <text:p>6.82E-003</text:p>
          </table:table-cell>
          <table:table-cell office:value-type="float" office:value="0.00248942">
            <text:p>2.49E-003</text:p>
          </table:table-cell>
          <table:table-cell table:style-name="ce21" office:value-type="float" office:value="0.00504864">
            <text:p>5.05E-003</text:p>
          </table:table-cell>
          <table:table-cell table:style-name="ce21" office:value-type="float" office:value="0.0116019">
            <text:p>1.16E-002</text:p>
          </table:table-cell>
          <table:table-cell table:style-name="ce21" office:value-type="float" office:value="0.00333538">
            <text:p>3.34E-003</text:p>
          </table:table-cell>
          <table:table-cell table:style-name="ce21" office:value-type="float" office:value="0.0104928">
            <text:p>1.05E-002</text:p>
          </table:table-cell>
          <table:table-cell table:style-name="ce21" office:value-type="float" office:value="0.0336937">
            <text:p>3.37E-002</text:p>
          </table:table-cell>
          <table:table-cell table:style-name="ce36" office:value-type="float" office:value="0.00631868">
            <text:p>6.32E-003</text:p>
          </table:table-cell>
          <table:table-cell table:style-name="ce39" office:value-type="float" office:value="0.00250808">
            <text:p>2.51E-003</text:p>
          </table:table-cell>
          <table:table-cell table:style-name="ce21" office:value-type="float" office:value="0.00606436">
            <text:p>6.06E-003</text:p>
          </table:table-cell>
          <table:table-cell table:style-name="ce21" office:value-type="float" office:value="0.00561114">
            <text:p>5.61E-003</text:p>
          </table:table-cell>
          <table:table-cell table:style-name="ce21" office:value-type="float" office:value="0.00280678">
            <text:p>2.81E-003</text:p>
          </table:table-cell>
          <table:table-cell table:style-name="ce21" office:value-type="float" office:value="0.0103701">
            <text:p>1.04E-002</text:p>
          </table:table-cell>
          <table:table-cell table:style-name="ce21" office:value-type="float" office:value="0.00769704">
            <text:p>7.70E-003</text:p>
          </table:table-cell>
          <table:table-cell table:style-name="ce21" office:value-type="float" office:value="0.00508932">
            <text:p>5.09E-003</text:p>
          </table:table-cell>
          <table:table-cell table:style-name="ce21" office:value-type="float" office:value="0.0361313">
            <text:p>3.61E-002</text:p>
          </table:table-cell>
          <table:table-cell table:style-name="ce36" office:value-type="float" office:value="0.0192623">
            <text:p>1.93E-002</text:p>
          </table:table-cell>
          <table:table-cell/>
          <table:table-cell table:style-name="ce21" office:value-type="float" office:value="0.00708024">
            <text:p>7.08E-003</text:p>
          </table:table-cell>
          <table:table-cell table:style-name="ce21" office:value-type="float" office:value="0.0197914">
            <text:p>1.98E-002</text:p>
          </table:table-cell>
          <table:table-cell table:style-name="ce21" office:value-type="float" office:value="0.0106921">
            <text:p>1.07E-002</text:p>
          </table:table-cell>
          <table:table-cell table:style-name="ce21" office:value-type="float" office:value="0.0152363">
            <text:p>1.52E-002</text:p>
          </table:table-cell>
          <table:table-cell table:style-name="ce21" office:value-type="float" office:value="0.0631189">
            <text:p>6.31E-002</text:p>
          </table:table-cell>
          <table:table-cell table:style-name="ce21" office:value-type="float" office:value="0.0270497">
            <text:p>2.70E-002</text:p>
          </table:table-cell>
          <table:table-cell table:style-name="ce21" office:value-type="float" office:value="0.108147">
            <text:p>1.08E-001</text:p>
          </table:table-cell>
          <table:table-cell table:style-name="ce21" office:value-type="float" office:value="0.553683">
            <text:p>5.54E-001</text:p>
          </table:table-cell>
          <table:table-cell table:style-name="ce36" office:value-type="float" office:value="0.154914">
            <text:p>1.55E-001</text:p>
          </table:table-cell>
          <table:table-cell table:style-name="ce39" office:value-type="float" office:value="0.00343994">
            <text:p>3.44E-003</text:p>
          </table:table-cell>
          <table:table-cell table:style-name="ce21" office:value-type="float" office:value="0.00509436">
            <text:p>5.09E-003</text:p>
          </table:table-cell>
          <table:table-cell table:style-name="ce21" office:value-type="float" office:value="0.00230538">
            <text:p>2.31E-003</text:p>
          </table:table-cell>
          <table:table-cell table:style-name="ce21" office:value-type="float" office:value="0.00457285">
            <text:p>4.57E-003</text:p>
          </table:table-cell>
          <table:table-cell table:style-name="ce21" office:value-type="float" office:value="0.009293">
            <text:p>9.29E-003</text:p>
          </table:table-cell>
          <table:table-cell table:style-name="ce21" office:value-type="float" office:value="0.00326439">
            <text:p>3.26E-003</text:p>
          </table:table-cell>
          <table:table-cell table:style-name="ce21" office:value-type="float" office:value="0.00973244">
            <text:p>9.73E-003</text:p>
          </table:table-cell>
          <table:table-cell table:style-name="ce21" office:value-type="float" office:value="0.0236516">
            <text:p>2.37E-002</text:p>
          </table:table-cell>
          <table:table-cell table:style-name="ce36" office:value-type="float" office:value="0.00607412">
            <text:p>6.07E-003</text:p>
          </table:table-cell>
          <table:table-cell table:style-name="ce39" office:value-type="float" office:value="0.00251614">
            <text:p>2.52E-003</text:p>
          </table:table-cell>
          <table:table-cell table:style-name="ce21" office:value-type="float" office:value="0.0058326">
            <text:p>5.83E-003</text:p>
          </table:table-cell>
          <table:table-cell table:style-name="ce21" office:value-type="float" office:value="0.00565758">
            <text:p>5.66E-003</text:p>
          </table:table-cell>
          <table:table-cell table:style-name="ce21" office:value-type="float" office:value="0.0028277">
            <text:p>2.83E-003</text:p>
          </table:table-cell>
          <table:table-cell table:style-name="ce21" office:value-type="float" office:value="0.0103458">
            <text:p>1.03E-002</text:p>
          </table:table-cell>
          <table:table-cell table:style-name="ce21" office:value-type="float" office:value="0.0077692">
            <text:p>7.77E-003</text:p>
          </table:table-cell>
          <table:table-cell table:style-name="ce21" office:value-type="float" office:value="0.00506049">
            <text:p>5.06E-003</text:p>
          </table:table-cell>
          <table:table-cell table:style-name="ce21" office:value-type="float" office:value="0.0359517">
            <text:p>3.60E-002</text:p>
          </table:table-cell>
          <table:table-cell table:style-name="ce36" office:value-type="float" office:value="0.0209955">
            <text:p>2.10E-002</text:p>
          </table:table-cell>
          <table:table-cell/>
          <table:table-cell table:style-name="ce21" office:value-type="float" office:value="0.00694318">
            <text:p>6.94E-003</text:p>
          </table:table-cell>
          <table:table-cell table:style-name="ce21" office:value-type="float" office:value="0.0186949">
            <text:p>1.87E-002</text:p>
          </table:table-cell>
          <table:table-cell table:style-name="ce21" office:value-type="float" office:value="0.0108346">
            <text:p>1.08E-002</text:p>
          </table:table-cell>
          <table:table-cell table:style-name="ce21" office:value-type="float" office:value="0.0152386">
            <text:p>1.52E-002</text:p>
          </table:table-cell>
          <table:table-cell table:style-name="ce21" office:value-type="float" office:value="0.0624454">
            <text:p>6.24E-002</text:p>
          </table:table-cell>
          <table:table-cell table:style-name="ce21" office:value-type="float" office:value="0.0271582">
            <text:p>2.72E-002</text:p>
          </table:table-cell>
          <table:table-cell table:style-name="ce21" office:value-type="float" office:value="0.10667">
            <text:p>1.07E-001</text:p>
          </table:table-cell>
          <table:table-cell table:style-name="ce21" office:value-type="float" office:value="0.549561">
            <text:p>5.50E-001</text:p>
          </table:table-cell>
          <table:table-cell table:style-name="ce36" office:value-type="float" office:value="0.155116">
            <text:p>1.55E-001</text:p>
          </table:table-cell>
          <table:table-cell table:style-name="ce39" office:value-type="float" office:value="0.00294414">
            <text:p>2.94E-003</text:p>
          </table:table-cell>
          <table:table-cell table:style-name="ce21" office:value-type="float" office:value="0.00462319">
            <text:p>4.62E-003</text:p>
          </table:table-cell>
          <table:table-cell table:style-name="ce21" office:value-type="float" office:value="0.00279384">
            <text:p>2.79E-003</text:p>
          </table:table-cell>
          <table:table-cell table:style-name="ce21" office:value-type="float" office:value="0.00418024">
            <text:p>4.18E-003</text:p>
          </table:table-cell>
          <table:table-cell table:style-name="ce21" office:value-type="float" office:value="0.00626655">
            <text:p>6.27E-003</text:p>
          </table:table-cell>
          <table:table-cell table:style-name="ce21" office:value-type="float" office:value="0.00372592">
            <text:p>3.73E-003</text:p>
          </table:table-cell>
          <table:table-cell table:style-name="ce21" office:value-type="float" office:value="0.0100852">
            <text:p>1.01E-002</text:p>
          </table:table-cell>
          <table:table-cell table:style-name="ce21" office:value-type="float" office:value="0.0165168">
            <text:p>1.65E-002</text:p>
          </table:table-cell>
          <table:table-cell table:style-name="ce36" office:value-type="float" office:value="0.00846696">
            <text:p>8.47E-003</text:p>
          </table:table-cell>
          <table:table-cell table:style-name="ce39" office:value-type="float" office:value="0.00245838">
            <text:p>2.46E-003</text:p>
          </table:table-cell>
          <table:table-cell table:style-name="ce21" office:value-type="float" office:value="0.0058318">
            <text:p>5.83E-003</text:p>
          </table:table-cell>
          <table:table-cell table:style-name="ce21" office:value-type="float" office:value="0.00570761">
            <text:p>5.71E-003</text:p>
          </table:table-cell>
          <table:table-cell table:style-name="ce21" office:value-type="float" office:value="0.00276881">
            <text:p>2.77E-003</text:p>
          </table:table-cell>
          <table:table-cell table:style-name="ce21" office:value-type="float" office:value="0.00972209">
            <text:p>9.72E-003</text:p>
          </table:table-cell>
          <table:table-cell table:style-name="ce21" office:value-type="float" office:value="0.00753038">
            <text:p>7.53E-003</text:p>
          </table:table-cell>
          <table:table-cell table:style-name="ce21" office:value-type="float" office:value="0.00517204">
            <text:p>5.17E-003</text:p>
          </table:table-cell>
          <table:table-cell table:style-name="ce21" office:value-type="float" office:value="0.033286">
            <text:p>3.33E-002</text:p>
          </table:table-cell>
          <table:table-cell table:style-name="ce36" office:value-type="float" office:value="0.0178607">
            <text:p>1.79E-002</text:p>
          </table:table-cell>
          <table:table-cell/>
          <table:table-cell table:style-name="ce21" office:value-type="float" office:value="0.00709211">
            <text:p>7.09E-003</text:p>
          </table:table-cell>
          <table:table-cell table:style-name="ce21" office:value-type="float" office:value="0.0191369">
            <text:p>1.91E-002</text:p>
          </table:table-cell>
          <table:table-cell table:style-name="ce21" office:value-type="float" office:value="0.0110367">
            <text:p>1.10E-002</text:p>
          </table:table-cell>
          <table:table-cell table:style-name="ce21" office:value-type="float" office:value="0.0151943">
            <text:p>1.52E-002</text:p>
          </table:table-cell>
          <table:table-cell table:style-name="ce21" office:value-type="float" office:value="0.0623401">
            <text:p>6.23E-002</text:p>
          </table:table-cell>
          <table:table-cell table:style-name="ce21" office:value-type="float" office:value="0.0266383">
            <text:p>2.66E-002</text:p>
          </table:table-cell>
          <table:table-cell table:style-name="ce21" office:value-type="float" office:value="0.102217">
            <text:p>1.02E-001</text:p>
          </table:table-cell>
          <table:table-cell table:style-name="ce21" office:value-type="float" office:value="0.548272">
            <text:p>5.48E-001</text:p>
          </table:table-cell>
          <table:table-cell table:style-name="ce36" office:value-type="float" office:value="0.156882">
            <text:p>1.57E-001</text:p>
          </table:table-cell>
          <table:table-cell table:style-name="ce39" office:value-type="float" office:value="0.00333696">
            <text:p>3.34E-003</text:p>
          </table:table-cell>
          <table:table-cell table:style-name="ce21" office:value-type="float" office:value="0.00702685">
            <text:p>7.03E-003</text:p>
          </table:table-cell>
          <table:table-cell table:style-name="ce21" office:value-type="float" office:value="0.00328457">
            <text:p>3.28E-003</text:p>
          </table:table-cell>
          <table:table-cell table:style-name="ce21" office:value-type="float" office:value="0.00514982">
            <text:p>5.15E-003</text:p>
          </table:table-cell>
          <table:table-cell table:style-name="ce21" office:value-type="float" office:value="0.0114639">
            <text:p>1.15E-002</text:p>
          </table:table-cell>
          <table:table-cell table:style-name="ce21" office:value-type="float" office:value="0.00433223">
            <text:p>4.33E-003</text:p>
          </table:table-cell>
          <table:table-cell table:style-name="ce21" office:value-type="float" office:value="0.0129404">
            <text:p>1.29E-002</text:p>
          </table:table-cell>
          <table:table-cell table:style-name="ce21" office:value-type="float" office:value="0.0335018">
            <text:p>3.35E-002</text:p>
          </table:table-cell>
          <table:table-cell table:style-name="ce36" office:value-type="float" office:value="0.00940621">
            <text:p>9.41E-003</text:p>
          </table:table-cell>
          <table:table-cell table:style-name="ce39" office:value-type="float" office:value="0.00259039">
            <text:p>2.59E-003</text:p>
          </table:table-cell>
          <table:table-cell table:style-name="ce21" office:value-type="float" office:value="0.00581201">
            <text:p>5.81E-003</text:p>
          </table:table-cell>
          <table:table-cell table:style-name="ce21" office:value-type="float" office:value="0.00696354">
            <text:p>6.96E-003</text:p>
          </table:table-cell>
          <table:table-cell table:style-name="ce21" office:value-type="float" office:value="0.00300556">
            <text:p>3.01E-003</text:p>
          </table:table-cell>
          <table:table-cell table:style-name="ce21" office:value-type="float" office:value="0.0100074">
            <text:p>1.00E-002</text:p>
          </table:table-cell>
          <table:table-cell table:style-name="ce21" office:value-type="float" office:value="0.00893635">
            <text:p>8.94E-003</text:p>
          </table:table-cell>
          <table:table-cell table:style-name="ce21" office:value-type="float" office:value="0.00621129">
            <text:p>6.21E-003</text:p>
          </table:table-cell>
          <table:table-cell table:style-name="ce21" office:value-type="float" office:value="0.0345042">
            <text:p>3.45E-002</text:p>
          </table:table-cell>
          <table:table-cell table:style-name="ce36" office:value-type="float" office:value="0.0216183">
            <text:p>2.16E-002</text:p>
          </table:table-cell>
          <table:table-cell/>
          <table:table-cell table:style-name="ce21" office:value-type="float" office:value="0.00805877">
            <text:p>8.06E-003</text:p>
          </table:table-cell>
          <table:table-cell table:style-name="ce21" office:value-type="float" office:value="0.0206894">
            <text:p>2.07E-002</text:p>
          </table:table-cell>
          <table:table-cell table:style-name="ce21" office:value-type="float" office:value="0.0119468">
            <text:p>1.19E-002</text:p>
          </table:table-cell>
          <table:table-cell table:style-name="ce21" office:value-type="float" office:value="0.0159345">
            <text:p>1.59E-002</text:p>
          </table:table-cell>
          <table:table-cell table:style-name="ce21" office:value-type="float" office:value="0.063263">
            <text:p>6.33E-002</text:p>
          </table:table-cell>
          <table:table-cell table:style-name="ce21" office:value-type="float" office:value="0.0272827">
            <text:p>2.73E-002</text:p>
          </table:table-cell>
          <table:table-cell table:style-name="ce21" office:value-type="float" office:value="0.104596">
            <text:p>1.05E-001</text:p>
          </table:table-cell>
          <table:table-cell table:style-name="ce21" office:value-type="float" office:value="0.543672">
            <text:p>5.44E-001</text:p>
          </table:table-cell>
          <table:table-cell table:style-name="ce36" office:value-type="float" office:value="0.154085">
            <text:p>1.54E-001</text:p>
          </table:table-cell>
          <table:table-cell table:style-name="ce39" office:value-type="float" office:value="0.00422933">
            <text:p>4.23E-003</text:p>
          </table:table-cell>
          <table:table-cell table:style-name="ce21" office:value-type="float" office:value="0.00690209">
            <text:p>6.90E-003</text:p>
          </table:table-cell>
          <table:table-cell table:style-name="ce21" office:value-type="float" office:value="0.00278584">
            <text:p>2.79E-003</text:p>
          </table:table-cell>
          <table:table-cell table:style-name="ce21" office:value-type="float" office:value="0.00517294">
            <text:p>5.17E-003</text:p>
          </table:table-cell>
          <table:table-cell table:style-name="ce21" office:value-type="float" office:value="0.0116389">
            <text:p>1.16E-002</text:p>
          </table:table-cell>
          <table:table-cell table:style-name="ce21" office:value-type="float" office:value="0.00311147">
            <text:p>3.11E-003</text:p>
          </table:table-cell>
          <table:table-cell table:style-name="ce21" office:value-type="float" office:value="0.0104479">
            <text:p>1.04E-002</text:p>
          </table:table-cell>
          <table:table-cell table:style-name="ce21" office:value-type="float" office:value="0.0280987">
            <text:p>2.81E-002</text:p>
          </table:table-cell>
          <table:table-cell table:style-name="ce36" office:value-type="float" office:value="0.00471742">
            <text:p>4.72E-003</text:p>
          </table:table-cell>
          <table:table-cell table:style-name="ce39" office:value-type="float" office:value="0.00300011">
            <text:p>3.00E-003</text:p>
          </table:table-cell>
          <table:table-cell table:style-name="ce21" office:value-type="float" office:value="0.00697864">
            <text:p>6.98E-003</text:p>
          </table:table-cell>
          <table:table-cell table:style-name="ce21" office:value-type="float" office:value="0.00780563">
            <text:p>7.81E-003</text:p>
          </table:table-cell>
          <table:table-cell table:style-name="ce21" office:value-type="float" office:value="0.00338769">
            <text:p>3.39E-003</text:p>
          </table:table-cell>
          <table:table-cell table:style-name="ce21" office:value-type="float" office:value="0.0120447">
            <text:p>1.20E-002</text:p>
          </table:table-cell>
          <table:table-cell table:style-name="ce21" office:value-type="float" office:value="0.00998692">
            <text:p>9.99E-003</text:p>
          </table:table-cell>
          <table:table-cell table:style-name="ce21" office:value-type="float" office:value="0.00616111">
            <text:p>6.16E-003</text:p>
          </table:table-cell>
          <table:table-cell table:style-name="ce21" office:value-type="float" office:value="0.0390613">
            <text:p>3.91E-002</text:p>
          </table:table-cell>
          <table:table-cell table:style-name="ce36" office:value-type="float" office:value="0.0219214">
            <text:p>2.19E-002</text:p>
          </table:table-cell>
          <table:table-cell/>
          <table:table-cell table:style-name="ce21" office:value-type="float" office:value="0.00748887">
            <text:p>7.49E-003</text:p>
          </table:table-cell>
          <table:table-cell table:style-name="ce21" office:value-type="float" office:value="0.0192828">
            <text:p>1.93E-002</text:p>
          </table:table-cell>
          <table:table-cell table:style-name="ce21" office:value-type="float" office:value="0.0113563">
            <text:p>1.14E-002</text:p>
          </table:table-cell>
          <table:table-cell table:style-name="ce21" office:value-type="float" office:value="0.0150825">
            <text:p>1.51E-002</text:p>
          </table:table-cell>
          <table:table-cell table:style-name="ce21" office:value-type="float" office:value="0.0623144">
            <text:p>6.23E-002</text:p>
          </table:table-cell>
          <table:table-cell table:style-name="ce21" office:value-type="float" office:value="0.0269136">
            <text:p>2.69E-002</text:p>
          </table:table-cell>
          <table:table-cell table:style-name="ce21" office:value-type="float" office:value="0.101366">
            <text:p>1.01E-001</text:p>
          </table:table-cell>
          <table:table-cell table:style-name="ce21" office:value-type="float" office:value="0.559955">
            <text:p>5.60E-001</text:p>
          </table:table-cell>
          <table:table-cell table:style-name="ce36" office:value-type="float" office:value="0.16234">
            <text:p>1.62E-001</text:p>
          </table:table-cell>
          <table:table-cell table:style-name="ce39" office:value-type="float" office:value="0.00348287">
            <text:p>3.48E-003</text:p>
          </table:table-cell>
          <table:table-cell table:style-name="ce21" office:value-type="float" office:value="0.00557227">
            <text:p>5.57E-003</text:p>
          </table:table-cell>
          <table:table-cell table:style-name="ce21" office:value-type="float" office:value="0.00227316">
            <text:p>2.27E-003</text:p>
          </table:table-cell>
          <table:table-cell table:style-name="ce21" office:value-type="float" office:value="0.00469615">
            <text:p>4.70E-003</text:p>
          </table:table-cell>
          <table:table-cell table:style-name="ce21" office:value-type="float" office:value="0.00859478">
            <text:p>8.59E-003</text:p>
          </table:table-cell>
          <table:table-cell table:style-name="ce21" office:value-type="float" office:value="0.00307414">
            <text:p>3.07E-003</text:p>
          </table:table-cell>
          <table:table-cell table:style-name="ce21" office:value-type="float" office:value="0.00925111">
            <text:p>9.25E-003</text:p>
          </table:table-cell>
          <table:table-cell table:style-name="ce21" office:value-type="float" office:value="0.0196596">
            <text:p>1.97E-002</text:p>
          </table:table-cell>
          <table:table-cell table:style-name="ce36" office:value-type="float" office:value="0.00773961">
            <text:p>7.74E-003</text:p>
          </table:table-cell>
          <table:table-cell table:style-name="ce39" office:value-type="float" office:value="0.0032422">
            <text:p>3.24E-003</text:p>
          </table:table-cell>
          <table:table-cell table:style-name="ce21" office:value-type="float" office:value="0.00679513">
            <text:p>6.80E-003</text:p>
          </table:table-cell>
          <table:table-cell table:style-name="ce21" office:value-type="float" office:value="0.00663795">
            <text:p>6.64E-003</text:p>
          </table:table-cell>
          <table:table-cell table:style-name="ce21" office:value-type="float" office:value="0.00356833">
            <text:p>3.57E-003</text:p>
          </table:table-cell>
          <table:table-cell table:style-name="ce21" office:value-type="float" office:value="0.0121906">
            <text:p>1.22E-002</text:p>
          </table:table-cell>
          <table:table-cell table:style-name="ce21" office:value-type="float" office:value="0.00914674">
            <text:p>9.15E-003</text:p>
          </table:table-cell>
          <table:table-cell table:style-name="ce21" office:value-type="float" office:value="0.00635697">
            <text:p>6.36E-003</text:p>
          </table:table-cell>
          <table:table-cell table:style-name="ce21" office:value-type="float" office:value="0.041313">
            <text:p>4.13E-002</text:p>
          </table:table-cell>
          <table:table-cell table:style-name="ce36" office:value-type="float" office:value="0.0260009">
            <text:p>2.60E-002</text:p>
          </table:table-cell>
          <table:table-cell table:number-columns-repeated="856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float" office:value="0.00697589">
            <text:p>6.98E-003</text:p>
          </table:table-cell>
          <table:table-cell office:value-type="float" office:value="0.0190027">
            <text:p>1.90E-002</text:p>
          </table:table-cell>
          <table:table-cell office:value-type="float" office:value="0.0103662">
            <text:p>1.04E-002</text:p>
          </table:table-cell>
          <table:table-cell table:style-name="ce21" office:value-type="float" office:value="0.0153971">
            <text:p>1.54E-002</text:p>
          </table:table-cell>
          <table:table-cell office:value-type="float" office:value="0.0620623">
            <text:p>6.21E-002</text:p>
          </table:table-cell>
          <table:table-cell office:value-type="float" office:value="0.0267004">
            <text:p>2.67E-002</text:p>
          </table:table-cell>
          <table:table-cell office:value-type="float" office:value="0.110784">
            <text:p>1.11E-001</text:p>
          </table:table-cell>
          <table:table-cell table:style-name="ce21" office:value-type="float" office:value="0.536143">
            <text:p>5.36E-001</text:p>
          </table:table-cell>
          <table:table-cell table:style-name="ce36" office:value-type="float" office:value="0.149051">
            <text:p>1.49E-001</text:p>
          </table:table-cell>
          <table:table-cell table:style-name="ce39" office:value-type="float" office:value="0.00337395">
            <text:p>3.37E-003</text:p>
          </table:table-cell>
          <table:table-cell office:value-type="float" office:value="0.00653869">
            <text:p>6.54E-003</text:p>
          </table:table-cell>
          <table:table-cell office:value-type="float" office:value="0.00229311">
            <text:p>2.29E-003</text:p>
          </table:table-cell>
          <table:table-cell table:style-name="ce21" office:value-type="float" office:value="0.00487897">
            <text:p>4.88E-003</text:p>
          </table:table-cell>
          <table:table-cell table:style-name="ce21" office:value-type="float" office:value="0.0114768">
            <text:p>1.15E-002</text:p>
          </table:table-cell>
          <table:table-cell table:style-name="ce21" office:value-type="float" office:value="0.0033283">
            <text:p>3.33E-003</text:p>
          </table:table-cell>
          <table:table-cell table:style-name="ce21" office:value-type="float" office:value="0.0105819">
            <text:p>1.06E-002</text:p>
          </table:table-cell>
          <table:table-cell table:style-name="ce21" office:value-type="float" office:value="0.03025">
            <text:p>3.03E-002</text:p>
          </table:table-cell>
          <table:table-cell table:style-name="ce36" office:value-type="float" office:value="0.00708227">
            <text:p>7.08E-003</text:p>
          </table:table-cell>
          <table:table-cell table:style-name="ce39" office:value-type="float" office:value="0.00244313">
            <text:p>2.44E-003</text:p>
          </table:table-cell>
          <table:table-cell table:style-name="ce21" office:value-type="float" office:value="0.00604156">
            <text:p>6.04E-003</text:p>
          </table:table-cell>
          <table:table-cell table:style-name="ce21" office:value-type="float" office:value="0.00537422">
            <text:p>5.37E-003</text:p>
          </table:table-cell>
          <table:table-cell table:style-name="ce21" office:value-type="float" office:value="0.0027908">
            <text:p>2.79E-003</text:p>
          </table:table-cell>
          <table:table-cell table:style-name="ce21" office:value-type="float" office:value="0.00993792">
            <text:p>9.94E-003</text:p>
          </table:table-cell>
          <table:table-cell table:style-name="ce21" office:value-type="float" office:value="0.00769116">
            <text:p>7.69E-003</text:p>
          </table:table-cell>
          <table:table-cell table:style-name="ce21" office:value-type="float" office:value="0.00533188">
            <text:p>5.33E-003</text:p>
          </table:table-cell>
          <table:table-cell table:style-name="ce21" office:value-type="float" office:value="0.0338527">
            <text:p>3.39E-002</text:p>
          </table:table-cell>
          <table:table-cell table:style-name="ce36" office:value-type="float" office:value="0.0204475">
            <text:p>2.04E-002</text:p>
          </table:table-cell>
          <table:table-cell/>
          <table:table-cell table:style-name="ce21" office:value-type="float" office:value="0.00706664">
            <text:p>7.07E-003</text:p>
          </table:table-cell>
          <table:table-cell table:style-name="ce21" office:value-type="float" office:value="0.0187269">
            <text:p>1.87E-002</text:p>
          </table:table-cell>
          <table:table-cell table:style-name="ce21" office:value-type="float" office:value="0.0105371">
            <text:p>1.05E-002</text:p>
          </table:table-cell>
          <table:table-cell table:style-name="ce21" office:value-type="float" office:value="0.0153284">
            <text:p>1.53E-002</text:p>
          </table:table-cell>
          <table:table-cell table:style-name="ce21" office:value-type="float" office:value="0.0622476">
            <text:p>6.22E-002</text:p>
          </table:table-cell>
          <table:table-cell table:style-name="ce21" office:value-type="float" office:value="0.0267464">
            <text:p>2.67E-002</text:p>
          </table:table-cell>
          <table:table-cell table:style-name="ce21" office:value-type="float" office:value="0.110958">
            <text:p>1.11E-001</text:p>
          </table:table-cell>
          <table:table-cell table:style-name="ce21" office:value-type="float" office:value="0.539527">
            <text:p>5.40E-001</text:p>
          </table:table-cell>
          <table:table-cell table:style-name="ce36" office:value-type="float" office:value="0.150967">
            <text:p>1.51E-001</text:p>
          </table:table-cell>
          <table:table-cell table:style-name="ce39" office:value-type="float" office:value="0.00332673">
            <text:p>3.33E-003</text:p>
          </table:table-cell>
          <table:table-cell table:style-name="ce21" office:value-type="float" office:value="0.00588582">
            <text:p>5.89E-003</text:p>
          </table:table-cell>
          <table:table-cell table:style-name="ce21" office:value-type="float" office:value="0.00249953">
            <text:p>2.50E-003</text:p>
          </table:table-cell>
          <table:table-cell table:style-name="ce21" office:value-type="float" office:value="0.00494597">
            <text:p>4.95E-003</text:p>
          </table:table-cell>
          <table:table-cell table:style-name="ce21" office:value-type="float" office:value="0.0102595">
            <text:p>1.03E-002</text:p>
          </table:table-cell>
          <table:table-cell table:style-name="ce21" office:value-type="float" office:value="0.00342686">
            <text:p>3.43E-003</text:p>
          </table:table-cell>
          <table:table-cell table:style-name="ce21" office:value-type="float" office:value="0.0112303">
            <text:p>1.12E-002</text:p>
          </table:table-cell>
          <table:table-cell table:style-name="ce21" office:value-type="float" office:value="0.0278941">
            <text:p>2.79E-002</text:p>
          </table:table-cell>
          <table:table-cell table:style-name="ce36" office:value-type="float" office:value="0.00662418">
            <text:p>6.62E-003</text:p>
          </table:table-cell>
          <table:table-cell table:style-name="ce39" office:value-type="float" office:value="0.00257148">
            <text:p>2.57E-003</text:p>
          </table:table-cell>
          <table:table-cell table:style-name="ce21" office:value-type="float" office:value="0.00606177">
            <text:p>6.06E-003</text:p>
          </table:table-cell>
          <table:table-cell table:style-name="ce21" office:value-type="float" office:value="0.005448">
            <text:p>5.45E-003</text:p>
          </table:table-cell>
          <table:table-cell table:style-name="ce21" office:value-type="float" office:value="0.00289705">
            <text:p>2.90E-003</text:p>
          </table:table-cell>
          <table:table-cell table:style-name="ce21" office:value-type="float" office:value="0.00999163">
            <text:p>9.99E-003</text:p>
          </table:table-cell>
          <table:table-cell table:style-name="ce21" office:value-type="float" office:value="0.00765774">
            <text:p>7.66E-003</text:p>
          </table:table-cell>
          <table:table-cell table:style-name="ce21" office:value-type="float" office:value="0.0052926">
            <text:p>5.29E-003</text:p>
          </table:table-cell>
          <table:table-cell table:style-name="ce21" office:value-type="float" office:value="0.0346993">
            <text:p>3.47E-002</text:p>
          </table:table-cell>
          <table:table-cell table:style-name="ce36" office:value-type="float" office:value="0.0198762">
            <text:p>1.99E-002</text:p>
          </table:table-cell>
          <table:table-cell/>
          <table:table-cell table:style-name="ce21" office:value-type="float" office:value="0.00717961">
            <text:p>7.18E-003</text:p>
          </table:table-cell>
          <table:table-cell table:style-name="ce21" office:value-type="float" office:value="0.0197863">
            <text:p>1.98E-002</text:p>
          </table:table-cell>
          <table:table-cell table:style-name="ce21" office:value-type="float" office:value="0.0110109">
            <text:p>1.10E-002</text:p>
          </table:table-cell>
          <table:table-cell table:style-name="ce21" office:value-type="float" office:value="0.015115">
            <text:p>1.51E-002</text:p>
          </table:table-cell>
          <table:table-cell table:style-name="ce21" office:value-type="float" office:value="0.0660553">
            <text:p>6.61E-002</text:p>
          </table:table-cell>
          <table:table-cell table:style-name="ce21" office:value-type="float" office:value="0.0270307">
            <text:p>2.70E-002</text:p>
          </table:table-cell>
          <table:table-cell table:style-name="ce21" office:value-type="float" office:value="0.10729">
            <text:p>1.07E-001</text:p>
          </table:table-cell>
          <table:table-cell table:style-name="ce21" office:value-type="float" office:value="0.584177">
            <text:p>5.84E-001</text:p>
          </table:table-cell>
          <table:table-cell table:style-name="ce36" office:value-type="float" office:value="0.162907">
            <text:p>1.63E-001</text:p>
          </table:table-cell>
          <table:table-cell table:style-name="ce39" office:value-type="float" office:value="0.00392267">
            <text:p>3.92E-003</text:p>
          </table:table-cell>
          <table:table-cell table:style-name="ce21" office:value-type="float" office:value="0.00683555">
            <text:p>6.84E-003</text:p>
          </table:table-cell>
          <table:table-cell table:style-name="ce21" office:value-type="float" office:value="0.00238728">
            <text:p>2.39E-003</text:p>
          </table:table-cell>
          <table:table-cell table:style-name="ce21" office:value-type="float" office:value="0.00495402">
            <text:p>4.95E-003</text:p>
          </table:table-cell>
          <table:table-cell table:style-name="ce21" office:value-type="float" office:value="0.0114238">
            <text:p>1.14E-002</text:p>
          </table:table-cell>
          <table:table-cell table:style-name="ce21" office:value-type="float" office:value="0.00355448">
            <text:p>3.55E-003</text:p>
          </table:table-cell>
          <table:table-cell table:style-name="ce21" office:value-type="float" office:value="0.0091284">
            <text:p>9.13E-003</text:p>
          </table:table-cell>
          <table:table-cell table:style-name="ce21" office:value-type="float" office:value="0.030824">
            <text:p>3.08E-002</text:p>
          </table:table-cell>
          <table:table-cell table:style-name="ce36" office:value-type="float" office:value="0.00808964">
            <text:p>8.09E-003</text:p>
          </table:table-cell>
          <table:table-cell table:style-name="ce39" office:value-type="float" office:value="0.00264952">
            <text:p>2.65E-003</text:p>
          </table:table-cell>
          <table:table-cell table:style-name="ce21" office:value-type="float" office:value="0.00607637">
            <text:p>6.08E-003</text:p>
          </table:table-cell>
          <table:table-cell table:style-name="ce21" office:value-type="float" office:value="0.00624249">
            <text:p>6.24E-003</text:p>
          </table:table-cell>
          <table:table-cell table:style-name="ce21" office:value-type="float" office:value="0.00297674">
            <text:p>2.98E-003</text:p>
          </table:table-cell>
          <table:table-cell table:style-name="ce21" office:value-type="float" office:value="0.00968593">
            <text:p>9.69E-003</text:p>
          </table:table-cell>
          <table:table-cell table:style-name="ce21" office:value-type="float" office:value="0.00864232">
            <text:p>8.64E-003</text:p>
          </table:table-cell>
          <table:table-cell table:style-name="ce21" office:value-type="float" office:value="0.00555129">
            <text:p>5.55E-003</text:p>
          </table:table-cell>
          <table:table-cell table:style-name="ce21" office:value-type="float" office:value="0.0323284">
            <text:p>3.23E-002</text:p>
          </table:table-cell>
          <table:table-cell table:style-name="ce36" office:value-type="float" office:value="0.0233278">
            <text:p>2.33E-002</text:p>
          </table:table-cell>
          <table:table-cell/>
          <table:table-cell table:style-name="ce21" office:value-type="float" office:value="0.0072827">
            <text:p>7.28E-003</text:p>
          </table:table-cell>
          <table:table-cell table:style-name="ce21" office:value-type="float" office:value="0.0190479">
            <text:p>1.90E-002</text:p>
          </table:table-cell>
          <table:table-cell table:style-name="ce21" office:value-type="float" office:value="0.0114019">
            <text:p>1.14E-002</text:p>
          </table:table-cell>
          <table:table-cell table:style-name="ce21" office:value-type="float" office:value="0.0155385">
            <text:p>1.55E-002</text:p>
          </table:table-cell>
          <table:table-cell table:style-name="ce21" office:value-type="float" office:value="0.0614062">
            <text:p>6.14E-002</text:p>
          </table:table-cell>
          <table:table-cell table:style-name="ce21" office:value-type="float" office:value="0.0269563">
            <text:p>2.70E-002</text:p>
          </table:table-cell>
          <table:table-cell table:style-name="ce21" office:value-type="float" office:value="0.109446">
            <text:p>1.09E-001</text:p>
          </table:table-cell>
          <table:table-cell table:style-name="ce21" office:value-type="float" office:value="0.514855">
            <text:p>5.15E-001</text:p>
          </table:table-cell>
          <table:table-cell table:style-name="ce36" office:value-type="float" office:value="0.148167">
            <text:p>1.48E-001</text:p>
          </table:table-cell>
          <table:table-cell table:style-name="ce39" office:value-type="float" office:value="0.00340287">
            <text:p>3.40E-003</text:p>
          </table:table-cell>
          <table:table-cell table:style-name="ce21" office:value-type="float" office:value="0.00831512">
            <text:p>8.32E-003</text:p>
          </table:table-cell>
          <table:table-cell table:style-name="ce21" office:value-type="float" office:value="0.00321902">
            <text:p>3.22E-003</text:p>
          </table:table-cell>
          <table:table-cell table:style-name="ce21" office:value-type="float" office:value="0.00471623">
            <text:p>4.72E-003</text:p>
          </table:table-cell>
          <table:table-cell table:style-name="ce21" office:value-type="float" office:value="0.011041">
            <text:p>1.10E-002</text:p>
          </table:table-cell>
          <table:table-cell table:style-name="ce21" office:value-type="float" office:value="0.00368947">
            <text:p>3.69E-003</text:p>
          </table:table-cell>
          <table:table-cell table:style-name="ce21" office:value-type="float" office:value="0.0102326">
            <text:p>1.02E-002</text:p>
          </table:table-cell>
          <table:table-cell table:style-name="ce21" office:value-type="float" office:value="0.0269761">
            <text:p>2.70E-002</text:p>
          </table:table-cell>
          <table:table-cell table:style-name="ce36" office:value-type="float" office:value="0.0061561">
            <text:p>6.16E-003</text:p>
          </table:table-cell>
          <table:table-cell table:style-name="ce39" office:value-type="float" office:value="0.00265272">
            <text:p>2.65E-003</text:p>
          </table:table-cell>
          <table:table-cell table:style-name="ce21" office:value-type="float" office:value="0.00593886">
            <text:p>5.94E-003</text:p>
          </table:table-cell>
          <table:table-cell table:style-name="ce21" office:value-type="float" office:value="0.00626403">
            <text:p>6.26E-003</text:p>
          </table:table-cell>
          <table:table-cell table:style-name="ce21" office:value-type="float" office:value="0.00291419">
            <text:p>2.91E-003</text:p>
          </table:table-cell>
          <table:table-cell table:style-name="ce21" office:value-type="float" office:value="0.00992024">
            <text:p>9.92E-003</text:p>
          </table:table-cell>
          <table:table-cell table:style-name="ce21" office:value-type="float" office:value="0.00836314">
            <text:p>8.36E-003</text:p>
          </table:table-cell>
          <table:table-cell table:style-name="ce21" office:value-type="float" office:value="0.0053173">
            <text:p>5.32E-003</text:p>
          </table:table-cell>
          <table:table-cell table:style-name="ce21" office:value-type="float" office:value="0.0333446">
            <text:p>3.33E-002</text:p>
          </table:table-cell>
          <table:table-cell table:style-name="ce36" office:value-type="float" office:value="0.0199307">
            <text:p>1.99E-002</text:p>
          </table:table-cell>
          <table:table-cell/>
          <table:table-cell table:style-name="ce21" office:value-type="float" office:value="0.00770401">
            <text:p>7.70E-003</text:p>
          </table:table-cell>
          <table:table-cell table:style-name="ce21" office:value-type="float" office:value="0.0203708">
            <text:p>2.04E-002</text:p>
          </table:table-cell>
          <table:table-cell table:style-name="ce21" office:value-type="float" office:value="0.0112936">
            <text:p>1.13E-002</text:p>
          </table:table-cell>
          <table:table-cell table:style-name="ce21" office:value-type="float" office:value="0.0155904">
            <text:p>1.56E-002</text:p>
          </table:table-cell>
          <table:table-cell table:style-name="ce21" office:value-type="float" office:value="0.0622732">
            <text:p>6.23E-002</text:p>
          </table:table-cell>
          <table:table-cell table:style-name="ce21" office:value-type="float" office:value="0.0269334">
            <text:p>2.69E-002</text:p>
          </table:table-cell>
          <table:table-cell table:style-name="ce21" office:value-type="float" office:value="0.10783">
            <text:p>1.08E-001</text:p>
          </table:table-cell>
          <table:table-cell table:style-name="ce21" office:value-type="float" office:value="0.540025">
            <text:p>5.40E-001</text:p>
          </table:table-cell>
          <table:table-cell table:style-name="ce36" office:value-type="float" office:value="0.15421">
            <text:p>1.54E-001</text:p>
          </table:table-cell>
          <table:table-cell table:style-name="ce39" office:value-type="float" office:value="0.00384716">
            <text:p>3.85E-003</text:p>
          </table:table-cell>
          <table:table-cell table:style-name="ce21" office:value-type="float" office:value="0.00769934">
            <text:p>7.70E-003</text:p>
          </table:table-cell>
          <table:table-cell table:style-name="ce21" office:value-type="float" office:value="0.00422898">
            <text:p>4.23E-003</text:p>
          </table:table-cell>
          <table:table-cell table:style-name="ce21" office:value-type="float" office:value="0.00551808">
            <text:p>5.52E-003</text:p>
          </table:table-cell>
          <table:table-cell table:style-name="ce21" office:value-type="float" office:value="0.0104375">
            <text:p>1.04E-002</text:p>
          </table:table-cell>
          <table:table-cell table:style-name="ce21" office:value-type="float" office:value="0.00512121">
            <text:p>5.12E-003</text:p>
          </table:table-cell>
          <table:table-cell table:style-name="ce21" office:value-type="float" office:value="0.0152429">
            <text:p>1.52E-002</text:p>
          </table:table-cell>
          <table:table-cell table:style-name="ce21" office:value-type="float" office:value="0.0270147">
            <text:p>2.70E-002</text:p>
          </table:table-cell>
          <table:table-cell table:style-name="ce36" office:value-type="float" office:value="0.0100838">
            <text:p>1.01E-002</text:p>
          </table:table-cell>
          <table:table-cell table:style-name="ce39" office:value-type="float" office:value="0.00277422">
            <text:p>2.77E-003</text:p>
          </table:table-cell>
          <table:table-cell table:style-name="ce21" office:value-type="float" office:value="0.00624637">
            <text:p>6.25E-003</text:p>
          </table:table-cell>
          <table:table-cell table:style-name="ce21" office:value-type="float" office:value="0.00548382">
            <text:p>5.48E-003</text:p>
          </table:table-cell>
          <table:table-cell table:style-name="ce21" office:value-type="float" office:value="0.00309481">
            <text:p>3.09E-003</text:p>
          </table:table-cell>
          <table:table-cell table:style-name="ce21" office:value-type="float" office:value="0.00982752">
            <text:p>9.83E-003</text:p>
          </table:table-cell>
          <table:table-cell table:style-name="ce21" office:value-type="float" office:value="0.00722664">
            <text:p>7.23E-003</text:p>
          </table:table-cell>
          <table:table-cell table:style-name="ce21" office:value-type="float" office:value="0.00540846">
            <text:p>5.41E-003</text:p>
          </table:table-cell>
          <table:table-cell table:style-name="ce21" office:value-type="float" office:value="0.0351199">
            <text:p>3.51E-002</text:p>
          </table:table-cell>
          <table:table-cell table:style-name="ce36" office:value-type="float" office:value="0.0172717">
            <text:p>1.73E-002</text:p>
          </table:table-cell>
          <table:table-cell/>
          <table:table-cell table:style-name="ce21" office:value-type="float" office:value="0.00785205">
            <text:p>7.85E-003</text:p>
          </table:table-cell>
          <table:table-cell table:style-name="ce21" office:value-type="float" office:value="0.0198147">
            <text:p>1.98E-002</text:p>
          </table:table-cell>
          <table:table-cell table:style-name="ce21" office:value-type="float" office:value="0.012539">
            <text:p>1.25E-002</text:p>
          </table:table-cell>
          <table:table-cell table:style-name="ce21" office:value-type="float" office:value="0.015916">
            <text:p>1.59E-002</text:p>
          </table:table-cell>
          <table:table-cell table:style-name="ce21" office:value-type="float" office:value="0.0654699">
            <text:p>6.55E-002</text:p>
          </table:table-cell>
          <table:table-cell table:style-name="ce21" office:value-type="float" office:value="0.0289378">
            <text:p>2.89E-002</text:p>
          </table:table-cell>
          <table:table-cell table:style-name="ce21" office:value-type="float" office:value="0.107833">
            <text:p>1.08E-001</text:p>
          </table:table-cell>
          <table:table-cell table:style-name="ce21" office:value-type="float" office:value="0.578198">
            <text:p>5.78E-001</text:p>
          </table:table-cell>
          <table:table-cell table:style-name="ce36" office:value-type="float" office:value="0.161418">
            <text:p>1.61E-001</text:p>
          </table:table-cell>
          <table:table-cell table:style-name="ce39" office:value-type="float" office:value="0.00455221">
            <text:p>4.55E-003</text:p>
          </table:table-cell>
          <table:table-cell table:style-name="ce21" office:value-type="float" office:value="0.00724423">
            <text:p>7.24E-003</text:p>
          </table:table-cell>
          <table:table-cell table:style-name="ce21" office:value-type="float" office:value="0.00320671">
            <text:p>3.21E-003</text:p>
          </table:table-cell>
          <table:table-cell table:style-name="ce21" office:value-type="float" office:value="0.00565579">
            <text:p>5.66E-003</text:p>
          </table:table-cell>
          <table:table-cell table:style-name="ce21" office:value-type="float" office:value="0.0101421">
            <text:p>1.01E-002</text:p>
          </table:table-cell>
          <table:table-cell table:style-name="ce21" office:value-type="float" office:value="0.00373333">
            <text:p>3.73E-003</text:p>
          </table:table-cell>
          <table:table-cell table:style-name="ce21" office:value-type="float" office:value="0.00993342">
            <text:p>9.93E-003</text:p>
          </table:table-cell>
          <table:table-cell table:style-name="ce21" office:value-type="float" office:value="0.023789">
            <text:p>2.38E-002</text:p>
          </table:table-cell>
          <table:table-cell table:style-name="ce36" office:value-type="float" office:value="0.00703973">
            <text:p>7.04E-003</text:p>
          </table:table-cell>
          <table:table-cell table:style-name="ce39" office:value-type="float" office:value="0.00326124">
            <text:p>3.26E-003</text:p>
          </table:table-cell>
          <table:table-cell table:style-name="ce21" office:value-type="float" office:value="0.00678441">
            <text:p>6.78E-003</text:p>
          </table:table-cell>
          <table:table-cell table:style-name="ce21" office:value-type="float" office:value="0.0079346">
            <text:p>7.93E-003</text:p>
          </table:table-cell>
          <table:table-cell table:style-name="ce21" office:value-type="float" office:value="0.00367136">
            <text:p>3.67E-003</text:p>
          </table:table-cell>
          <table:table-cell table:style-name="ce21" office:value-type="float" office:value="0.0102094">
            <text:p>1.02E-002</text:p>
          </table:table-cell>
          <table:table-cell table:style-name="ce21" office:value-type="float" office:value="0.010116">
            <text:p>1.01E-002</text:p>
          </table:table-cell>
          <table:table-cell table:style-name="ce21" office:value-type="float" office:value="0.00677454">
            <text:p>6.77E-003</text:p>
          </table:table-cell>
          <table:table-cell table:style-name="ce21" office:value-type="float" office:value="0.0340592">
            <text:p>3.41E-002</text:p>
          </table:table-cell>
          <table:table-cell table:style-name="ce36" office:value-type="float" office:value="0.0276711">
            <text:p>2.77E-002</text:p>
          </table:table-cell>
          <table:table-cell table:number-columns-repeated="856"/>
        </table:table-row>
        <table:table-row table:style-name="ro1">
          <table:table-cell table:style-name="ce6" office:value-type="string">
            <text:p>mean</text:p>
          </table:table-cell>
          <table:table-cell table:style-name="ce22" table:formula="of:=AVERAGE([.B6:.B10])" office:value-type="float" office:value="0.006795254">
            <text:p>0.00680</text:p>
          </table:table-cell>
          <table:table-cell table:style-name="ce22" table:formula="of:=AVERAGE([.C6:.C10])" office:value-type="float" office:value="0.01884312">
            <text:p>0.01884</text:p>
          </table:table-cell>
          <table:table-cell table:style-name="ce22" table:formula="of:=AVERAGE([.D6:.D10])" office:value-type="float" office:value="0.0111151">
            <text:p>0.01112</text:p>
          </table:table-cell>
          <table:table-cell table:style-name="ce22" table:formula="of:=AVERAGE([.E6:.E10])" office:value-type="float" office:value="0.01431084">
            <text:p>0.01431</text:p>
          </table:table-cell>
          <table:table-cell table:style-name="ce22" table:formula="of:=AVERAGE([.F6:.F10])" office:value-type="float" office:value="0.06207976">
            <text:p>0.06208</text:p>
          </table:table-cell>
          <table:table-cell table:style-name="ce22" table:formula="of:=AVERAGE([.G6:.G10])" office:value-type="float" office:value="0.03155018">
            <text:p>0.03155</text:p>
          </table:table-cell>
          <table:table-cell table:style-name="ce22" table:formula="of:=AVERAGE([.H6:.H10])" office:value-type="float" office:value="0.08865002">
            <text:p>0.08865</text:p>
          </table:table-cell>
          <table:table-cell table:style-name="ce22" table:formula="of:=AVERAGE([.I6:.I10])" office:value-type="float" office:value="0.5389446">
            <text:p>0.53894</text:p>
          </table:table-cell>
          <table:table-cell table:style-name="ce22" table:formula="of:=AVERAGE([.J6:.J10])" office:value-type="float" office:value="0.2575972">
            <text:p>0.25760</text:p>
          </table:table-cell>
          <table:table-cell table:style-name="ce22" table:formula="of:=AVERAGE([.K6:.K10])" office:value-type="float" office:value="0.003545868">
            <text:p>0.00355</text:p>
          </table:table-cell>
          <table:table-cell table:style-name="ce22" table:formula="of:=AVERAGE([.L6:.L10])" office:value-type="float" office:value="0.0065898">
            <text:p>0.00659</text:p>
          </table:table-cell>
          <table:table-cell table:style-name="ce22" table:formula="of:=AVERAGE([.M6:.M10])" office:value-type="float" office:value="0.002450922">
            <text:p>0.00245</text:p>
          </table:table-cell>
          <table:table-cell table:style-name="ce22" table:formula="of:=AVERAGE([.N6:.N10])" office:value-type="float" office:value="0.004963944">
            <text:p>0.00496</text:p>
          </table:table-cell>
          <table:table-cell table:style-name="ce22" table:formula="of:=AVERAGE([.O6:.O10])" office:value-type="float" office:value="0.01163246">
            <text:p>0.01163</text:p>
          </table:table-cell>
          <table:table-cell table:style-name="ce22" table:formula="of:=AVERAGE([.P6:.P10])" office:value-type="float" office:value="0.003341754">
            <text:p>0.00334</text:p>
          </table:table-cell>
          <table:table-cell table:style-name="ce22" table:formula="of:=AVERAGE([.Q6:.Q10])" office:value-type="float" office:value="0.010624324">
            <text:p>0.01062</text:p>
          </table:table-cell>
          <table:table-cell table:style-name="ce22" table:formula="of:=AVERAGE([.R6:.R10])" office:value-type="float" office:value="0.03132232">
            <text:p>0.03132</text:p>
          </table:table-cell>
          <table:table-cell table:style-name="ce22" table:formula="of:=AVERAGE([.S6:.S10])" office:value-type="float" office:value="0.00674677">
            <text:p>0.00675</text:p>
          </table:table-cell>
          <table:table-cell table:style-name="ce22" table:formula="of:=AVERAGE([.T6:.T10])" office:value-type="float" office:value="0.002414784">
            <text:p>0.00241</text:p>
          </table:table-cell>
          <table:table-cell table:style-name="ce22" table:formula="of:=AVERAGE([.U6:.U10])" office:value-type="float" office:value="0.005943824">
            <text:p>0.00594</text:p>
          </table:table-cell>
          <table:table-cell table:style-name="ce22" table:formula="of:=AVERAGE([.V6:.V10])" office:value-type="float" office:value="0.005426684">
            <text:p>0.00543</text:p>
          </table:table-cell>
          <table:table-cell table:style-name="ce22" table:formula="of:=AVERAGE([.W6:.W10])" office:value-type="float" office:value="0.002759018">
            <text:p>0.00276</text:p>
          </table:table-cell>
          <table:table-cell table:style-name="ce22" table:formula="of:=AVERAGE([.X6:.X10])" office:value-type="float" office:value="0.009940466">
            <text:p>0.00994</text:p>
          </table:table-cell>
          <table:table-cell table:style-name="ce22" table:formula="of:=AVERAGE([.Y6:.Y10])" office:value-type="float" office:value="0.007657688">
            <text:p>0.00766</text:p>
          </table:table-cell>
          <table:table-cell table:style-name="ce22" table:formula="of:=AVERAGE([.Z6:.Z10])" office:value-type="float" office:value="0.005218732">
            <text:p>0.00522</text:p>
          </table:table-cell>
          <table:table-cell table:style-name="ce22" table:formula="of:=AVERAGE([.AA6:.AA10])" office:value-type="float" office:value="0.0341504">
            <text:p>0.03415</text:p>
          </table:table-cell>
          <table:table-cell table:style-name="ce22" table:formula="of:=AVERAGE([.AB6:.AB10])" office:value-type="float" office:value="0.02022152">
            <text:p>0.02022</text:p>
          </table:table-cell>
          <table:table-cell table:style-name="ce22" table:formula="of:=AVERAGE([.AC6:.AC10])" office:value-type="float" office:value="0">
            <text:p>#DIV/0!</text:p>
          </table:table-cell>
          <table:table-cell table:style-name="ce22" table:formula="of:=AVERAGE([.AD6:.AD10])" office:value-type="float" office:value="0.007068814">
            <text:p>0.00707</text:p>
          </table:table-cell>
          <table:table-cell table:style-name="ce22" table:formula="of:=AVERAGE([.AE6:.AE10])" office:value-type="float" office:value="0.01909732">
            <text:p>0.01910</text:p>
          </table:table-cell>
          <table:table-cell table:style-name="ce22" table:formula="of:=AVERAGE([.AF6:.AF10])" office:value-type="float" office:value="0.010653">
            <text:p>0.01065</text:p>
          </table:table-cell>
          <table:table-cell table:style-name="ce22" table:formula="of:=AVERAGE([.AG6:.AG10])" office:value-type="float" office:value="0.01525492">
            <text:p>0.01525</text:p>
          </table:table-cell>
          <table:table-cell table:style-name="ce22" table:formula="of:=AVERAGE([.AH6:.AH10])" office:value-type="float" office:value="0.06258306">
            <text:p>0.06258</text:p>
          </table:table-cell>
          <table:table-cell table:style-name="ce22" table:formula="of:=AVERAGE([.AI6:.AI10])" office:value-type="float" office:value="0.02695412">
            <text:p>0.02695</text:p>
          </table:table-cell>
          <table:table-cell table:style-name="ce22" table:formula="of:=AVERAGE([.AJ6:.AJ10])" office:value-type="float" office:value="0.1083972">
            <text:p>0.10840</text:p>
          </table:table-cell>
          <table:table-cell table:style-name="ce22" table:formula="of:=AVERAGE([.AK6:.AK10])" office:value-type="float" office:value="0.5464814">
            <text:p>0.54648</text:p>
          </table:table-cell>
          <table:table-cell table:style-name="ce22" table:formula="of:=AVERAGE([.AL6:.AL10])" office:value-type="float" office:value="0.1532634">
            <text:p>0.15326</text:p>
          </table:table-cell>
          <table:table-cell table:style-name="ce22" table:formula="of:=AVERAGE([.AM6:.AM10])" office:value-type="float" office:value="0.003467386">
            <text:p>0.00347</text:p>
          </table:table-cell>
          <table:table-cell table:style-name="ce22" table:formula="of:=AVERAGE([.AN6:.AN10])" office:value-type="float" office:value="0.006330396">
            <text:p>0.00633</text:p>
          </table:table-cell>
          <table:table-cell table:style-name="ce22" table:formula="of:=AVERAGE([.AO6:.AO10])" office:value-type="float" office:value="0.002452482">
            <text:p>0.00245</text:p>
          </table:table-cell>
          <table:table-cell table:style-name="ce22" table:formula="of:=AVERAGE([.AP6:.AP10])" office:value-type="float" office:value="0.004936946">
            <text:p>0.00494</text:p>
          </table:table-cell>
          <table:table-cell table:style-name="ce22" table:formula="of:=AVERAGE([.AQ6:.AQ10])" office:value-type="float" office:value="0.011129254">
            <text:p>0.01113</text:p>
          </table:table-cell>
          <table:table-cell table:style-name="ce22" table:formula="of:=AVERAGE([.AR6:.AR10])" office:value-type="float" office:value="0.00334646">
            <text:p>0.00335</text:p>
          </table:table-cell>
          <table:table-cell table:style-name="ce22" table:formula="of:=AVERAGE([.AS6:.AS10])" office:value-type="float" office:value="0.010621358">
            <text:p>0.01062</text:p>
          </table:table-cell>
          <table:table-cell table:style-name="ce22" table:formula="of:=AVERAGE([.AT6:.AT10])" office:value-type="float" office:value="0.02944742">
            <text:p>0.02945</text:p>
          </table:table-cell>
          <table:table-cell table:style-name="ce22" table:formula="of:=AVERAGE([.AU6:.AU10])" office:value-type="float" office:value="0.006682338">
            <text:p>0.00668</text:p>
          </table:table-cell>
          <table:table-cell table:style-name="ce22" table:formula="of:=AVERAGE([.AV6:.AV10])" office:value-type="float" office:value="0.002533258">
            <text:p>0.00253</text:p>
          </table:table-cell>
          <table:table-cell table:style-name="ce22" table:formula="of:=AVERAGE([.AW6:.AW10])" office:value-type="float" office:value="0.005969886">
            <text:p>0.00597</text:p>
          </table:table-cell>
          <table:table-cell table:style-name="ce22" table:formula="of:=AVERAGE([.AX6:.AX10])" office:value-type="float" office:value="0.00565099">
            <text:p>0.00565</text:p>
          </table:table-cell>
          <table:table-cell table:style-name="ce22" table:formula="of:=AVERAGE([.AY6:.AY10])" office:value-type="float" office:value="0.002853084">
            <text:p>0.00285</text:p>
          </table:table-cell>
          <table:table-cell table:style-name="ce22" table:formula="of:=AVERAGE([.AZ6:.AZ10])" office:value-type="float" office:value="0.010280892">
            <text:p>0.01028</text:p>
          </table:table-cell>
          <table:table-cell table:style-name="ce22" table:formula="of:=AVERAGE([.BA6:.BA10])" office:value-type="float" office:value="0.007812672">
            <text:p>0.00781</text:p>
          </table:table-cell>
          <table:table-cell table:style-name="ce22" table:formula="of:=AVERAGE([.BB6:.BB10])" office:value-type="float" office:value="0.005231186">
            <text:p>0.00523</text:p>
          </table:table-cell>
          <table:table-cell table:style-name="ce22" table:formula="of:=AVERAGE([.BC6:.BC10])" office:value-type="float" office:value="0.03578118">
            <text:p>0.03578</text:p>
          </table:table-cell>
          <table:table-cell table:style-name="ce22" table:formula="of:=AVERAGE([.BD6:.BD10])" office:value-type="float" office:value="0.02068714">
            <text:p>0.02069</text:p>
          </table:table-cell>
          <table:table-cell table:style-name="ce22" table:formula="of:=AVERAGE([.BE6:.BE10])" office:value-type="float" office:value="0">
            <text:p>#DIV/0!</text:p>
          </table:table-cell>
          <table:table-cell table:style-name="ce22" table:formula="of:=AVERAGE([.BF6:.BF10])" office:value-type="float" office:value="0.007029024">
            <text:p>0.00703</text:p>
          </table:table-cell>
          <table:table-cell table:style-name="ce22" table:formula="of:=AVERAGE([.BG6:.BG10])" office:value-type="float" office:value="0.01916786">
            <text:p>0.01917</text:p>
          </table:table-cell>
          <table:table-cell table:style-name="ce22" table:formula="of:=AVERAGE([.BH6:.BH10])" office:value-type="float" office:value="0.01081908">
            <text:p>0.01082</text:p>
          </table:table-cell>
          <table:table-cell table:style-name="ce22" table:formula="of:=AVERAGE([.BI6:.BI10])" office:value-type="float" office:value="0.01514236">
            <text:p>0.01514</text:p>
          </table:table-cell>
          <table:table-cell table:style-name="ce22" table:formula="of:=AVERAGE([.BJ6:.BJ10])" office:value-type="float" office:value="0.06315854">
            <text:p>0.06316</text:p>
          </table:table-cell>
          <table:table-cell table:style-name="ce22" table:formula="of:=AVERAGE([.BK6:.BK10])" office:value-type="float" office:value="0.02691492">
            <text:p>0.02691</text:p>
          </table:table-cell>
          <table:table-cell table:style-name="ce22" table:formula="of:=AVERAGE([.BL6:.BL10])" office:value-type="float" office:value="0.105515">
            <text:p>0.10552</text:p>
          </table:table-cell>
          <table:table-cell table:style-name="ce22" table:formula="of:=AVERAGE([.BM6:.BM10])" office:value-type="float" office:value="0.5526416">
            <text:p>0.55264</text:p>
          </table:table-cell>
          <table:table-cell table:style-name="ce22" table:formula="of:=AVERAGE([.BN6:.BN10])" office:value-type="float" office:value="0.1556486">
            <text:p>0.15565</text:p>
          </table:table-cell>
          <table:table-cell table:style-name="ce22" table:formula="of:=AVERAGE([.BO6:.BO10])" office:value-type="float" office:value="0.003197434">
            <text:p>0.00320</text:p>
          </table:table-cell>
          <table:table-cell table:style-name="ce22" table:formula="of:=AVERAGE([.BP6:.BP10])" office:value-type="float" office:value="0.00601856">
            <text:p>0.00602</text:p>
          </table:table-cell>
          <table:table-cell table:style-name="ce22" table:formula="of:=AVERAGE([.BQ6:.BQ10])" office:value-type="float" office:value="0.002597596">
            <text:p>0.00260</text:p>
          </table:table-cell>
          <table:table-cell table:style-name="ce22" table:formula="of:=AVERAGE([.BR6:.BR10])" office:value-type="float" office:value="0.004363236">
            <text:p>0.00436</text:p>
          </table:table-cell>
          <table:table-cell table:style-name="ce22" table:formula="of:=AVERAGE([.BS6:.BS10])" office:value-type="float" office:value="0.009021276">
            <text:p>0.00902</text:p>
          </table:table-cell>
          <table:table-cell table:style-name="ce22" table:formula="of:=AVERAGE([.BT6:.BT10])" office:value-type="float" office:value="0.003522598">
            <text:p>0.00352</text:p>
          </table:table-cell>
          <table:table-cell table:style-name="ce22" table:formula="of:=AVERAGE([.BU6:.BU10])" office:value-type="float" office:value="0.009264528">
            <text:p>0.00926</text:p>
          </table:table-cell>
          <table:table-cell table:style-name="ce22" table:formula="of:=AVERAGE([.BV6:.BV10])" office:value-type="float" office:value="0.02308538">
            <text:p>0.02309</text:p>
          </table:table-cell>
          <table:table-cell table:style-name="ce22" table:formula="of:=AVERAGE([.BW6:.BW10])" office:value-type="float" office:value="0.007304818">
            <text:p>0.00730</text:p>
          </table:table-cell>
          <table:table-cell table:style-name="ce22" table:formula="of:=AVERAGE([.BX6:.BX10])" office:value-type="float" office:value="0.002589716">
            <text:p>0.00259</text:p>
          </table:table-cell>
          <table:table-cell table:style-name="ce22" table:formula="of:=AVERAGE([.BY6:.BY10])" office:value-type="float" office:value="0.005941974">
            <text:p>0.00594</text:p>
          </table:table-cell>
          <table:table-cell table:style-name="ce22" table:formula="of:=AVERAGE([.BZ6:.BZ10])" office:value-type="float" office:value="0.006024694">
            <text:p>0.00602</text:p>
          </table:table-cell>
          <table:table-cell table:style-name="ce22" table:formula="of:=AVERAGE([.CA6:.CA10])" office:value-type="float" office:value="0.002941664">
            <text:p>0.00294</text:p>
          </table:table-cell>
          <table:table-cell table:style-name="ce22" table:formula="of:=AVERAGE([.CB6:.CB10])" office:value-type="float" office:value="0.009893642">
            <text:p>0.00989</text:p>
          </table:table-cell>
          <table:table-cell table:style-name="ce22" table:formula="of:=AVERAGE([.CC6:.CC10])" office:value-type="float" office:value="0.008072536">
            <text:p>0.00807</text:p>
          </table:table-cell>
          <table:table-cell table:style-name="ce22" table:formula="of:=AVERAGE([.CD6:.CD10])" office:value-type="float" office:value="0.005482118">
            <text:p>0.00548</text:p>
          </table:table-cell>
          <table:table-cell table:style-name="ce22" table:formula="of:=AVERAGE([.CE6:.CE10])" office:value-type="float" office:value="0.03343124">
            <text:p>0.03343</text:p>
          </table:table-cell>
          <table:table-cell table:style-name="ce22" table:formula="of:=AVERAGE([.CF6:.CF10])" office:value-type="float" office:value="0.0200324">
            <text:p>0.02003</text:p>
          </table:table-cell>
          <table:table-cell table:style-name="ce22" table:formula="of:=AVERAGE([.CG6:.CG10])" office:value-type="float" office:value="0">
            <text:p>#DIV/0!</text:p>
          </table:table-cell>
          <table:table-cell table:style-name="ce22" table:formula="of:=AVERAGE([.CH6:.CH10])" office:value-type="float" office:value="0.00721705">
            <text:p>0.00722</text:p>
          </table:table-cell>
          <table:table-cell table:style-name="ce22" table:formula="of:=AVERAGE([.CI6:.CI10])" office:value-type="float" office:value="0.01947502">
            <text:p>0.01948</text:p>
          </table:table-cell>
          <table:table-cell table:style-name="ce22" table:formula="of:=AVERAGE([.CJ6:.CJ10])" office:value-type="float" office:value="0.01149294">
            <text:p>0.01149</text:p>
          </table:table-cell>
          <table:table-cell table:style-name="ce22" table:formula="of:=AVERAGE([.CK6:.CK10])" office:value-type="float" office:value="0.01508464">
            <text:p>0.01508</text:p>
          </table:table-cell>
          <table:table-cell table:style-name="ce22" table:formula="of:=AVERAGE([.CL6:.CL10])" office:value-type="float" office:value="0.06507476">
            <text:p>0.06507</text:p>
          </table:table-cell>
          <table:table-cell table:style-name="ce22" table:formula="of:=AVERAGE([.CM6:.CM10])" office:value-type="float" office:value="0.02847206">
            <text:p>0.02847</text:p>
          </table:table-cell>
          <table:table-cell table:style-name="ce22" table:formula="of:=AVERAGE([.CN6:.CN10])" office:value-type="float" office:value="0.0991697">
            <text:p>0.09917</text:p>
          </table:table-cell>
          <table:table-cell table:style-name="ce22" table:formula="of:=AVERAGE([.CO6:.CO10])" office:value-type="float" office:value="0.569194">
            <text:p>0.56919</text:p>
          </table:table-cell>
          <table:table-cell table:style-name="ce22" table:formula="of:=AVERAGE([.CP6:.CP10])" office:value-type="float" office:value="0.1910602">
            <text:p>0.19106</text:p>
          </table:table-cell>
          <table:table-cell table:style-name="ce22" table:formula="of:=AVERAGE([.CQ6:.CQ10])" office:value-type="float" office:value="0.003296376">
            <text:p>0.00330</text:p>
          </table:table-cell>
          <table:table-cell table:style-name="ce22" table:formula="of:=AVERAGE([.CR6:.CR10])" office:value-type="float" office:value="0.006654272">
            <text:p>0.00665</text:p>
          </table:table-cell>
          <table:table-cell table:style-name="ce22" table:formula="of:=AVERAGE([.CS6:.CS10])" office:value-type="float" office:value="0.002949444">
            <text:p>0.00295</text:p>
          </table:table-cell>
          <table:table-cell table:style-name="ce22" table:formula="of:=AVERAGE([.CT6:.CT10])" office:value-type="float" office:value="0.00469647">
            <text:p>0.00470</text:p>
          </table:table-cell>
          <table:table-cell table:style-name="ce22" table:formula="of:=AVERAGE([.CU6:.CU10])" office:value-type="float" office:value="0.009896176">
            <text:p>0.00990</text:p>
          </table:table-cell>
          <table:table-cell table:style-name="ce22" table:formula="of:=AVERAGE([.CV6:.CV10])" office:value-type="float" office:value="0.003560612">
            <text:p>0.00356</text:p>
          </table:table-cell>
          <table:table-cell table:style-name="ce22" table:formula="of:=AVERAGE([.CW6:.CW10])" office:value-type="float" office:value="0.010115786">
            <text:p>0.01012</text:p>
          </table:table-cell>
          <table:table-cell table:style-name="ce22" table:formula="of:=AVERAGE([.CX6:.CX10])" office:value-type="float" office:value="0.0260908">
            <text:p>0.02609</text:p>
          </table:table-cell>
          <table:table-cell table:style-name="ce22" table:formula="of:=AVERAGE([.CY6:.CY10])" office:value-type="float" office:value="0.006948596">
            <text:p>0.00695</text:p>
          </table:table-cell>
          <table:table-cell table:style-name="ce22" table:formula="of:=AVERAGE([.CZ6:.CZ10])" office:value-type="float" office:value="0.00267295">
            <text:p>0.00267</text:p>
          </table:table-cell>
          <table:table-cell table:style-name="ce22" table:formula="of:=AVERAGE([.DA6:.DA10])" office:value-type="float" office:value="0.006066528">
            <text:p>0.00607</text:p>
          </table:table-cell>
          <table:table-cell table:style-name="ce22" table:formula="of:=AVERAGE([.DB6:.DB10])" office:value-type="float" office:value="0.006541542">
            <text:p>0.00654</text:p>
          </table:table-cell>
          <table:table-cell table:style-name="ce22" table:formula="of:=AVERAGE([.DC6:.DC10])" office:value-type="float" office:value="0.003024494">
            <text:p>0.00302</text:p>
          </table:table-cell>
          <table:table-cell table:style-name="ce22" table:formula="of:=AVERAGE([.DD6:.DD10])" office:value-type="float" office:value="0.010237868">
            <text:p>0.01024</text:p>
          </table:table-cell>
          <table:table-cell table:style-name="ce22" table:formula="of:=AVERAGE([.DE6:.DE10])" office:value-type="float" office:value="0.008574752">
            <text:p>0.00857</text:p>
          </table:table-cell>
          <table:table-cell table:style-name="ce22" table:formula="of:=AVERAGE([.DF6:.DF10])" office:value-type="float" office:value="0.005817482">
            <text:p>0.00582</text:p>
          </table:table-cell>
          <table:table-cell table:style-name="ce22" table:formula="of:=AVERAGE([.DG6:.DG10])" office:value-type="float" office:value="0.0348198">
            <text:p>0.03482</text:p>
          </table:table-cell>
          <table:table-cell table:style-name="ce22" table:formula="of:=AVERAGE([.DH6:.DH10])" office:value-type="float" office:value="0.02145928">
            <text:p>0.02146</text:p>
          </table:table-cell>
          <table:table-cell table:style-name="ce22" table:formula="of:=AVERAGE([.DI6:.DI10])" office:value-type="float" office:value="0">
            <text:p>#DIV/0!</text:p>
          </table:table-cell>
          <table:table-cell table:style-name="ce22" table:formula="of:=AVERAGE([.DJ6:.DJ10])" office:value-type="float" office:value="0.00770119">
            <text:p>0.00770</text:p>
          </table:table-cell>
          <table:table-cell table:style-name="ce22" table:formula="of:=AVERAGE([.DK6:.DK10])" office:value-type="float" office:value="0.02015934">
            <text:p>0.02016</text:p>
          </table:table-cell>
          <table:table-cell table:style-name="ce22" table:formula="of:=AVERAGE([.DL6:.DL10])" office:value-type="float" office:value="0.011664">
            <text:p>0.01166</text:p>
          </table:table-cell>
          <table:table-cell table:style-name="ce22" table:formula="of:=AVERAGE([.DM6:.DM10])" office:value-type="float" office:value="0.01559654">
            <text:p>0.01560</text:p>
          </table:table-cell>
          <table:table-cell table:style-name="ce22" table:formula="of:=AVERAGE([.DN6:.DN10])" office:value-type="float" office:value="0.0646925">
            <text:p>0.06469</text:p>
          </table:table-cell>
          <table:table-cell table:style-name="ce22" table:formula="of:=AVERAGE([.DO6:.DO10])" office:value-type="float" office:value="0.02747726">
            <text:p>0.02748</text:p>
          </table:table-cell>
          <table:table-cell table:style-name="ce22" table:formula="of:=AVERAGE([.DP6:.DP10])" office:value-type="float" office:value="0.10349046">
            <text:p>0.10349</text:p>
          </table:table-cell>
          <table:table-cell table:style-name="ce22" table:formula="of:=AVERAGE([.DQ6:.DQ10])" office:value-type="float" office:value="0.5600114">
            <text:p>0.56001</text:p>
          </table:table-cell>
          <table:table-cell table:style-name="ce22" table:formula="of:=AVERAGE([.DR6:.DR10])" office:value-type="float" office:value="0.1602656">
            <text:p>0.16027</text:p>
          </table:table-cell>
          <table:table-cell table:style-name="ce22" table:formula="of:=AVERAGE([.DS6:.DS10])" office:value-type="float" office:value="0.003872282">
            <text:p>0.00387</text:p>
          </table:table-cell>
          <table:table-cell table:style-name="ce22" table:formula="of:=AVERAGE([.DT6:.DT10])" office:value-type="float" office:value="0.007598774">
            <text:p>0.00760</text:p>
          </table:table-cell>
          <table:table-cell table:style-name="ce22" table:formula="of:=AVERAGE([.DU6:.DU10])" office:value-type="float" office:value="0.002862276">
            <text:p>0.00286</text:p>
          </table:table-cell>
          <table:table-cell table:style-name="ce22" table:formula="of:=AVERAGE([.DV6:.DV10])" office:value-type="float" office:value="0.00515322">
            <text:p>0.00515</text:p>
          </table:table-cell>
          <table:table-cell table:style-name="ce22" table:formula="of:=AVERAGE([.DW6:.DW10])" office:value-type="float" office:value="0.01184464">
            <text:p>0.01184</text:p>
          </table:table-cell>
          <table:table-cell table:style-name="ce22" table:formula="of:=AVERAGE([.DX6:.DX10])" office:value-type="float" office:value="0.003554698">
            <text:p>0.00355</text:p>
          </table:table-cell>
          <table:table-cell table:style-name="ce22" table:formula="of:=AVERAGE([.DY6:.DY10])" office:value-type="float" office:value="0.011532214">
            <text:p>0.01153</text:p>
          </table:table-cell>
          <table:table-cell table:style-name="ce22" table:formula="of:=AVERAGE([.DZ6:.DZ10])" office:value-type="float" office:value="0.03148322">
            <text:p>0.03148</text:p>
          </table:table-cell>
          <table:table-cell table:style-name="ce22" table:formula="of:=AVERAGE([.EA6:.EA10])" office:value-type="float" office:value="0.006709076">
            <text:p>0.00671</text:p>
          </table:table-cell>
          <table:table-cell table:style-name="ce22" table:formula="of:=AVERAGE([.EB6:.EB10])" office:value-type="float" office:value="0.002771278">
            <text:p>0.00277</text:p>
          </table:table-cell>
          <table:table-cell table:style-name="ce22" table:formula="of:=AVERAGE([.EC6:.EC10])" office:value-type="float" office:value="0.006207862">
            <text:p>0.00621</text:p>
          </table:table-cell>
          <table:table-cell table:style-name="ce22" table:formula="of:=AVERAGE([.ED6:.ED10])" office:value-type="float" office:value="0.006968666">
            <text:p>0.00697</text:p>
          </table:table-cell>
          <table:table-cell table:style-name="ce22" table:formula="of:=AVERAGE([.EE6:.EE10])" office:value-type="float" office:value="0.003164038">
            <text:p>0.00316</text:p>
          </table:table-cell>
          <table:table-cell table:style-name="ce22" table:formula="of:=AVERAGE([.EF6:.EF10])" office:value-type="float" office:value="0.010398646">
            <text:p>0.01040</text:p>
          </table:table-cell>
          <table:table-cell table:style-name="ce22" table:formula="of:=AVERAGE([.EG6:.EG10])" office:value-type="float" office:value="0.008972798">
            <text:p>0.00897</text:p>
          </table:table-cell>
          <table:table-cell table:style-name="ce22" table:formula="of:=AVERAGE([.EH6:.EH10])" office:value-type="float" office:value="0.005896632">
            <text:p>0.00590</text:p>
          </table:table-cell>
          <table:table-cell table:style-name="ce22" table:formula="of:=AVERAGE([.EI6:.EI10])" office:value-type="float" office:value="0.03534402">
            <text:p>0.03534</text:p>
          </table:table-cell>
          <table:table-cell table:style-name="ce22" table:formula="of:=AVERAGE([.EJ6:.EJ10])" office:value-type="float" office:value="0.02056634">
            <text:p>0.02057</text:p>
          </table:table-cell>
          <table:table-cell table:style-name="ce22" table:formula="of:=AVERAGE([.EK6:.EK10])" office:value-type="float" office:value="0">
            <text:p>#DIV/0!</text:p>
          </table:table-cell>
          <table:table-cell table:style-name="ce22" table:formula="of:=AVERAGE([.EL6:.EL10])" office:value-type="float" office:value="0.007800288">
            <text:p>0.00780</text:p>
          </table:table-cell>
          <table:table-cell table:style-name="ce22" table:formula="of:=AVERAGE([.EM6:.EM10])" office:value-type="float" office:value="0.01972748">
            <text:p>0.01973</text:p>
          </table:table-cell>
          <table:table-cell table:style-name="ce22" table:formula="of:=AVERAGE([.EN6:.EN10])" office:value-type="float" office:value="0.01178318">
            <text:p>0.01178</text:p>
          </table:table-cell>
          <table:table-cell table:style-name="ce22" table:formula="of:=AVERAGE([.EO6:.EO10])" office:value-type="float" office:value="0.0155831">
            <text:p>0.01558</text:p>
          </table:table-cell>
          <table:table-cell table:style-name="ce22" table:formula="of:=AVERAGE([.EP6:.EP10])" office:value-type="float" office:value="0.06314854">
            <text:p>0.06315</text:p>
          </table:table-cell>
          <table:table-cell table:style-name="ce22" table:formula="of:=AVERAGE([.EQ6:.EQ10])" office:value-type="float" office:value="0.02758878">
            <text:p>0.02759</text:p>
          </table:table-cell>
          <table:table-cell table:style-name="ce22" table:formula="of:=AVERAGE([.ER6:.ER10])" office:value-type="float" office:value="0.10315466">
            <text:p>0.10315</text:p>
          </table:table-cell>
          <table:table-cell table:style-name="ce22" table:formula="of:=AVERAGE([.ES6:.ES10])" office:value-type="float" office:value="0.5487016">
            <text:p>0.54870</text:p>
          </table:table-cell>
          <table:table-cell table:style-name="ce22" table:formula="of:=AVERAGE([.ET6:.ET10])" office:value-type="float" office:value="0.1635194">
            <text:p>0.16352</text:p>
          </table:table-cell>
          <table:table-cell table:style-name="ce22" table:formula="of:=AVERAGE([.EU6:.EU10])" office:value-type="float" office:value="0.004004768">
            <text:p>0.00400</text:p>
          </table:table-cell>
          <table:table-cell table:style-name="ce22" table:formula="of:=AVERAGE([.EV6:.EV10])" office:value-type="float" office:value="0.006600766">
            <text:p>0.00660</text:p>
          </table:table-cell>
          <table:table-cell table:style-name="ce22" table:formula="of:=AVERAGE([.EW6:.EW10])" office:value-type="float" office:value="0.002878662">
            <text:p>0.00288</text:p>
          </table:table-cell>
          <table:table-cell table:style-name="ce22" table:formula="of:=AVERAGE([.EX6:.EX10])" office:value-type="float" office:value="0.005261704">
            <text:p>0.00526</text:p>
          </table:table-cell>
          <table:table-cell table:style-name="ce22" table:formula="of:=AVERAGE([.EY6:.EY10])" office:value-type="float" office:value="0.009511082">
            <text:p>0.00951</text:p>
          </table:table-cell>
          <table:table-cell table:style-name="ce22" table:formula="of:=AVERAGE([.EZ6:.EZ10])" office:value-type="float" office:value="0.003527354">
            <text:p>0.00353</text:p>
          </table:table-cell>
          <table:table-cell table:style-name="ce22" table:formula="of:=AVERAGE([.FA6:.FA10])" office:value-type="float" office:value="0.01045469">
            <text:p>0.01045</text:p>
          </table:table-cell>
          <table:table-cell table:style-name="ce22" table:formula="of:=AVERAGE([.FB6:.FB10])" office:value-type="float" office:value="0.02270944">
            <text:p>0.02271</text:p>
          </table:table-cell>
          <table:table-cell table:style-name="ce22" table:formula="of:=AVERAGE([.FC6:.FC10])" office:value-type="float" office:value="0.00711522">
            <text:p>0.00712</text:p>
          </table:table-cell>
          <table:table-cell table:style-name="ce22" table:formula="of:=AVERAGE([.FD6:.FD10])" office:value-type="float" office:value="0.003093006">
            <text:p>0.00309</text:p>
          </table:table-cell>
          <table:table-cell table:style-name="ce22" table:formula="of:=AVERAGE([.FE6:.FE10])" office:value-type="float" office:value="0.006722324">
            <text:p>0.00672</text:p>
          </table:table-cell>
          <table:table-cell table:style-name="ce22" table:formula="of:=AVERAGE([.FF6:.FF10])" office:value-type="float" office:value="0.007123448">
            <text:p>0.00712</text:p>
          </table:table-cell>
          <table:table-cell table:style-name="ce22" table:formula="of:=AVERAGE([.FG6:.FG10])" office:value-type="float" office:value="0.003470168">
            <text:p>0.00347</text:p>
          </table:table-cell>
          <table:table-cell table:style-name="ce22" table:formula="of:=AVERAGE([.FH6:.FH10])" office:value-type="float" office:value="0.011136504">
            <text:p>0.01114</text:p>
          </table:table-cell>
          <table:table-cell table:style-name="ce22" table:formula="of:=AVERAGE([.FI6:.FI10])" office:value-type="float" office:value="0.009357">
            <text:p>0.00936</text:p>
          </table:table-cell>
          <table:table-cell table:style-name="ce22" table:formula="of:=AVERAGE([.FJ6:.FJ10])" office:value-type="float" office:value="0.00640625">
            <text:p>0.00641</text:p>
          </table:table-cell>
          <table:table-cell table:style-name="ce22" table:formula="of:=AVERAGE([.FK6:.FK10])" office:value-type="float" office:value="0.0372948">
            <text:p>0.03729</text:p>
          </table:table-cell>
          <table:table-cell table:style-name="ce22" table:formula="of:=AVERAGE([.FL6:.FL10])" office:value-type="float" office:value="0.02420382">
            <text:p>0.02420</text:p>
          </table:table-cell>
          <table:table-cell table:number-columns-repeated="856"/>
        </table:table-row>
        <table:table-row table:style-name="ro1">
          <table:table-cell table:style-name="ce7" office:value-type="string">
            <text:p>variance</text:p>
          </table:table-cell>
          <table:table-cell table:style-name="ce23" table:formula="of:=VARP([.B6:.B10])" office:value-type="float" office:value="0.000000025751334144">
            <text:p>2.58E-08</text:p>
          </table:table-cell>
          <table:table-cell table:style-name="ce23" table:formula="of:=VARP([.C6:.C10])" office:value-type="float" office:value="0.0000000218338176000001">
            <text:p>2.18E-08</text:p>
          </table:table-cell>
          <table:table-cell table:style-name="ce23" table:formula="of:=VARP([.D6:.D10])" office:value-type="float" office:value="0.000000384425348">
            <text:p>3.84E-07</text:p>
          </table:table-cell>
          <table:table-cell table:style-name="ce23" table:formula="of:=VARP([.E6:.E10])" office:value-type="float" office:value="0.0000007386991624">
            <text:p>7.39E-07</text:p>
          </table:table-cell>
          <table:table-cell table:style-name="ce23" table:formula="of:=VARP([.F6:.F10])" office:value-type="float" office:value="0.0000000758390343999991">
            <text:p>7.58E-08</text:p>
          </table:table-cell>
          <table:table-cell table:style-name="ce23" table:formula="of:=VARP([.G6:.G10])" office:value-type="float" office:value="0.0000159002657816">
            <text:p>1.59E-05</text:p>
          </table:table-cell>
          <table:table-cell table:style-name="ce23" table:formula="of:=VARP([.H6:.H10])" office:value-type="float" office:value="0.0003224728233776">
            <text:p>3.22E-04</text:p>
          </table:table-cell>
          <table:table-cell table:style-name="ce23" table:formula="of:=VARP([.I6:.I10])" office:value-type="float" office:value="0.0000373623802400001">
            <text:p>3.74E-05</text:p>
          </table:table-cell>
          <table:table-cell table:style-name="ce23" table:formula="of:=VARP([.J6:.J10])" office:value-type="float" office:value="0.00766567504016">
            <text:p>7.67E-03</text:p>
          </table:table-cell>
          <table:table-cell table:style-name="ce23" table:formula="of:=VARP([.K6:.K10])" office:value-type="float" office:value="0.000000013604968016">
            <text:p>1.36E-08</text:p>
          </table:table-cell>
          <table:table-cell table:style-name="ce23" table:formula="of:=VARP([.L6:.L10])" office:value-type="float" office:value="0.00000006818374568">
            <text:p>6.82E-08</text:p>
          </table:table-cell>
          <table:table-cell table:style-name="ce23" table:formula="of:=VARP([.M6:.M10])" office:value-type="float" office:value="0.00000000749900701599998">
            <text:p>7.50E-09</text:p>
          </table:table-cell>
          <table:table-cell table:style-name="ce23" table:formula="of:=VARP([.N6:.N10])" office:value-type="float" office:value="0.000000007220111544">
            <text:p>7.22E-09</text:p>
          </table:table-cell>
          <table:table-cell table:style-name="ce23" table:formula="of:=VARP([.O6:.O10])" office:value-type="float" office:value="0.0000004881717864">
            <text:p>4.88E-07</text:p>
          </table:table-cell>
          <table:table-cell table:style-name="ce23" table:formula="of:=VARP([.P6:.P10])" office:value-type="float" office:value="0.000000010166508624">
            <text:p>1.02E-08</text:p>
          </table:table-cell>
          <table:table-cell table:style-name="ce23" table:formula="of:=VARP([.Q6:.Q10])" office:value-type="float" office:value="0.000000496599399903999">
            <text:p>4.97E-07</text:p>
          </table:table-cell>
          <table:table-cell table:style-name="ce23" table:formula="of:=VARP([.R6:.R10])" office:value-type="float" office:value="0.0000073025616616">
            <text:p>7.30E-06</text:p>
          </table:table-cell>
          <table:table-cell table:style-name="ce23" table:formula="of:=VARP([.S6:.S10])" office:value-type="float" office:value="0.00000079845923168">
            <text:p>7.98E-07</text:p>
          </table:table-cell>
          <table:table-cell table:style-name="ce23" table:formula="of:=VARP([.T6:.T10])" office:value-type="float" office:value="0.00000000998386542400001">
            <text:p>9.98E-09</text:p>
          </table:table-cell>
          <table:table-cell table:style-name="ce23" table:formula="of:=VARP([.U6:.U10])" office:value-type="float" office:value="0.000000023808928744">
            <text:p>2.38E-08</text:p>
          </table:table-cell>
          <table:table-cell table:style-name="ce23" table:formula="of:=VARP([.V6:.V10])" office:value-type="float" office:value="0.000000010986069024">
            <text:p>1.10E-08</text:p>
          </table:table-cell>
          <table:table-cell table:style-name="ce23" table:formula="of:=VARP([.W6:.W10])" office:value-type="float" office:value="0.00000000554105233600001">
            <text:p>5.54E-09</text:p>
          </table:table-cell>
          <table:table-cell table:style-name="ce23" table:formula="of:=VARP([.X6:.X10])" office:value-type="float" office:value="0.000000051148450224">
            <text:p>5.11E-08</text:p>
          </table:table-cell>
          <table:table-cell table:style-name="ce23" table:formula="of:=VARP([.Y6:.Y10])" office:value-type="float" office:value="0.00000000897078709600003">
            <text:p>8.97E-09</text:p>
          </table:table-cell>
          <table:table-cell table:style-name="ce23" table:formula="of:=VARP([.Z6:.Z10])" office:value-type="float" office:value="0.000000047071870016">
            <text:p>4.71E-08</text:p>
          </table:table-cell>
          <table:table-cell table:style-name="ce23" table:formula="of:=VARP([.AA6:.AA10])" office:value-type="float" office:value="0.00000134387509199999">
            <text:p>1.34E-06</text:p>
          </table:table-cell>
          <table:table-cell table:style-name="ce23" table:formula="of:=VARP([.AB6:.AB10])" office:value-type="float" office:value="0.000000463366581599999">
            <text:p>4.63E-07</text:p>
          </table:table-cell>
          <table:table-cell table:style-name="ce23" table:formula="of:=VARP([.AC6:.AC10])" office:value-type="float" office:value="0">
            <text:p>#DIV/0!</text:p>
          </table:table-cell>
          <table:table-cell table:style-name="ce23" table:formula="of:=VARP([.AD6:.AD10])" office:value-type="float" office:value="0.00000000224683746400001">
            <text:p>2.25E-09</text:p>
          </table:table-cell>
          <table:table-cell table:style-name="ce23" table:formula="of:=VARP([.AE6:.AE10])" office:value-type="float" office:value="0.000000150677461600001">
            <text:p>1.51E-07</text:p>
          </table:table-cell>
          <table:table-cell table:style-name="ce23" table:formula="of:=VARP([.AF6:.AF10])" office:value-type="float" office:value="0.00000000605384000000004">
            <text:p>6.05E-09</text:p>
          </table:table-cell>
          <table:table-cell table:style-name="ce23" table:formula="of:=VARP([.AG6:.AG10])" office:value-type="float" office:value="0.00000000275747759999997">
            <text:p>2.76E-09</text:p>
          </table:table-cell>
          <table:table-cell table:style-name="ce23" table:formula="of:=VARP([.AH6:.AH10])" office:value-type="float" office:value="0.0000002848987544">
            <text:p>2.85E-07</text:p>
          </table:table-cell>
          <table:table-cell table:style-name="ce23" table:formula="of:=VARP([.AI6:.AI10])" office:value-type="float" office:value="0.0000000117397415999999">
            <text:p>1.17E-08</text:p>
          </table:table-cell>
          <table:table-cell table:style-name="ce23" table:formula="of:=VARP([.AJ6:.AJ10])" office:value-type="float" office:value="0.00000211955056000001">
            <text:p>2.12E-06</text:p>
          </table:table-cell>
          <table:table-cell table:style-name="ce23" table:formula="of:=VARP([.AK6:.AK10])" office:value-type="float" office:value="0.0000664714834399997">
            <text:p>6.65E-05</text:p>
          </table:table-cell>
          <table:table-cell table:style-name="ce23" table:formula="of:=VARP([.AL6:.AL10])" office:value-type="float" office:value="0.00000258854344000001">
            <text:p>2.59E-06</text:p>
          </table:table-cell>
          <table:table-cell table:style-name="ce23" table:formula="of:=VARP([.AM6:.AM10])" office:value-type="float" office:value="0.000000014318135464">
            <text:p>1.43E-08</text:p>
          </table:table-cell>
          <table:table-cell table:style-name="ce23" table:formula="of:=VARP([.AN6:.AN10])" office:value-type="float" office:value="0.000000828507359704">
            <text:p>8.29E-07</text:p>
          </table:table-cell>
          <table:table-cell table:style-name="ce23" table:formula="of:=VARP([.AO6:.AO10])" office:value-type="float" office:value="0.000000015097487856">
            <text:p>1.51E-08</text:p>
          </table:table-cell>
          <table:table-cell table:style-name="ce23" table:formula="of:=VARP([.AP6:.AP10])" office:value-type="float" office:value="0.0000000905001347440001">
            <text:p>9.05E-08</text:p>
          </table:table-cell>
          <table:table-cell table:style-name="ce23" table:formula="of:=VARP([.AQ6:.AQ10])" office:value-type="float" office:value="0.000002922950388864">
            <text:p>2.92E-06</text:p>
          </table:table-cell>
          <table:table-cell table:style-name="ce23" table:formula="of:=VARP([.AR6:.AR10])" office:value-type="float" office:value="0.00000000273913291999999">
            <text:p>2.74E-09</text:p>
          </table:table-cell>
          <table:table-cell table:style-name="ce23" table:formula="of:=VARP([.AS6:.AS10])" office:value-type="float" office:value="0.000001019626015056">
            <text:p>1.02E-06</text:p>
          </table:table-cell>
          <table:table-cell table:style-name="ce23" table:formula="of:=VARP([.AT6:.AT10])" office:value-type="float" office:value="0.0000418034156096">
            <text:p>4.18E-05</text:p>
          </table:table-cell>
          <table:table-cell table:style-name="ce23" table:formula="of:=VARP([.AU6:.AU10])" office:value-type="float" office:value="0.000000267933792296">
            <text:p>2.68E-07</text:p>
          </table:table-cell>
          <table:table-cell table:style-name="ce23" table:formula="of:=VARP([.AV6:.AV10])" office:value-type="float" office:value="0.00000000759735865600001">
            <text:p>7.60E-09</text:p>
          </table:table-cell>
          <table:table-cell table:style-name="ce23" table:formula="of:=VARP([.AW6:.AW10])" office:value-type="float" office:value="0.000000019558498984">
            <text:p>1.96E-08</text:p>
          </table:table-cell>
          <table:table-cell table:style-name="ce23" table:formula="of:=VARP([.AX6:.AX10])" office:value-type="float" office:value="0.00000002287816416">
            <text:p>2.29E-08</text:p>
          </table:table-cell>
          <table:table-cell table:style-name="ce23" table:formula="of:=VARP([.AY6:.AY10])" office:value-type="float" office:value="0.00000000804068458400001">
            <text:p>8.04E-09</text:p>
          </table:table-cell>
          <table:table-cell table:style-name="ce23" table:formula="of:=VARP([.AZ6:.AZ10])" office:value-type="float" office:value="0.000000102552610296">
            <text:p>1.03E-07</text:p>
          </table:table-cell>
          <table:table-cell table:style-name="ce23" table:formula="of:=VARP([.BA6:.BA10])" office:value-type="float" office:value="0.000000018346214536">
            <text:p>1.83E-08</text:p>
          </table:table-cell>
          <table:table-cell table:style-name="ce23" table:formula="of:=VARP([.BB6:.BB10])" office:value-type="float" office:value="0.000000028886507184">
            <text:p>2.89E-08</text:p>
          </table:table-cell>
          <table:table-cell table:style-name="ce23" table:formula="of:=VARP([.BC6:.BC10])" office:value-type="float" office:value="0.0000014482142016">
            <text:p>1.45E-06</text:p>
          </table:table-cell>
          <table:table-cell table:style-name="ce23" table:formula="of:=VARP([.BD6:.BD10])" office:value-type="float" office:value="0.0000004182974584">
            <text:p>4.18E-07</text:p>
          </table:table-cell>
          <table:table-cell table:style-name="ce23" table:formula="of:=VARP([.BE6:.BE10])" office:value-type="float" office:value="0">
            <text:p>#DIV/0!</text:p>
          </table:table-cell>
          <table:table-cell table:style-name="ce23" table:formula="of:=VARP([.BF6:.BF10])" office:value-type="float" office:value="0.000000017178501144">
            <text:p>1.72E-08</text:p>
          </table:table-cell>
          <table:table-cell table:style-name="ce23" table:formula="of:=VARP([.BG6:.BG10])" office:value-type="float" office:value="0.0000002600242464">
            <text:p>2.60E-07</text:p>
          </table:table-cell>
          <table:table-cell table:style-name="ce23" table:formula="of:=VARP([.BH6:.BH10])" office:value-type="float" office:value="0.0000000290066935999998">
            <text:p>2.90E-08</text:p>
          </table:table-cell>
          <table:table-cell table:style-name="ce23" table:formula="of:=VARP([.BI6:.BI10])" office:value-type="float" office:value="0.0000000138256743999999">
            <text:p>1.38E-08</text:p>
          </table:table-cell>
          <table:table-cell table:style-name="ce23" table:formula="of:=VARP([.BJ6:.BJ10])" office:value-type="float" office:value="0.0000021150110824">
            <text:p>2.12E-06</text:p>
          </table:table-cell>
          <table:table-cell table:style-name="ce23" table:formula="of:=VARP([.BK6:.BK10])" office:value-type="float" office:value="0.0000000645141816000001">
            <text:p>6.45E-08</text:p>
          </table:table-cell>
          <table:table-cell table:style-name="ce23" table:formula="of:=VARP([.BL6:.BL10])" office:value-type="float" office:value="0.00000394889920000003">
            <text:p>3.95E-06</text:p>
          </table:table-cell>
          <table:table-cell table:style-name="ce23" table:formula="of:=VARP([.BM6:.BM10])" office:value-type="float" office:value="0.000257843839839999">
            <text:p>2.58E-04</text:p>
          </table:table-cell>
          <table:table-cell table:style-name="ce23" table:formula="of:=VARP([.BN6:.BN10])" office:value-type="float" office:value="0.00002258641264">
            <text:p>2.26E-05</text:p>
          </table:table-cell>
          <table:table-cell table:style-name="ce23" table:formula="of:=VARP([.BO6:.BO10])" office:value-type="float" office:value="0.000000148478800024">
            <text:p>1.48E-07</text:p>
          </table:table-cell>
          <table:table-cell table:style-name="ce23" table:formula="of:=VARP([.BP6:.BP10])" office:value-type="float" office:value="0.00000078797584088">
            <text:p>7.88E-07</text:p>
          </table:table-cell>
          <table:table-cell table:style-name="ce23" table:formula="of:=VARP([.BQ6:.BQ10])" office:value-type="float" office:value="0.000000023297377144">
            <text:p>2.33E-08</text:p>
          </table:table-cell>
          <table:table-cell table:style-name="ce23" table:formula="of:=VARP([.BR6:.BR10])" office:value-type="float" office:value="0.000000154572066024">
            <text:p>1.55E-07</text:p>
          </table:table-cell>
          <table:table-cell table:style-name="ce23" table:formula="of:=VARP([.BS6:.BS10])" office:value-type="float" office:value="0.000003867262072104">
            <text:p>3.87E-06</text:p>
          </table:table-cell>
          <table:table-cell table:style-name="ce23" table:formula="of:=VARP([.BT6:.BT10])" office:value-type="float" office:value="0.0000000541692485760001">
            <text:p>5.42E-08</text:p>
          </table:table-cell>
          <table:table-cell table:style-name="ce23" table:formula="of:=VARP([.BU6:.BU10])" office:value-type="float" office:value="0.000000466942445695999">
            <text:p>4.67E-07</text:p>
          </table:table-cell>
          <table:table-cell table:style-name="ce23" table:formula="of:=VARP([.BV6:.BV10])" office:value-type="float" office:value="0.0000312199000056">
            <text:p>3.12E-05</text:p>
          </table:table-cell>
          <table:table-cell table:style-name="ce23" table:formula="of:=VARP([.BW6:.BW10])" office:value-type="float" office:value="0.000001211071661456">
            <text:p>1.21E-06</text:p>
          </table:table-cell>
          <table:table-cell table:style-name="ce23" table:formula="of:=VARP([.BX6:.BX10])" office:value-type="float" office:value="0.000000006814173944">
            <text:p>6.81E-09</text:p>
          </table:table-cell>
          <table:table-cell table:style-name="ce23" table:formula="of:=VARP([.BY6:.BY10])" office:value-type="float" office:value="0.0000000252594214640001">
            <text:p>2.53E-08</text:p>
          </table:table-cell>
          <table:table-cell table:style-name="ce23" table:formula="of:=VARP([.BZ6:.BZ10])" office:value-type="float" office:value="0.000000077451338504">
            <text:p>7.75E-08</text:p>
          </table:table-cell>
          <table:table-cell table:style-name="ce23" table:formula="of:=VARP([.CA6:.CA10])" office:value-type="float" office:value="0.00000000906082518399999">
            <text:p>9.06E-09</text:p>
          </table:table-cell>
          <table:table-cell table:style-name="ce23" table:formula="of:=VARP([.CB6:.CB10])" office:value-type="float" office:value="0.0000000798904834959999">
            <text:p>7.99E-08</text:p>
          </table:table-cell>
          <table:table-cell table:style-name="ce23" table:formula="of:=VARP([.CC6:.CC10])" office:value-type="float" office:value="0.000000213986014584">
            <text:p>2.14E-07</text:p>
          </table:table-cell>
          <table:table-cell table:style-name="ce23" table:formula="of:=VARP([.CD6:.CD10])" office:value-type="float" office:value="0.000000050594836096">
            <text:p>5.06E-08</text:p>
          </table:table-cell>
          <table:table-cell table:style-name="ce23" table:formula="of:=VARP([.CE6:.CE10])" office:value-type="float" office:value="0.0000013435296184">
            <text:p>1.34E-06</text:p>
          </table:table-cell>
          <table:table-cell table:style-name="ce23" table:formula="of:=VARP([.CF6:.CF10])" office:value-type="float" office:value="0.000004755876372">
            <text:p>4.76E-06</text:p>
          </table:table-cell>
          <table:table-cell table:style-name="ce23" table:formula="of:=VARP([.CG6:.CG10])" office:value-type="float" office:value="0">
            <text:p>#DIV/0!</text:p>
          </table:table-cell>
          <table:table-cell table:style-name="ce23" table:formula="of:=VARP([.CH6:.CH10])" office:value-type="float" office:value="0.00000003940046208">
            <text:p>3.94E-08</text:p>
          </table:table-cell>
          <table:table-cell table:style-name="ce23" table:formula="of:=VARP([.CI6:.CI10])" office:value-type="float" office:value="0.000000328152793599999">
            <text:p>3.28E-07</text:p>
          </table:table-cell>
          <table:table-cell table:style-name="ce23" table:formula="of:=VARP([.CJ6:.CJ10])" office:value-type="float" office:value="0.0000001768358184">
            <text:p>1.77E-07</text:p>
          </table:table-cell>
          <table:table-cell table:style-name="ce23" table:formula="of:=VARP([.CK6:.CK10])" office:value-type="float" office:value="0.0000006023459464">
            <text:p>6.02E-07</text:p>
          </table:table-cell>
          <table:table-cell table:style-name="ce23" table:formula="of:=VARP([.CL6:.CL10])" office:value-type="float" office:value="0.0000188937536264">
            <text:p>1.89E-05</text:p>
          </table:table-cell>
          <table:table-cell table:style-name="ce23" table:formula="of:=VARP([.CM6:.CM10])" office:value-type="float" office:value="0.00000718942792639999">
            <text:p>7.19E-06</text:p>
          </table:table-cell>
          <table:table-cell table:style-name="ce23" table:formula="of:=VARP([.CN6:.CN10])" office:value-type="float" office:value="0.00019789580276">
            <text:p>1.98E-04</text:p>
          </table:table-cell>
          <table:table-cell table:style-name="ce23" table:formula="of:=VARP([.CO6:.CO10])" office:value-type="float" office:value="0.0020057571172">
            <text:p>2.01E-03</text:p>
          </table:table-cell>
          <table:table-cell table:style-name="ce23" table:formula="of:=VARP([.CP6:.CP10])" office:value-type="float" office:value="0.00364821949216">
            <text:p>3.65E-03</text:p>
          </table:table-cell>
          <table:table-cell table:style-name="ce23" table:formula="of:=VARP([.CQ6:.CQ10])" office:value-type="float" office:value="0.000000092075499864">
            <text:p>9.21E-08</text:p>
          </table:table-cell>
          <table:table-cell table:style-name="ce23" table:formula="of:=VARP([.CR6:.CR10])" office:value-type="float" office:value="0.000001279671799816">
            <text:p>1.28E-06</text:p>
          </table:table-cell>
          <table:table-cell table:style-name="ce23" table:formula="of:=VARP([.CS6:.CS10])" office:value-type="float" office:value="0.000000135514187384">
            <text:p>1.36E-07</text:p>
          </table:table-cell>
          <table:table-cell table:style-name="ce23" table:formula="of:=VARP([.CT6:.CT10])" office:value-type="float" office:value="0.00000021604722024">
            <text:p>2.16E-07</text:p>
          </table:table-cell>
          <table:table-cell table:style-name="ce23" table:formula="of:=VARP([.CU6:.CU10])" office:value-type="float" office:value="0.000002110308926624">
            <text:p>2.11E-06</text:p>
          </table:table-cell>
          <table:table-cell table:style-name="ce23" table:formula="of:=VARP([.CV6:.CV10])" office:value-type="float" office:value="0.000000216166024816">
            <text:p>2.16E-07</text:p>
          </table:table-cell>
          <table:table-cell table:style-name="ce23" table:formula="of:=VARP([.CW6:.CW10])" office:value-type="float" office:value="0.000002712229397584">
            <text:p>2.71E-06</text:p>
          </table:table-cell>
          <table:table-cell table:style-name="ce23" table:formula="of:=VARP([.CX6:.CX10])" office:value-type="float" office:value="0.000026295258064">
            <text:p>2.63E-05</text:p>
          </table:table-cell>
          <table:table-cell table:style-name="ce23" table:formula="of:=VARP([.CY6:.CY10])" office:value-type="float" office:value="0.000001689189447144">
            <text:p>1.69E-06</text:p>
          </table:table-cell>
          <table:table-cell table:style-name="ce23" table:formula="of:=VARP([.CZ6:.CZ10])" office:value-type="float" office:value="0.00000000900906824">
            <text:p>9.01E-09</text:p>
          </table:table-cell>
          <table:table-cell table:style-name="ce23" table:formula="of:=VARP([.DA6:.DA10])" office:value-type="float" office:value="0.000000035115087976">
            <text:p>3.51E-08</text:p>
          </table:table-cell>
          <table:table-cell table:style-name="ce23" table:formula="of:=VARP([.DB6:.DB10])" office:value-type="float" office:value="0.000000203230816056">
            <text:p>2.03E-07</text:p>
          </table:table-cell>
          <table:table-cell table:style-name="ce23" table:formula="of:=VARP([.DC6:.DC10])" office:value-type="float" office:value="0.000000017452954744">
            <text:p>1.75E-08</text:p>
          </table:table-cell>
          <table:table-cell table:style-name="ce23" table:formula="of:=VARP([.DD6:.DD10])" office:value-type="float" office:value="0.000000127744712096">
            <text:p>1.28E-07</text:p>
          </table:table-cell>
          <table:table-cell table:style-name="ce23" table:formula="of:=VARP([.DE6:.DE10])" office:value-type="float" office:value="0.000000202585636136">
            <text:p>2.03E-07</text:p>
          </table:table-cell>
          <table:table-cell table:style-name="ce23" table:formula="of:=VARP([.DF6:.DF10])" office:value-type="float" office:value="0.000000106539301976">
            <text:p>1.07E-07</text:p>
          </table:table-cell>
          <table:table-cell table:style-name="ce23" table:formula="of:=VARP([.DG6:.DG10])" office:value-type="float" office:value="0.000001347345772">
            <text:p>1.35E-06</text:p>
          </table:table-cell>
          <table:table-cell table:style-name="ce23" table:formula="of:=VARP([.DH6:.DH10])" office:value-type="float" office:value="0.0000011830782896">
            <text:p>1.18E-06</text:p>
          </table:table-cell>
          <table:table-cell table:style-name="ce23" table:formula="of:=VARP([.DI6:.DI10])" office:value-type="float" office:value="0">
            <text:p>#DIV/0!</text:p>
          </table:table-cell>
          <table:table-cell table:style-name="ce23" table:formula="of:=VARP([.DJ6:.DJ10])" office:value-type="float" office:value="0.00000004037006172">
            <text:p>4.04E-08</text:p>
          </table:table-cell>
          <table:table-cell table:style-name="ce23" table:formula="of:=VARP([.DK6:.DK10])" office:value-type="float" office:value="0.000000422610990400001">
            <text:p>4.23E-07</text:p>
          </table:table-cell>
          <table:table-cell table:style-name="ce23" table:formula="of:=VARP([.DL6:.DL10])" office:value-type="float" office:value="0.0000000760767399999999">
            <text:p>7.61E-08</text:p>
          </table:table-cell>
          <table:table-cell table:style-name="ce23" table:formula="of:=VARP([.DM6:.DM10])" office:value-type="float" office:value="0.0000000402155584000001">
            <text:p>4.02E-08</text:p>
          </table:table-cell>
          <table:table-cell table:style-name="ce23" table:formula="of:=VARP([.DN6:.DN10])" office:value-type="float" office:value="0.00001974984088">
            <text:p>1.97E-05</text:p>
          </table:table-cell>
          <table:table-cell table:style-name="ce23" table:formula="of:=VARP([.DO6:.DO10])" office:value-type="float" office:value="0.0000001584551224">
            <text:p>1.58E-07</text:p>
          </table:table-cell>
          <table:table-cell table:style-name="ce23" table:formula="of:=VARP([.DP6:.DP10])" office:value-type="float" office:value="0.0000116675879264">
            <text:p>1.17E-05</text:p>
          </table:table-cell>
          <table:table-cell table:style-name="ce23" table:formula="of:=VARP([.DQ6:.DQ10])" office:value-type="float" office:value="0.00233369435624">
            <text:p>2.33E-03</text:p>
          </table:table-cell>
          <table:table-cell table:style-name="ce23" table:formula="of:=VARP([.DR6:.DR10])" office:value-type="float" office:value="0.00012925407384">
            <text:p>1.29E-04</text:p>
          </table:table-cell>
          <table:table-cell table:style-name="ce23" table:formula="of:=VARP([.DS6:.DS10])" office:value-type="float" office:value="0.000000075981277656">
            <text:p>7.60E-08</text:p>
          </table:table-cell>
          <table:table-cell table:style-name="ce23" table:formula="of:=VARP([.DT6:.DT10])" office:value-type="float" office:value="0.000001046259412344">
            <text:p>1.05E-06</text:p>
          </table:table-cell>
          <table:table-cell table:style-name="ce23" table:formula="of:=VARP([.DU6:.DU10])" office:value-type="float" office:value="0.000000625318473624">
            <text:p>6.25E-07</text:p>
          </table:table-cell>
          <table:table-cell table:style-name="ce23" table:formula="of:=VARP([.DV6:.DV10])" office:value-type="float" office:value="0.00000009496849988">
            <text:p>9.50E-08</text:p>
          </table:table-cell>
          <table:table-cell table:style-name="ce23" table:formula="of:=VARP([.DW6:.DW10])" office:value-type="float" office:value="0.0000025813756304">
            <text:p>2.58E-06</text:p>
          </table:table-cell>
          <table:table-cell table:style-name="ce23" table:formula="of:=VARP([.DX6:.DX10])" office:value-type="float" office:value="0.000000992838293536">
            <text:p>9.93E-07</text:p>
          </table:table-cell>
          <table:table-cell table:style-name="ce23" table:formula="of:=VARP([.DY6:.DY10])" office:value-type="float" office:value="0.000004005584387184">
            <text:p>4.01E-06</text:p>
          </table:table-cell>
          <table:table-cell table:style-name="ce23" table:formula="of:=VARP([.DZ6:.DZ10])" office:value-type="float" office:value="0.0000151520166376">
            <text:p>1.52E-05</text:p>
          </table:table-cell>
          <table:table-cell table:style-name="ce23" table:formula="of:=VARP([.EA6:.EA10])" office:value-type="float" office:value="0.000004512163588984">
            <text:p>4.51E-06</text:p>
          </table:table-cell>
          <table:table-cell table:style-name="ce23" table:formula="of:=VARP([.EB6:.EB10])" office:value-type="float" office:value="0.0000000194414285360001">
            <text:p>1.94E-08</text:p>
          </table:table-cell>
          <table:table-cell table:style-name="ce23" table:formula="of:=VARP([.EC6:.EC10])" office:value-type="float" office:value="0.000000163292405176">
            <text:p>1.63E-07</text:p>
          </table:table-cell>
          <table:table-cell table:style-name="ce23" table:formula="of:=VARP([.ED6:.ED10])" office:value-type="float" office:value="0.000000662806249944">
            <text:p>6.63E-07</text:p>
          </table:table-cell>
          <table:table-cell table:style-name="ce23" table:formula="of:=VARP([.EE6:.EE10])" office:value-type="float" office:value="0.000000016583745736">
            <text:p>1.66E-08</text:p>
          </table:table-cell>
          <table:table-cell table:style-name="ce23" table:formula="of:=VARP([.EF6:.EF10])" office:value-type="float" office:value="0.000001127454095984">
            <text:p>1.13E-06</text:p>
          </table:table-cell>
          <table:table-cell table:style-name="ce23" table:formula="of:=VARP([.EG6:.EG10])" office:value-type="float" office:value="0.000000950063189535999">
            <text:p>9.50E-07</text:p>
          </table:table-cell>
          <table:table-cell table:style-name="ce23" table:formula="of:=VARP([.EH6:.EH10])" office:value-type="float" office:value="0.000000122237796776">
            <text:p>1.22E-07</text:p>
          </table:table-cell>
          <table:table-cell table:style-name="ce23" table:formula="of:=VARP([.EI6:.EI10])" office:value-type="float" office:value="0.0000116633096856">
            <text:p>1.17E-05</text:p>
          </table:table-cell>
          <table:table-cell table:style-name="ce23" table:formula="of:=VARP([.EJ6:.EJ10])" office:value-type="float" office:value="0.0000037020117464">
            <text:p>3.70E-06</text:p>
          </table:table-cell>
          <table:table-cell table:style-name="ce23" table:formula="of:=VARP([.EK6:.EK10])" office:value-type="float" office:value="0">
            <text:p>#DIV/0!</text:p>
          </table:table-cell>
          <table:table-cell table:style-name="ce23" table:formula="of:=VARP([.EL6:.EL10])" office:value-type="float" office:value="0.000000059537213736">
            <text:p>5.95E-08</text:p>
          </table:table-cell>
          <table:table-cell table:style-name="ce23" table:formula="of:=VARP([.EM6:.EM10])" office:value-type="float" office:value="0.0000002547533216">
            <text:p>2.55E-07</text:p>
          </table:table-cell>
          <table:table-cell table:style-name="ce23" table:formula="of:=VARP([.EN6:.EN10])" office:value-type="float" office:value="0.0000001637332816">
            <text:p>1.64E-07</text:p>
          </table:table-cell>
          <table:table-cell table:style-name="ce23" table:formula="of:=VARP([.EO6:.EO10])" office:value-type="float" office:value="0.0000000783189920000002">
            <text:p>7.83E-08</text:p>
          </table:table-cell>
          <table:table-cell table:style-name="ce23" table:formula="of:=VARP([.EP6:.EP10])" office:value-type="float" office:value="0.0000025376033624">
            <text:p>2.54E-06</text:p>
          </table:table-cell>
          <table:table-cell table:style-name="ce23" table:formula="of:=VARP([.EQ6:.EQ10])" office:value-type="float" office:value="0.000000791219465600001">
            <text:p>7.91E-07</text:p>
          </table:table-cell>
          <table:table-cell table:style-name="ce23" table:formula="of:=VARP([.ER6:.ER10])" office:value-type="float" office:value="0.0000183779253824">
            <text:p>1.84E-05</text:p>
          </table:table-cell>
          <table:table-cell table:style-name="ce23" table:formula="of:=VARP([.ES6:.ES10])" office:value-type="float" office:value="0.00053188742504">
            <text:p>5.32E-04</text:p>
          </table:table-cell>
          <table:table-cell table:style-name="ce23" table:formula="of:=VARP([.ET6:.ET10])" office:value-type="float" office:value="0.0000375780382399999">
            <text:p>3.76E-05</text:p>
          </table:table-cell>
          <table:table-cell table:style-name="ce23" table:formula="of:=VARP([.EU6:.EU10])" office:value-type="float" office:value="0.000000210427232496">
            <text:p>2.10E-07</text:p>
          </table:table-cell>
          <table:table-cell table:style-name="ce23" table:formula="of:=VARP([.EV6:.EV10])" office:value-type="float" office:value="0.000000346882055784">
            <text:p>3.47E-07</text:p>
          </table:table-cell>
          <table:table-cell table:style-name="ce23" table:formula="of:=VARP([.EW6:.EW10])" office:value-type="float" office:value="0.000000216249028776">
            <text:p>2.16E-07</text:p>
          </table:table-cell>
          <table:table-cell table:style-name="ce23" table:formula="of:=VARP([.EX6:.EX10])" office:value-type="float" office:value="0.000000214459396504">
            <text:p>2.14E-07</text:p>
          </table:table-cell>
          <table:table-cell table:style-name="ce23" table:formula="of:=VARP([.EY6:.EY10])" office:value-type="float" office:value="0.000000741284396736">
            <text:p>7.41E-07</text:p>
          </table:table-cell>
          <table:table-cell table:style-name="ce23" table:formula="of:=VARP([.EZ6:.EZ10])" office:value-type="float" office:value="0.000000150294551864">
            <text:p>1.50E-07</text:p>
          </table:table-cell>
          <table:table-cell table:style-name="ce23" table:formula="of:=VARP([.FA6:.FA10])" office:value-type="float" office:value="0.00000143812971808">
            <text:p>1.44E-06</text:p>
          </table:table-cell>
          <table:table-cell table:style-name="ce23" table:formula="of:=VARP([.FB6:.FB10])" office:value-type="float" office:value="0.0000133866568904">
            <text:p>1.34E-05</text:p>
          </table:table-cell>
          <table:table-cell table:style-name="ce23" table:formula="of:=VARP([.FC6:.FC10])" office:value-type="float" office:value="0.00000070448246748">
            <text:p>7.04E-07</text:p>
          </table:table-cell>
          <table:table-cell table:style-name="ce23" table:formula="of:=VARP([.FD6:.FD10])" office:value-type="float" office:value="0.000000042951344504">
            <text:p>4.30E-08</text:p>
          </table:table-cell>
          <table:table-cell table:style-name="ce23" table:formula="of:=VARP([.FE6:.FE10])" office:value-type="float" office:value="0.000000023136137104">
            <text:p>2.31E-08</text:p>
          </table:table-cell>
          <table:table-cell table:style-name="ce23" table:formula="of:=VARP([.FF6:.FF10])" office:value-type="float" office:value="0.000000299836315096">
            <text:p>3.00E-07</text:p>
          </table:table-cell>
          <table:table-cell table:style-name="ce23" table:formula="of:=VARP([.FG6:.FG10])" office:value-type="float" office:value="0.000000034839299096">
            <text:p>3.48E-08</text:p>
          </table:table-cell>
          <table:table-cell table:style-name="ce23" table:formula="of:=VARP([.FH6:.FH10])" office:value-type="float" office:value="0.000001630576766464">
            <text:p>1.63E-06</text:p>
          </table:table-cell>
          <table:table-cell table:style-name="ce23" table:formula="of:=VARP([.FI6:.FI10])" office:value-type="float" office:value="0.00000029378311792">
            <text:p>2.94E-07</text:p>
          </table:table-cell>
          <table:table-cell table:style-name="ce23" table:formula="of:=VARP([.FJ6:.FJ10])" office:value-type="float" office:value="0.00000008024825828">
            <text:p>8.02E-08</text:p>
          </table:table-cell>
          <table:table-cell table:style-name="ce23" table:formula="of:=VARP([.FK6:.FK10])" office:value-type="float" office:value="0.0000289873651">
            <text:p>2.90E-05</text:p>
          </table:table-cell>
          <table:table-cell table:style-name="ce23" table:formula="of:=VARP([.FL6:.FL10])" office:value-type="float" office:value="0.0000077520101376">
            <text:p>7.75E-06</text:p>
          </table:table-cell>
          <table:table-cell table:style-name="ce48" table:number-columns-repeated="853"/>
          <table:table-cell table:number-columns-repeated="3"/>
        </table:table-row>
        <table:table-row table:style-name="ro1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/>
          <table:table-cell table:style-name="Default" table:number-columns-repeated="3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9" office:value-type="string">
            <text:p>Mean values for figures:</text:p>
          </table:table-cell>
          <table:table-cell table:style-name="ce24"/>
          <table:table-cell table:style-name="ce28"/>
          <table:table-cell table:style-name="Default"/>
          <table:table-cell table:style-name="ce24"/>
          <table:table-cell table:style-name="ce28" table:number-columns-repeated="2"/>
          <table:table-cell table:style-name="ce24"/>
          <table:table-cell table:style-name="ce28"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0" office:value-type="string">
            <text:p>perturb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number-columns-repeated="996"/>
        </table:table-row>
        <table:table-row table:style-name="ro1">
          <table:table-cell table:style-name="ce11"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ce39"/>
          <table:table-cell table:number-columns-repeated="2"/>
          <table:table-cell table:style-name="ce21" table:number-columns-repeated="5"/>
          <table:table-cell table:style-name="ce36"/>
          <table:table-cell table:style-name="ce39"/>
          <table:table-cell table:style-name="ce21" table:number-columns-repeated="7"/>
          <table:table-cell table:style-name="ce36"/>
          <table:table-cell table:number-columns-repeated="996"/>
        </table:table-row>
        <table:table-row table:style-name="ro1">
          <table:table-cell table:style-name="ce12" office:value-type="float" office:value="0">
            <text:p>0.00</text:p>
          </table:table-cell>
          <table:table-cell office:value-type="float" office:value="0.00663443">
            <text:p>6.63E-003</text:p>
          </table:table-cell>
          <table:table-cell office:value-type="float" office:value="0.018359">
            <text:p>1.84E-002</text:p>
          </table:table-cell>
          <table:table-cell office:value-type="float" office:value="0.0116276">
            <text:p>1.16E-002</text:p>
          </table:table-cell>
          <table:table-cell table:style-name="ce21" office:value-type="float" office:value="0.0134111">
            <text:p>1.34E-002</text:p>
          </table:table-cell>
          <table:table-cell office:value-type="float" office:value="0.062562">
            <text:p>6.26E-002</text:p>
          </table:table-cell>
          <table:table-cell office:value-type="float" office:value="0.0350083">
            <text:p>3.50E-002</text:p>
          </table:table-cell>
          <table:table-cell office:value-type="float" office:value="0.0673146">
            <text:p>6.73E-002</text:p>
          </table:table-cell>
          <table:table-cell table:style-name="ce21" office:value-type="float" office:value="0.542275">
            <text:p>5.42E-001</text:p>
          </table:table-cell>
          <table:table-cell table:style-name="ce36" office:value-type="float" office:value="0.327989">
            <text:p>3.28E-001</text:p>
          </table:table-cell>
          <table:table-cell table:style-name="ce39" office:value-type="float" office:value="0.00346434">
            <text:p>3.46E-003</text:p>
          </table:table-cell>
          <table:table-cell office:value-type="float" office:value="0.00693907">
            <text:p>6.94E-003</text:p>
          </table:table-cell>
          <table:table-cell office:value-type="float" office:value="0.00244393">
            <text:p>2.44E-003</text:p>
          </table:table-cell>
          <table:table-cell table:style-name="ce21" office:value-type="float" office:value="0.00494648">
            <text:p>4.95E-003</text:p>
          </table:table-cell>
          <table:table-cell table:style-name="ce21" office:value-type="float" office:value="0.0117754">
            <text:p>1.18E-002</text:p>
          </table:table-cell>
          <table:table-cell table:style-name="ce21" office:value-type="float" office:value="0.00347313">
            <text:p>3.47E-003</text:p>
          </table:table-cell>
          <table:table-cell table:style-name="ce21" office:value-type="float" office:value="0.0113471">
            <text:p>1.13E-002</text:p>
          </table:table-cell>
          <table:table-cell table:style-name="ce21" office:value-type="float" office:value="0.0323445">
            <text:p>3.23E-002</text:p>
          </table:table-cell>
          <table:table-cell table:style-name="ce36" office:value-type="float" office:value="0.00779153">
            <text:p>7.79E-003</text:p>
          </table:table-cell>
          <table:table-cell table:style-name="ce39" office:value-type="float" office:value="0.00267985">
            <text:p>2.68E-003</text:p>
          </table:table-cell>
          <table:table-cell table:style-name="ce21" office:value-type="float" office:value="0.00663977">
            <text:p>6.64E-003</text:p>
          </table:table-cell>
          <table:table-cell table:style-name="ce21" office:value-type="float" office:value="0.00539856">
            <text:p>5.40E-003</text:p>
          </table:table-cell>
          <table:table-cell table:style-name="ce21" office:value-type="float" office:value="0.00297591">
            <text:p>2.98E-003</text:p>
          </table:table-cell>
          <table:table-cell table:style-name="ce21" office:value-type="float" office:value="0.0109877">
            <text:p>1.10E-002</text:p>
          </table:table-cell>
          <table:table-cell table:style-name="ce21" office:value-type="float" office:value="0.00750273">
            <text:p>7.50E-003</text:p>
          </table:table-cell>
          <table:table-cell table:style-name="ce21" office:value-type="float" office:value="0.00541303">
            <text:p>5.41E-003</text:p>
          </table:table-cell>
          <table:table-cell table:style-name="ce21" office:value-type="float" office:value="0.0370152">
            <text:p>3.70E-002</text:p>
          </table:table-cell>
          <table:table-cell table:style-name="ce36" office:value-type="float" office:value="0.0198198">
            <text:p>1.98E-002</text:p>
          </table:table-cell>
          <table:table-cell table:number-columns-repeated="996"/>
        </table:table-row>
        <table:table-row table:style-name="ro1">
          <table:table-cell table:style-name="ce13" office:value-type="float" office:value="0.05">
            <text:p>5.00E-002</text:p>
          </table:table-cell>
          <table:table-cell table:formula="of:=[.B11]" office:value-type="float" office:value="0.006795254">
            <text:p>6.80E-003</text:p>
          </table:table-cell>
          <table:table-cell table:formula="of:=[.C11]" office:value-type="float" office:value="0.01884312">
            <text:p>1.88E-002</text:p>
          </table:table-cell>
          <table:table-cell table:formula="of:=[.D11]" office:value-type="float" office:value="0.0111151">
            <text:p>1.11E-002</text:p>
          </table:table-cell>
          <table:table-cell table:style-name="ce21" table:formula="of:=[.E11]" office:value-type="float" office:value="0.01431084">
            <text:p>1.43E-002</text:p>
          </table:table-cell>
          <table:table-cell table:formula="of:=[.F11]" office:value-type="float" office:value="0.06207976">
            <text:p>6.21E-002</text:p>
          </table:table-cell>
          <table:table-cell table:formula="of:=[.G11]" office:value-type="float" office:value="0.03155018">
            <text:p>3.16E-002</text:p>
          </table:table-cell>
          <table:table-cell table:formula="of:=[.H11]" office:value-type="float" office:value="0.08865002">
            <text:p>8.87E-002</text:p>
          </table:table-cell>
          <table:table-cell table:style-name="ce21" table:formula="of:=[.I11]" office:value-type="float" office:value="0.5389446">
            <text:p>5.39E-001</text:p>
          </table:table-cell>
          <table:table-cell table:formula="of:=[.J11]" office:value-type="float" office:value="0.2575972">
            <text:p>2.58E-001</text:p>
          </table:table-cell>
          <table:table-cell table:formula="of:=[.K11]" office:value-type="float" office:value="0.003545868">
            <text:p>3.55E-003</text:p>
          </table:table-cell>
          <table:table-cell table:formula="of:=[.L11]" office:value-type="float" office:value="0.0065898">
            <text:p>6.59E-003</text:p>
          </table:table-cell>
          <table:table-cell table:formula="of:=[.M11]" office:value-type="float" office:value="0.002450922">
            <text:p>2.45E-003</text:p>
          </table:table-cell>
          <table:table-cell table:style-name="ce21" table:formula="of:=[.N11]" office:value-type="float" office:value="0.004963944">
            <text:p>4.96E-003</text:p>
          </table:table-cell>
          <table:table-cell table:style-name="ce21" table:formula="of:=[.O11]" office:value-type="float" office:value="0.01163246">
            <text:p>1.16E-002</text:p>
          </table:table-cell>
          <table:table-cell table:style-name="ce21" table:formula="of:=[.P11]" office:value-type="float" office:value="0.003341754">
            <text:p>3.34E-003</text:p>
          </table:table-cell>
          <table:table-cell table:style-name="ce21" table:formula="of:=[.Q11]" office:value-type="float" office:value="0.010624324">
            <text:p>1.06E-002</text:p>
          </table:table-cell>
          <table:table-cell table:style-name="ce21" table:formula="of:=[.R11]" office:value-type="float" office:value="0.03132232">
            <text:p>3.13E-002</text:p>
          </table:table-cell>
          <table:table-cell table:style-name="ce21" table:formula="of:=[.S11]" office:value-type="float" office:value="0.00674677">
            <text:p>6.75E-003</text:p>
          </table:table-cell>
          <table:table-cell table:style-name="ce21" table:formula="of:=[.T11]" office:value-type="float" office:value="0.002414784">
            <text:p>2.41E-003</text:p>
          </table:table-cell>
          <table:table-cell table:style-name="ce21" table:formula="of:=[.U11]" office:value-type="float" office:value="0.005943824">
            <text:p>5.94E-003</text:p>
          </table:table-cell>
          <table:table-cell table:style-name="ce21" table:formula="of:=[.V11]" office:value-type="float" office:value="0.005426684">
            <text:p>5.43E-003</text:p>
          </table:table-cell>
          <table:table-cell table:style-name="ce21" table:formula="of:=[.W11]" office:value-type="float" office:value="0.002759018">
            <text:p>2.76E-003</text:p>
          </table:table-cell>
          <table:table-cell table:style-name="ce21" table:formula="of:=[.X11]" office:value-type="float" office:value="0.009940466">
            <text:p>9.94E-003</text:p>
          </table:table-cell>
          <table:table-cell table:style-name="ce21" table:formula="of:=[.Y11]" office:value-type="float" office:value="0.007657688">
            <text:p>7.66E-003</text:p>
          </table:table-cell>
          <table:table-cell table:style-name="ce21" table:formula="of:=[.Z11]" office:value-type="float" office:value="0.005218732">
            <text:p>5.22E-003</text:p>
          </table:table-cell>
          <table:table-cell table:style-name="ce21" table:formula="of:=[.AA11]" office:value-type="float" office:value="0.0341504">
            <text:p>3.42E-002</text:p>
          </table:table-cell>
          <table:table-cell table:style-name="ce21" table:formula="of:=[.AB11]" office:value-type="float" office:value="0.02022152">
            <text:p>2.02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1">
            <text:p>1.00E-001</text:p>
          </table:table-cell>
          <table:table-cell table:formula="of:=[.AD11]" office:value-type="float" office:value="0.007068814">
            <text:p>7.07E-003</text:p>
          </table:table-cell>
          <table:table-cell table:formula="of:=[.AE11]" office:value-type="float" office:value="0.01909732">
            <text:p>1.91E-002</text:p>
          </table:table-cell>
          <table:table-cell table:formula="of:=[.AF11]" office:value-type="float" office:value="0.010653">
            <text:p>1.07E-002</text:p>
          </table:table-cell>
          <table:table-cell table:style-name="ce21" table:formula="of:=[.AG11]" office:value-type="float" office:value="0.01525492">
            <text:p>1.53E-002</text:p>
          </table:table-cell>
          <table:table-cell table:formula="of:=[.AH11]" office:value-type="float" office:value="0.06258306">
            <text:p>6.26E-002</text:p>
          </table:table-cell>
          <table:table-cell table:formula="of:=[.AI11]" office:value-type="float" office:value="0.02695412">
            <text:p>2.70E-002</text:p>
          </table:table-cell>
          <table:table-cell table:formula="of:=[.AJ11]" office:value-type="float" office:value="0.1083972">
            <text:p>1.08E-001</text:p>
          </table:table-cell>
          <table:table-cell table:style-name="ce21" table:formula="of:=[.AK11]" office:value-type="float" office:value="0.5464814">
            <text:p>5.46E-001</text:p>
          </table:table-cell>
          <table:table-cell table:formula="of:=[.AL11]" office:value-type="float" office:value="0.1532634">
            <text:p>1.53E-001</text:p>
          </table:table-cell>
          <table:table-cell table:formula="of:=[.AM11]" office:value-type="float" office:value="0.003467386">
            <text:p>3.47E-003</text:p>
          </table:table-cell>
          <table:table-cell table:formula="of:=[.AN11]" office:value-type="float" office:value="0.006330396">
            <text:p>6.33E-003</text:p>
          </table:table-cell>
          <table:table-cell table:formula="of:=[.AO11]" office:value-type="float" office:value="0.002452482">
            <text:p>2.45E-003</text:p>
          </table:table-cell>
          <table:table-cell table:style-name="ce21" table:formula="of:=[.AP11]" office:value-type="float" office:value="0.004936946">
            <text:p>4.94E-003</text:p>
          </table:table-cell>
          <table:table-cell table:style-name="ce21" table:formula="of:=[.AQ11]" office:value-type="float" office:value="0.011129254">
            <text:p>1.11E-002</text:p>
          </table:table-cell>
          <table:table-cell table:style-name="ce21" table:formula="of:=[.AR11]" office:value-type="float" office:value="0.00334646">
            <text:p>3.35E-003</text:p>
          </table:table-cell>
          <table:table-cell table:style-name="ce21" table:formula="of:=[.AS11]" office:value-type="float" office:value="0.010621358">
            <text:p>1.06E-002</text:p>
          </table:table-cell>
          <table:table-cell table:style-name="ce21" table:formula="of:=[.AT11]" office:value-type="float" office:value="0.02944742">
            <text:p>2.94E-002</text:p>
          </table:table-cell>
          <table:table-cell table:style-name="ce21" table:formula="of:=[.AU11]" office:value-type="float" office:value="0.006682338">
            <text:p>6.68E-003</text:p>
          </table:table-cell>
          <table:table-cell table:style-name="ce21" table:formula="of:=[.AV11]" office:value-type="float" office:value="0.002533258">
            <text:p>2.53E-003</text:p>
          </table:table-cell>
          <table:table-cell table:style-name="ce21" table:formula="of:=[.AW11]" office:value-type="float" office:value="0.005969886">
            <text:p>5.97E-003</text:p>
          </table:table-cell>
          <table:table-cell table:style-name="ce21" table:formula="of:=[.AX11]" office:value-type="float" office:value="0.00565099">
            <text:p>5.65E-003</text:p>
          </table:table-cell>
          <table:table-cell table:style-name="ce21" table:formula="of:=[.AY11]" office:value-type="float" office:value="0.002853084">
            <text:p>2.85E-003</text:p>
          </table:table-cell>
          <table:table-cell table:style-name="ce21" table:formula="of:=[.AZ11]" office:value-type="float" office:value="0.010280892">
            <text:p>1.03E-002</text:p>
          </table:table-cell>
          <table:table-cell table:style-name="ce21" table:formula="of:=[.BA11]" office:value-type="float" office:value="0.007812672">
            <text:p>7.81E-003</text:p>
          </table:table-cell>
          <table:table-cell table:style-name="ce21" table:formula="of:=[.BB11]" office:value-type="float" office:value="0.005231186">
            <text:p>5.23E-003</text:p>
          </table:table-cell>
          <table:table-cell table:style-name="ce21" table:formula="of:=[.BC11]" office:value-type="float" office:value="0.03578118">
            <text:p>3.58E-002</text:p>
          </table:table-cell>
          <table:table-cell table:style-name="ce21" table:formula="of:=[.BD11]" office:value-type="float" office:value="0.02068714">
            <text:p>2.07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15">
            <text:p>1.50E-001</text:p>
          </table:table-cell>
          <table:table-cell table:formula="of:=[.BF11]" office:value-type="float" office:value="0.007029024">
            <text:p>7.03E-003</text:p>
          </table:table-cell>
          <table:table-cell table:formula="of:=[.BG11]" office:value-type="float" office:value="0.01916786">
            <text:p>1.92E-002</text:p>
          </table:table-cell>
          <table:table-cell table:formula="of:=[.BH11]" office:value-type="float" office:value="0.01081908">
            <text:p>1.08E-002</text:p>
          </table:table-cell>
          <table:table-cell table:style-name="ce21" table:formula="of:=[.BI11]" office:value-type="float" office:value="0.01514236">
            <text:p>1.51E-002</text:p>
          </table:table-cell>
          <table:table-cell table:formula="of:=[.BJ11]" office:value-type="float" office:value="0.06315854">
            <text:p>6.32E-002</text:p>
          </table:table-cell>
          <table:table-cell table:formula="of:=[.BK11]" office:value-type="float" office:value="0.02691492">
            <text:p>2.69E-002</text:p>
          </table:table-cell>
          <table:table-cell table:formula="of:=[.BL11]" office:value-type="float" office:value="0.105515">
            <text:p>1.06E-001</text:p>
          </table:table-cell>
          <table:table-cell table:style-name="ce21" table:formula="of:=[.BM11]" office:value-type="float" office:value="0.5526416">
            <text:p>5.53E-001</text:p>
          </table:table-cell>
          <table:table-cell table:formula="of:=[.BN11]" office:value-type="float" office:value="0.1556486">
            <text:p>1.56E-001</text:p>
          </table:table-cell>
          <table:table-cell table:formula="of:=[.BO11]" office:value-type="float" office:value="0.003197434">
            <text:p>3.20E-003</text:p>
          </table:table-cell>
          <table:table-cell table:formula="of:=[.BP11]" office:value-type="float" office:value="0.00601856">
            <text:p>6.02E-003</text:p>
          </table:table-cell>
          <table:table-cell table:formula="of:=[.BQ11]" office:value-type="float" office:value="0.002597596">
            <text:p>2.60E-003</text:p>
          </table:table-cell>
          <table:table-cell table:style-name="ce21" table:formula="of:=[.BR11]" office:value-type="float" office:value="0.004363236">
            <text:p>4.36E-003</text:p>
          </table:table-cell>
          <table:table-cell table:style-name="ce21" table:formula="of:=[.BS11]" office:value-type="float" office:value="0.009021276">
            <text:p>9.02E-003</text:p>
          </table:table-cell>
          <table:table-cell table:style-name="ce21" table:formula="of:=[.BT11]" office:value-type="float" office:value="0.003522598">
            <text:p>3.52E-003</text:p>
          </table:table-cell>
          <table:table-cell table:style-name="ce21" table:formula="of:=[.BU11]" office:value-type="float" office:value="0.009264528">
            <text:p>9.26E-003</text:p>
          </table:table-cell>
          <table:table-cell table:style-name="ce21" table:formula="of:=[.BV11]" office:value-type="float" office:value="0.02308538">
            <text:p>2.31E-002</text:p>
          </table:table-cell>
          <table:table-cell table:style-name="ce21" table:formula="of:=[.BW11]" office:value-type="float" office:value="0.007304818">
            <text:p>7.30E-003</text:p>
          </table:table-cell>
          <table:table-cell table:style-name="ce21" table:formula="of:=[.BX11]" office:value-type="float" office:value="0.002589716">
            <text:p>2.59E-003</text:p>
          </table:table-cell>
          <table:table-cell table:style-name="ce21" table:formula="of:=[.BY11]" office:value-type="float" office:value="0.005941974">
            <text:p>5.94E-003</text:p>
          </table:table-cell>
          <table:table-cell table:style-name="ce21" table:formula="of:=[.BZ11]" office:value-type="float" office:value="0.006024694">
            <text:p>6.02E-003</text:p>
          </table:table-cell>
          <table:table-cell table:style-name="ce21" table:formula="of:=[.CA11]" office:value-type="float" office:value="0.002941664">
            <text:p>2.94E-003</text:p>
          </table:table-cell>
          <table:table-cell table:style-name="ce21" table:formula="of:=[.CB11]" office:value-type="float" office:value="0.009893642">
            <text:p>9.89E-003</text:p>
          </table:table-cell>
          <table:table-cell table:style-name="ce21" table:formula="of:=[.CC11]" office:value-type="float" office:value="0.008072536">
            <text:p>8.07E-003</text:p>
          </table:table-cell>
          <table:table-cell table:style-name="ce21" table:formula="of:=[.CD11]" office:value-type="float" office:value="0.005482118">
            <text:p>5.48E-003</text:p>
          </table:table-cell>
          <table:table-cell table:style-name="ce21" table:formula="of:=[.CE11]" office:value-type="float" office:value="0.03343124">
            <text:p>3.34E-002</text:p>
          </table:table-cell>
          <table:table-cell table:style-name="ce21" table:formula="of:=[.CF11]" office:value-type="float" office:value="0.0200324">
            <text:p>2.00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2">
            <text:p>2.00E-001</text:p>
          </table:table-cell>
          <table:table-cell table:formula="of:=[.CH11]" office:value-type="float" office:value="0.00721705">
            <text:p>7.22E-003</text:p>
          </table:table-cell>
          <table:table-cell table:formula="of:=[.CI11]" office:value-type="float" office:value="0.01947502">
            <text:p>1.95E-002</text:p>
          </table:table-cell>
          <table:table-cell table:formula="of:=[.CJ11]" office:value-type="float" office:value="0.01149294">
            <text:p>1.15E-002</text:p>
          </table:table-cell>
          <table:table-cell table:style-name="ce21" table:formula="of:=[.CK11]" office:value-type="float" office:value="0.01508464">
            <text:p>1.51E-002</text:p>
          </table:table-cell>
          <table:table-cell table:formula="of:=[.CL11]" office:value-type="float" office:value="0.06507476">
            <text:p>6.51E-002</text:p>
          </table:table-cell>
          <table:table-cell table:formula="of:=[.CM11]" office:value-type="float" office:value="0.02847206">
            <text:p>2.85E-002</text:p>
          </table:table-cell>
          <table:table-cell table:formula="of:=[.CN11]" office:value-type="float" office:value="0.0991697">
            <text:p>9.92E-002</text:p>
          </table:table-cell>
          <table:table-cell table:style-name="ce21" table:formula="of:=[.CO11]" office:value-type="float" office:value="0.569194">
            <text:p>5.69E-001</text:p>
          </table:table-cell>
          <table:table-cell table:formula="of:=[.CP11]" office:value-type="float" office:value="0.1910602">
            <text:p>1.91E-001</text:p>
          </table:table-cell>
          <table:table-cell table:formula="of:=[.CQ11]" office:value-type="float" office:value="0.003296376">
            <text:p>3.30E-003</text:p>
          </table:table-cell>
          <table:table-cell table:formula="of:=[.CR11]" office:value-type="float" office:value="0.006654272">
            <text:p>6.65E-003</text:p>
          </table:table-cell>
          <table:table-cell table:formula="of:=[.CS11]" office:value-type="float" office:value="0.002949444">
            <text:p>2.95E-003</text:p>
          </table:table-cell>
          <table:table-cell table:style-name="ce21" table:formula="of:=[.CT11]" office:value-type="float" office:value="0.00469647">
            <text:p>4.70E-003</text:p>
          </table:table-cell>
          <table:table-cell table:style-name="ce21" table:formula="of:=[.CU11]" office:value-type="float" office:value="0.009896176">
            <text:p>9.90E-003</text:p>
          </table:table-cell>
          <table:table-cell table:style-name="ce21" table:formula="of:=[.CV11]" office:value-type="float" office:value="0.003560612">
            <text:p>3.56E-003</text:p>
          </table:table-cell>
          <table:table-cell table:style-name="ce21" table:formula="of:=[.CW11]" office:value-type="float" office:value="0.010115786">
            <text:p>1.01E-002</text:p>
          </table:table-cell>
          <table:table-cell table:style-name="ce21" table:formula="of:=[.CX11]" office:value-type="float" office:value="0.0260908">
            <text:p>2.61E-002</text:p>
          </table:table-cell>
          <table:table-cell table:style-name="ce21" table:formula="of:=[.CY11]" office:value-type="float" office:value="0.006948596">
            <text:p>6.95E-003</text:p>
          </table:table-cell>
          <table:table-cell table:style-name="ce21" table:formula="of:=[.CZ11]" office:value-type="float" office:value="0.00267295">
            <text:p>2.67E-003</text:p>
          </table:table-cell>
          <table:table-cell table:style-name="ce21" table:formula="of:=[.DA11]" office:value-type="float" office:value="0.006066528">
            <text:p>6.07E-003</text:p>
          </table:table-cell>
          <table:table-cell table:style-name="ce21" table:formula="of:=[.DB11]" office:value-type="float" office:value="0.006541542">
            <text:p>6.54E-003</text:p>
          </table:table-cell>
          <table:table-cell table:style-name="ce21" table:formula="of:=[.DC11]" office:value-type="float" office:value="0.003024494">
            <text:p>3.02E-003</text:p>
          </table:table-cell>
          <table:table-cell table:style-name="ce21" table:formula="of:=[.DD11]" office:value-type="float" office:value="0.010237868">
            <text:p>1.02E-002</text:p>
          </table:table-cell>
          <table:table-cell table:style-name="ce21" table:formula="of:=[.DE11]" office:value-type="float" office:value="0.008574752">
            <text:p>8.57E-003</text:p>
          </table:table-cell>
          <table:table-cell table:style-name="ce21" table:formula="of:=[.DF11]" office:value-type="float" office:value="0.005817482">
            <text:p>5.82E-003</text:p>
          </table:table-cell>
          <table:table-cell table:style-name="ce21" table:formula="of:=[.DG11]" office:value-type="float" office:value="0.0348198">
            <text:p>3.48E-002</text:p>
          </table:table-cell>
          <table:table-cell table:style-name="ce21" table:formula="of:=[.DH11]" office:value-type="float" office:value="0.02145928">
            <text:p>2.15E-002</text:p>
          </table:table-cell>
          <table:table-cell table:style-name="ce21" table:number-columns-repeated="996"/>
        </table:table-row>
        <table:table-row table:style-name="ro1">
          <table:table-cell table:style-name="ce13" office:value-type="float" office:value="0.25">
            <text:p>2.50E-001</text:p>
          </table:table-cell>
          <table:table-cell table:style-name="ce20" table:formula="of:=[.DJ11]" office:value-type="float" office:value="0.00770119">
            <text:p>7.70E-003</text:p>
          </table:table-cell>
          <table:table-cell table:style-name="ce20" table:formula="of:=[.DK11]" office:value-type="float" office:value="0.02015934">
            <text:p>2.02E-002</text:p>
          </table:table-cell>
          <table:table-cell table:style-name="ce20" table:formula="of:=[.DL11]" office:value-type="float" office:value="0.011664">
            <text:p>1.17E-002</text:p>
          </table:table-cell>
          <table:table-cell table:style-name="ce20" table:formula="of:=[.DM11]" office:value-type="float" office:value="0.01559654">
            <text:p>1.56E-002</text:p>
          </table:table-cell>
          <table:table-cell table:style-name="ce20" table:formula="of:=[.DN11]" office:value-type="float" office:value="0.0646925">
            <text:p>6.47E-002</text:p>
          </table:table-cell>
          <table:table-cell table:style-name="ce20" table:formula="of:=[.DO11]" office:value-type="float" office:value="0.02747726">
            <text:p>2.75E-002</text:p>
          </table:table-cell>
          <table:table-cell table:style-name="ce20" table:formula="of:=[.DP11]" office:value-type="float" office:value="0.10349046">
            <text:p>1.03E-001</text:p>
          </table:table-cell>
          <table:table-cell table:style-name="ce20" table:formula="of:=[.DQ11]" office:value-type="float" office:value="0.5600114">
            <text:p>5.60E-001</text:p>
          </table:table-cell>
          <table:table-cell table:style-name="ce20" table:formula="of:=[.DR11]" office:value-type="float" office:value="0.1602656">
            <text:p>1.60E-001</text:p>
          </table:table-cell>
          <table:table-cell table:style-name="ce20" table:formula="of:=[.DS11]" office:value-type="float" office:value="0.003872282">
            <text:p>3.87E-003</text:p>
          </table:table-cell>
          <table:table-cell table:style-name="ce20" table:formula="of:=[.DT11]" office:value-type="float" office:value="0.007598774">
            <text:p>7.60E-003</text:p>
          </table:table-cell>
          <table:table-cell table:style-name="ce20" table:formula="of:=[.DU11]" office:value-type="float" office:value="0.002862276">
            <text:p>2.86E-003</text:p>
          </table:table-cell>
          <table:table-cell table:style-name="ce20" table:formula="of:=[.DV11]" office:value-type="float" office:value="0.00515322">
            <text:p>5.15E-003</text:p>
          </table:table-cell>
          <table:table-cell table:style-name="ce20" table:formula="of:=[.DW11]" office:value-type="float" office:value="0.01184464">
            <text:p>1.18E-002</text:p>
          </table:table-cell>
          <table:table-cell table:style-name="ce20" table:formula="of:=[.DX11]" office:value-type="float" office:value="0.003554698">
            <text:p>3.55E-003</text:p>
          </table:table-cell>
          <table:table-cell table:style-name="ce20" table:formula="of:=[.DY11]" office:value-type="float" office:value="0.011532214">
            <text:p>1.15E-002</text:p>
          </table:table-cell>
          <table:table-cell table:style-name="ce20" table:formula="of:=[.DZ11]" office:value-type="float" office:value="0.03148322">
            <text:p>3.15E-002</text:p>
          </table:table-cell>
          <table:table-cell table:style-name="ce20" table:formula="of:=[.EA11]" office:value-type="float" office:value="0.006709076">
            <text:p>6.71E-003</text:p>
          </table:table-cell>
          <table:table-cell table:style-name="ce20" table:formula="of:=[.EB11]" office:value-type="float" office:value="0.002771278">
            <text:p>2.77E-003</text:p>
          </table:table-cell>
          <table:table-cell table:style-name="ce20" table:formula="of:=[.EC11]" office:value-type="float" office:value="0.006207862">
            <text:p>6.21E-003</text:p>
          </table:table-cell>
          <table:table-cell table:style-name="ce20" table:formula="of:=[.ED11]" office:value-type="float" office:value="0.006968666">
            <text:p>6.97E-003</text:p>
          </table:table-cell>
          <table:table-cell table:style-name="ce20" table:formula="of:=[.EE11]" office:value-type="float" office:value="0.003164038">
            <text:p>3.16E-003</text:p>
          </table:table-cell>
          <table:table-cell table:style-name="ce20" table:formula="of:=[.EF11]" office:value-type="float" office:value="0.010398646">
            <text:p>1.04E-002</text:p>
          </table:table-cell>
          <table:table-cell table:style-name="ce20" table:formula="of:=[.EG11]" office:value-type="float" office:value="0.008972798">
            <text:p>8.97E-003</text:p>
          </table:table-cell>
          <table:table-cell table:style-name="ce20" table:formula="of:=[.EH11]" office:value-type="float" office:value="0.005896632">
            <text:p>5.90E-003</text:p>
          </table:table-cell>
          <table:table-cell table:style-name="ce20" table:formula="of:=[.EI11]" office:value-type="float" office:value="0.03534402">
            <text:p>3.53E-002</text:p>
          </table:table-cell>
          <table:table-cell table:style-name="ce20" table:formula="of:=[.EJ11]" office:value-type="float" office:value="0.02056634">
            <text:p>2.06E-002</text:p>
          </table:table-cell>
          <table:table-cell table:style-name="ce21" table:number-columns-repeated="996"/>
        </table:table-row>
        <table:table-row table:style-name="ro2">
          <table:table-cell table:style-name="ce5" office:value-type="float" office:value="0.3">
            <text:p>3.00E-001</text:p>
          </table:table-cell>
          <table:table-cell table:style-name="ce25" table:formula="of:=[.EL11]" office:value-type="float" office:value="0.007800288">
            <text:p>7.80E-003</text:p>
          </table:table-cell>
          <table:table-cell table:style-name="ce25" table:formula="of:=[.EM11]" office:value-type="float" office:value="0.01972748">
            <text:p>1.97E-002</text:p>
          </table:table-cell>
          <table:table-cell table:style-name="ce25" table:formula="of:=[.EN11]" office:value-type="float" office:value="0.01178318">
            <text:p>1.18E-002</text:p>
          </table:table-cell>
          <table:table-cell table:style-name="ce25" table:formula="of:=[.EO11]" office:value-type="float" office:value="0.0155831">
            <text:p>1.56E-002</text:p>
          </table:table-cell>
          <table:table-cell table:style-name="ce25" table:formula="of:=[.EP11]" office:value-type="float" office:value="0.06314854">
            <text:p>6.31E-002</text:p>
          </table:table-cell>
          <table:table-cell table:style-name="ce25" table:formula="of:=[.EQ11]" office:value-type="float" office:value="0.02758878">
            <text:p>2.76E-002</text:p>
          </table:table-cell>
          <table:table-cell table:style-name="ce25" table:formula="of:=[.ER11]" office:value-type="float" office:value="0.10315466">
            <text:p>1.03E-001</text:p>
          </table:table-cell>
          <table:table-cell table:style-name="ce25" table:formula="of:=[.ES11]" office:value-type="float" office:value="0.5487016">
            <text:p>5.49E-001</text:p>
          </table:table-cell>
          <table:table-cell table:style-name="ce25" table:formula="of:=[.ET11]" office:value-type="float" office:value="0.1635194">
            <text:p>1.64E-001</text:p>
          </table:table-cell>
          <table:table-cell table:style-name="ce25" table:formula="of:=[.EU11]" office:value-type="float" office:value="0.004004768">
            <text:p>4.00E-003</text:p>
          </table:table-cell>
          <table:table-cell table:style-name="ce25" table:formula="of:=[.EV11]" office:value-type="float" office:value="0.006600766">
            <text:p>6.60E-003</text:p>
          </table:table-cell>
          <table:table-cell table:style-name="ce25" table:formula="of:=[.EW11]" office:value-type="float" office:value="0.002878662">
            <text:p>2.88E-003</text:p>
          </table:table-cell>
          <table:table-cell table:style-name="ce25" table:formula="of:=[.EX11]" office:value-type="float" office:value="0.005261704">
            <text:p>5.26E-003</text:p>
          </table:table-cell>
          <table:table-cell table:style-name="ce25" table:formula="of:=[.EY11]" office:value-type="float" office:value="0.009511082">
            <text:p>9.51E-003</text:p>
          </table:table-cell>
          <table:table-cell table:style-name="ce25" table:formula="of:=[.EZ11]" office:value-type="float" office:value="0.003527354">
            <text:p>3.53E-003</text:p>
          </table:table-cell>
          <table:table-cell table:style-name="ce25" table:formula="of:=[.FA11]" office:value-type="float" office:value="0.01045469">
            <text:p>1.05E-002</text:p>
          </table:table-cell>
          <table:table-cell table:style-name="ce25" table:formula="of:=[.FB11]" office:value-type="float" office:value="0.02270944">
            <text:p>2.27E-002</text:p>
          </table:table-cell>
          <table:table-cell table:style-name="ce25" table:formula="of:=[.FC11]" office:value-type="float" office:value="0.00711522">
            <text:p>7.12E-003</text:p>
          </table:table-cell>
          <table:table-cell table:style-name="ce25" table:formula="of:=[.FD11]" office:value-type="float" office:value="0.003093006">
            <text:p>3.09E-003</text:p>
          </table:table-cell>
          <table:table-cell table:style-name="ce25" table:formula="of:=[.FE11]" office:value-type="float" office:value="0.006722324">
            <text:p>6.72E-003</text:p>
          </table:table-cell>
          <table:table-cell table:style-name="ce25" table:formula="of:=[.FF11]" office:value-type="float" office:value="0.007123448">
            <text:p>7.12E-003</text:p>
          </table:table-cell>
          <table:table-cell table:style-name="ce25" table:formula="of:=[.FG11]" office:value-type="float" office:value="0.003470168">
            <text:p>3.47E-003</text:p>
          </table:table-cell>
          <table:table-cell table:style-name="ce25" table:formula="of:=[.FH11]" office:value-type="float" office:value="0.011136504">
            <text:p>1.11E-002</text:p>
          </table:table-cell>
          <table:table-cell table:style-name="ce25" table:formula="of:=[.FI11]" office:value-type="float" office:value="0.009357">
            <text:p>9.36E-003</text:p>
          </table:table-cell>
          <table:table-cell table:style-name="ce25" table:formula="of:=[.FJ11]" office:value-type="float" office:value="0.00640625">
            <text:p>6.41E-003</text:p>
          </table:table-cell>
          <table:table-cell table:style-name="ce25" table:formula="of:=[.FK11]" office:value-type="float" office:value="0.0372948">
            <text:p>3.73E-002</text:p>
          </table:table-cell>
          <table:table-cell table:style-name="ce25" table:formula="of:=[.FL11]" office:value-type="float" office:value="0.02420382">
            <text:p>2.42E-002</text:p>
          </table:table-cell>
          <table:table-cell table:style-name="ce21" table:number-columns-repeated="996"/>
        </table:table-row>
        <table:table-row table:style-name="ro1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/>
          <table:table-cell table:style-name="ce42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1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5"/>
          <table:table-cell table:style-name="ce20" table:number-columns-repeated="8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ce16"/>
          <table:table-cell/>
          <table:table-cell table:style-name="ce28" table:number-columns-repeated="6"/>
          <table:table-cell/>
          <table:table-cell table:style-name="ce40" table:number-columns-spanned="3" table:number-rows-spanned="1"/>
          <table:covered-table-cell table:style-name="ce43"/>
          <table:covered-table-cell table:style-name="ce43"/>
          <table:table-cell table:style-name="ce30"/>
          <table:table-cell table:style-name="ce40" table:number-columns-spanned="3" table:number-rows-spanned="1"/>
          <table:covered-table-cell table:style-name="ce43"/>
          <table:covered-table-cell table:style-name="ce43"/>
          <table:table-cell table:number-columns-repeated="1007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>
            <draw:frame table:end-cell-address="Sheet1.E53" table:end-x="0.6724in" table:end-y="0.1764in" draw:z-index="0" draw:style-name="gr1" svg:width="3.1091in" svg:height="3.2524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2" table:number-rows-repeated="7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6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47in" draw:z-index="7" draw:style-name="gr1" svg:width="3.5012in" svg:height="3.2575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4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 table:number-columns-repeated="2"/>
          <table:table-cell table:style-name="ce21"/>
          <table:table-cell table:style-name="Default">
            <draw:frame table:end-cell-address="Sheet1.K91" table:end-x="0.5791in" table:end-y="0.0059in" draw:z-index="6" draw:style-name="gr1" svg:width="4.6591in" svg:height="3.1213in" svg:x="0.2921in" svg:y="0.0724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3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08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6T08:05:48</dc:date>
    <meta:editing-duration>PT08H48M20S</meta:editing-duration>
    <meta:editing-cycles>71</meta:editing-cycles>
    <meta:generator>OpenOffice.org/3.1$Linux OpenOffice.org_project/310m21$Build-9319</meta:generator>
    <meta:document-statistic meta:table-count="3" meta:cell-count="156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3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8359">
                <text:p text:id="Sheet1.C20:Sheet1.C26">0.018359</text:p>
              </table:table-cell>
              <table:table-cell office:value-type="float" office:value="0.062562">
                <text:p text:id="Sheet1.F20:Sheet1.F26">0.062562</text:p>
              </table:table-cell>
              <table:table-cell office:value-type="float" office:value="0.542275">
                <text:p text:id="Sheet1.I20:Sheet1.I26">0.5422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884312">
                <text:p>0.01884312</text:p>
              </table:table-cell>
              <table:table-cell office:value-type="float" office:value="0.06207976">
                <text:p>0.06207976</text:p>
              </table:table-cell>
              <table:table-cell office:value-type="float" office:value="0.5389446">
                <text:p>0.5389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909732">
                <text:p>0.01909732</text:p>
              </table:table-cell>
              <table:table-cell office:value-type="float" office:value="0.06258306">
                <text:p>0.06258306</text:p>
              </table:table-cell>
              <table:table-cell office:value-type="float" office:value="0.5464814">
                <text:p>0.5464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916786">
                <text:p>0.01916786</text:p>
              </table:table-cell>
              <table:table-cell office:value-type="float" office:value="0.06315854">
                <text:p>0.06315854</text:p>
              </table:table-cell>
              <table:table-cell office:value-type="float" office:value="0.5526416">
                <text:p>0.5526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947502">
                <text:p>0.01947502</text:p>
              </table:table-cell>
              <table:table-cell office:value-type="float" office:value="0.06507476">
                <text:p>0.06507476</text:p>
              </table:table-cell>
              <table:table-cell office:value-type="float" office:value="0.569194">
                <text:p>0.569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015934">
                <text:p>0.02015934</text:p>
              </table:table-cell>
              <table:table-cell office:value-type="float" office:value="0.0646925">
                <text:p>0.0646925</text:p>
              </table:table-cell>
              <table:table-cell office:value-type="float" office:value="0.5600114">
                <text:p>0.5600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972748">
                <text:p>0.01972748</text:p>
              </table:table-cell>
              <table:table-cell office:value-type="float" office:value="0.06314854">
                <text:p>0.06314854</text:p>
              </table:table-cell>
              <table:table-cell office:value-type="float" office:value="0.5487016">
                <text:p>0.5487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69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16276">
                <text:p text:id="Sheet1.D20:Sheet1.D26">0.0116276</text:p>
              </table:table-cell>
              <table:table-cell office:value-type="float" office:value="0.0350083">
                <text:p text:id="Sheet1.G20:Sheet1.G26">0.0350083</text:p>
              </table:table-cell>
              <table:table-cell office:value-type="float" office:value="0.327989">
                <text:p text:id="Sheet1.J20:Sheet1.J26">0.3279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11151">
                <text:p>0.0111151</text:p>
              </table:table-cell>
              <table:table-cell office:value-type="float" office:value="0.03155018">
                <text:p>0.03155018</text:p>
              </table:table-cell>
              <table:table-cell office:value-type="float" office:value="0.2575972">
                <text:p>0.2575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0653">
                <text:p>0.010653</text:p>
              </table:table-cell>
              <table:table-cell office:value-type="float" office:value="0.02695412">
                <text:p>0.02695412</text:p>
              </table:table-cell>
              <table:table-cell office:value-type="float" office:value="0.1532634">
                <text:p>0.1532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081908">
                <text:p>0.01081908</text:p>
              </table:table-cell>
              <table:table-cell office:value-type="float" office:value="0.02691492">
                <text:p>0.02691492</text:p>
              </table:table-cell>
              <table:table-cell office:value-type="float" office:value="0.1556486">
                <text:p>0.1556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149294">
                <text:p>0.01149294</text:p>
              </table:table-cell>
              <table:table-cell office:value-type="float" office:value="0.02847206">
                <text:p>0.02847206</text:p>
              </table:table-cell>
              <table:table-cell office:value-type="float" office:value="0.1910602">
                <text:p>0.1910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1664">
                <text:p>0.011664</text:p>
              </table:table-cell>
              <table:table-cell office:value-type="float" office:value="0.02747726">
                <text:p>0.02747726</text:p>
              </table:table-cell>
              <table:table-cell office:value-type="float" office:value="0.1602656">
                <text:p>0.1602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78318">
                <text:p>0.01178318</text:p>
              </table:table-cell>
              <table:table-cell office:value-type="float" office:value="0.02758878">
                <text:p>0.02758878</text:p>
              </table:table-cell>
              <table:table-cell office:value-type="float" office:value="0.1635194">
                <text:p>0.16351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93907">
                <text:p text:id="Sheet1.L20:Sheet1.L26">0.00693907</text:p>
              </table:table-cell>
              <table:table-cell office:value-type="float" office:value="0.0117754">
                <text:p text:id="Sheet1.O20:Sheet1.O26">0.0117754</text:p>
              </table:table-cell>
              <table:table-cell office:value-type="float" office:value="0.0323445">
                <text:p text:id="Sheet1.R20:Sheet1.R26">0.0323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5898">
                <text:p>0.0065898</text:p>
              </table:table-cell>
              <table:table-cell office:value-type="float" office:value="0.01163246">
                <text:p>0.01163246</text:p>
              </table:table-cell>
              <table:table-cell office:value-type="float" office:value="0.03132232">
                <text:p>0.03132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330396">
                <text:p>0.006330396</text:p>
              </table:table-cell>
              <table:table-cell office:value-type="float" office:value="0.011129254">
                <text:p>0.011129254</text:p>
              </table:table-cell>
              <table:table-cell office:value-type="float" office:value="0.02944742">
                <text:p>0.02944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01856">
                <text:p>0.00601856</text:p>
              </table:table-cell>
              <table:table-cell office:value-type="float" office:value="0.009021276">
                <text:p>0.009021276</text:p>
              </table:table-cell>
              <table:table-cell office:value-type="float" office:value="0.02308538">
                <text:p>0.0230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654272">
                <text:p>0.006654272</text:p>
              </table:table-cell>
              <table:table-cell office:value-type="float" office:value="0.009896176">
                <text:p>0.009896176</text:p>
              </table:table-cell>
              <table:table-cell office:value-type="float" office:value="0.0260908">
                <text:p>0.0260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7598774">
                <text:p>0.007598774</text:p>
              </table:table-cell>
              <table:table-cell office:value-type="float" office:value="0.01184464">
                <text:p>0.01184464</text:p>
              </table:table-cell>
              <table:table-cell office:value-type="float" office:value="0.03148322">
                <text:p>0.03148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6600766">
                <text:p>0.006600766</text:p>
              </table:table-cell>
              <table:table-cell office:value-type="float" office:value="0.009511082">
                <text:p>0.009511082</text:p>
              </table:table-cell>
              <table:table-cell office:value-type="float" office:value="0.02270944">
                <text:p>0.022709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3cm" chart:class="chart:scatter" chart:style-name="ch1">
        <chart:title svg:x="2.639cm" svg:y="0.166cm" chart:style-name="ch2">
          <text:p>whole domain</text:p>
        </chart:title>
        <chart:legend chart:legend-position="top" svg:x="3.285cm" svg:y="0.664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31cm" svg:y="0.605cm" svg:width="7.421cm" svg:height="7.673cm">
          <chart:axis chart:dimension="x" chart:name="primary-x" chart:style-name="ch5">
            <chart:title svg:x="2.917cm" svg:y="7.857cm" chart:style-name="ch6">
              <text:p>perturbation factor</text:p>
            </chart:title>
          </chart:axis>
          <chart:axis chart:dimension="y" chart:name="primary-y" chart:style-name="ch7">
            <chart:title svg:x="0.275cm" svg:y="8.236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63443">
                <text:p text:id="Sheet1.B20:Sheet1.B26">0.00663443</text:p>
              </table:table-cell>
              <table:table-cell office:value-type="float" office:value="0.0134111">
                <text:p text:id="Sheet1.E20:Sheet1.E26">0.0134111</text:p>
              </table:table-cell>
              <table:table-cell office:value-type="float" office:value="0.0673146">
                <text:p text:id="Sheet1.H20:Sheet1.H26">0.0673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795254">
                <text:p>0.006795254</text:p>
              </table:table-cell>
              <table:table-cell office:value-type="float" office:value="0.01431084">
                <text:p>0.01431084</text:p>
              </table:table-cell>
              <table:table-cell office:value-type="float" office:value="0.08865002">
                <text:p>0.08865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068814">
                <text:p>0.007068814</text:p>
              </table:table-cell>
              <table:table-cell office:value-type="float" office:value="0.01525492">
                <text:p>0.01525492</text:p>
              </table:table-cell>
              <table:table-cell office:value-type="float" office:value="0.1083972">
                <text:p>0.1083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029024">
                <text:p>0.007029024</text:p>
              </table:table-cell>
              <table:table-cell office:value-type="float" office:value="0.01514236">
                <text:p>0.01514236</text:p>
              </table:table-cell>
              <table:table-cell office:value-type="float" office:value="0.105515">
                <text:p>0.105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21705">
                <text:p>0.00721705</text:p>
              </table:table-cell>
              <table:table-cell office:value-type="float" office:value="0.01508464">
                <text:p>0.01508464</text:p>
              </table:table-cell>
              <table:table-cell office:value-type="float" office:value="0.0991697">
                <text:p>0.099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770119">
                <text:p>0.00770119</text:p>
              </table:table-cell>
              <table:table-cell office:value-type="float" office:value="0.01559654">
                <text:p>0.01559654</text:p>
              </table:table-cell>
              <table:table-cell office:value-type="float" office:value="0.10349046">
                <text:p>0.10349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7800288">
                <text:p>0.007800288</text:p>
              </table:table-cell>
              <table:table-cell office:value-type="float" office:value="0.0155831">
                <text:p>0.0155831</text:p>
              </table:table-cell>
              <table:table-cell office:value-type="float" office:value="0.10315466">
                <text:p>0.103154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61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5cm" svg:width="11.022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346434">
                <text:p text:id="Sheet1.K20:Sheet1.K26">0.00346434</text:p>
              </table:table-cell>
              <table:table-cell office:value-type="float" office:value="0.00494648">
                <text:p text:id="Sheet1.N20:Sheet1.N26">0.00494648</text:p>
              </table:table-cell>
              <table:table-cell office:value-type="float" office:value="0.0113471">
                <text:p text:id="Sheet1.Q20:Sheet1.Q26">0.0113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545868">
                <text:p>0.003545868</text:p>
              </table:table-cell>
              <table:table-cell office:value-type="float" office:value="0.004963944">
                <text:p>0.004963944</text:p>
              </table:table-cell>
              <table:table-cell office:value-type="float" office:value="0.010624324">
                <text:p>0.010624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467386">
                <text:p>0.003467386</text:p>
              </table:table-cell>
              <table:table-cell office:value-type="float" office:value="0.004936946">
                <text:p>0.004936946</text:p>
              </table:table-cell>
              <table:table-cell office:value-type="float" office:value="0.010621358">
                <text:p>0.010621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197434">
                <text:p>0.003197434</text:p>
              </table:table-cell>
              <table:table-cell office:value-type="float" office:value="0.004363236">
                <text:p>0.004363236</text:p>
              </table:table-cell>
              <table:table-cell office:value-type="float" office:value="0.009264528">
                <text:p>0.009264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296376">
                <text:p>0.003296376</text:p>
              </table:table-cell>
              <table:table-cell office:value-type="float" office:value="0.00469647">
                <text:p>0.00469647</text:p>
              </table:table-cell>
              <table:table-cell office:value-type="float" office:value="0.010115786">
                <text:p>0.010115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872282">
                <text:p>0.003872282</text:p>
              </table:table-cell>
              <table:table-cell office:value-type="float" office:value="0.00515322">
                <text:p>0.00515322</text:p>
              </table:table-cell>
              <table:table-cell office:value-type="float" office:value="0.011532214">
                <text:p>0.011532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004768">
                <text:p>0.004004768</text:p>
              </table:table-cell>
              <table:table-cell office:value-type="float" office:value="0.005261704">
                <text:p>0.005261704</text:p>
              </table:table-cell>
              <table:table-cell office:value-type="float" office:value="0.01045469">
                <text:p>0.010454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67985">
                <text:p text:id="Sheet1.T20:Sheet1.T26">0.00267985</text:p>
              </table:table-cell>
              <table:table-cell office:value-type="float" office:value="0.00297591">
                <text:p text:id="Sheet1.W20:Sheet1.W26">0.00297591</text:p>
              </table:table-cell>
              <table:table-cell office:value-type="float" office:value="0.00541303">
                <text:p text:id="Sheet1.Z20:Sheet1.Z26">0.005413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414784">
                <text:p>0.002414784</text:p>
              </table:table-cell>
              <table:table-cell office:value-type="float" office:value="0.002759018">
                <text:p>0.002759018</text:p>
              </table:table-cell>
              <table:table-cell office:value-type="float" office:value="0.005218732">
                <text:p>0.005218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533258">
                <text:p>0.002533258</text:p>
              </table:table-cell>
              <table:table-cell office:value-type="float" office:value="0.002853084">
                <text:p>0.002853084</text:p>
              </table:table-cell>
              <table:table-cell office:value-type="float" office:value="0.005231186">
                <text:p>0.005231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2589716">
                <text:p>0.002589716</text:p>
              </table:table-cell>
              <table:table-cell office:value-type="float" office:value="0.002941664">
                <text:p>0.002941664</text:p>
              </table:table-cell>
              <table:table-cell office:value-type="float" office:value="0.005482118">
                <text:p>0.005482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267295">
                <text:p>0.00267295</text:p>
              </table:table-cell>
              <table:table-cell office:value-type="float" office:value="0.003024494">
                <text:p>0.003024494</text:p>
              </table:table-cell>
              <table:table-cell office:value-type="float" office:value="0.005817482">
                <text:p>0.005817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2771278">
                <text:p>0.002771278</text:p>
              </table:table-cell>
              <table:table-cell office:value-type="float" office:value="0.003164038">
                <text:p>0.003164038</text:p>
              </table:table-cell>
              <table:table-cell office:value-type="float" office:value="0.005896632">
                <text:p>0.005896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3093006">
                <text:p>0.003093006</text:p>
              </table:table-cell>
              <table:table-cell office:value-type="float" office:value="0.003470168">
                <text:p>0.003470168</text:p>
              </table:table-cell>
              <table:table-cell office:value-type="float" office:value="0.00640625">
                <text:p>0.00640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44393">
                <text:p text:id="Sheet1.M20:Sheet1.M26">0.00244393</text:p>
              </table:table-cell>
              <table:table-cell office:value-type="float" office:value="0.00347313">
                <text:p text:id="Sheet1.P20:Sheet1.P26">0.00347313</text:p>
              </table:table-cell>
              <table:table-cell office:value-type="float" office:value="0.00779153">
                <text:p text:id="Sheet1.S20:Sheet1.S26">0.007791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450922">
                <text:p>0.002450922</text:p>
              </table:table-cell>
              <table:table-cell office:value-type="float" office:value="0.003341754">
                <text:p>0.003341754</text:p>
              </table:table-cell>
              <table:table-cell office:value-type="float" office:value="0.00674677">
                <text:p>0.00674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452482">
                <text:p>0.002452482</text:p>
              </table:table-cell>
              <table:table-cell office:value-type="float" office:value="0.00334646">
                <text:p>0.00334646</text:p>
              </table:table-cell>
              <table:table-cell office:value-type="float" office:value="0.006682338">
                <text:p>0.006682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2597596">
                <text:p>0.002597596</text:p>
              </table:table-cell>
              <table:table-cell office:value-type="float" office:value="0.003522598">
                <text:p>0.003522598</text:p>
              </table:table-cell>
              <table:table-cell office:value-type="float" office:value="0.007304818">
                <text:p>0.00730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2949444">
                <text:p>0.002949444</text:p>
              </table:table-cell>
              <table:table-cell office:value-type="float" office:value="0.003560612">
                <text:p>0.003560612</text:p>
              </table:table-cell>
              <table:table-cell office:value-type="float" office:value="0.006948596">
                <text:p>0.006948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2862276">
                <text:p>0.002862276</text:p>
              </table:table-cell>
              <table:table-cell office:value-type="float" office:value="0.003554698">
                <text:p>0.003554698</text:p>
              </table:table-cell>
              <table:table-cell office:value-type="float" office:value="0.006709076">
                <text:p>0.006709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2878662">
                <text:p>0.002878662</text:p>
              </table:table-cell>
              <table:table-cell office:value-type="float" office:value="0.003527354">
                <text:p>0.003527354</text:p>
              </table:table-cell>
              <table:table-cell office:value-type="float" office:value="0.00711522">
                <text:p>0.007115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63977">
                <text:p text:id="Sheet1.U20:Sheet1.U26">0.00663977</text:p>
              </table:table-cell>
              <table:table-cell office:value-type="float" office:value="0.0109877">
                <text:p text:id="Sheet1.X20:Sheet1.X26">0.0109877</text:p>
              </table:table-cell>
              <table:table-cell office:value-type="float" office:value="0.0370152">
                <text:p text:id="Sheet1.AA20:Sheet1.AA26">0.03701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943824">
                <text:p>0.005943824</text:p>
              </table:table-cell>
              <table:table-cell office:value-type="float" office:value="0.009940466">
                <text:p>0.009940466</text:p>
              </table:table-cell>
              <table:table-cell office:value-type="float" office:value="0.0341504">
                <text:p>0.0341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969886">
                <text:p>0.005969886</text:p>
              </table:table-cell>
              <table:table-cell office:value-type="float" office:value="0.010280892">
                <text:p>0.010280892</text:p>
              </table:table-cell>
              <table:table-cell office:value-type="float" office:value="0.03578118">
                <text:p>0.03578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941974">
                <text:p>0.005941974</text:p>
              </table:table-cell>
              <table:table-cell office:value-type="float" office:value="0.009893642">
                <text:p>0.009893642</text:p>
              </table:table-cell>
              <table:table-cell office:value-type="float" office:value="0.03343124">
                <text:p>0.03343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066528">
                <text:p>0.006066528</text:p>
              </table:table-cell>
              <table:table-cell office:value-type="float" office:value="0.010237868">
                <text:p>0.010237868</text:p>
              </table:table-cell>
              <table:table-cell office:value-type="float" office:value="0.0348198">
                <text:p>0.0348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6207862">
                <text:p>0.006207862</text:p>
              </table:table-cell>
              <table:table-cell office:value-type="float" office:value="0.010398646">
                <text:p>0.010398646</text:p>
              </table:table-cell>
              <table:table-cell office:value-type="float" office:value="0.03534402">
                <text:p>0.03534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6722324">
                <text:p>0.006722324</text:p>
              </table:table-cell>
              <table:table-cell office:value-type="float" office:value="0.011136504">
                <text:p>0.011136504</text:p>
              </table:table-cell>
              <table:table-cell office:value-type="float" office:value="0.0372948">
                <text:p>0.03729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6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39856">
                <text:p text:id="Sheet1.V20:Sheet1.V26">0.00539856</text:p>
              </table:table-cell>
              <table:table-cell office:value-type="float" office:value="0.00750273">
                <text:p text:id="Sheet1.Y20:Sheet1.Y26">0.00750273</text:p>
              </table:table-cell>
              <table:table-cell office:value-type="float" office:value="0.0198198">
                <text:p text:id="Sheet1.AB20:Sheet1.AB26">0.01981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426684">
                <text:p>0.005426684</text:p>
              </table:table-cell>
              <table:table-cell office:value-type="float" office:value="0.007657688">
                <text:p>0.007657688</text:p>
              </table:table-cell>
              <table:table-cell office:value-type="float" office:value="0.02022152">
                <text:p>0.02022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65099">
                <text:p>0.00565099</text:p>
              </table:table-cell>
              <table:table-cell office:value-type="float" office:value="0.007812672">
                <text:p>0.007812672</text:p>
              </table:table-cell>
              <table:table-cell office:value-type="float" office:value="0.02068714">
                <text:p>0.02068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024694">
                <text:p>0.006024694</text:p>
              </table:table-cell>
              <table:table-cell office:value-type="float" office:value="0.008072536">
                <text:p>0.008072536</text:p>
              </table:table-cell>
              <table:table-cell office:value-type="float" office:value="0.0200324">
                <text:p>0.02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541542">
                <text:p>0.006541542</text:p>
              </table:table-cell>
              <table:table-cell office:value-type="float" office:value="0.008574752">
                <text:p>0.008574752</text:p>
              </table:table-cell>
              <table:table-cell office:value-type="float" office:value="0.02145928">
                <text:p>0.02145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6968666">
                <text:p>0.006968666</text:p>
              </table:table-cell>
              <table:table-cell office:value-type="float" office:value="0.008972798">
                <text:p>0.008972798</text:p>
              </table:table-cell>
              <table:table-cell office:value-type="float" office:value="0.02056634">
                <text:p>0.02056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7123448">
                <text:p>0.007123448</text:p>
              </table:table-cell>
              <table:table-cell office:value-type="float" office:value="0.009357">
                <text:p>0.009357</text:p>
              </table:table-cell>
              <table:table-cell office:value-type="float" office:value="0.02420382">
                <text:p>0.024203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